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8.3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1.504cm" fo:break-before="auto" style:use-optimal-row-height="true"/>
    </style:style>
    <style:style style:name="ro3" style:family="table-row">
      <style:table-row-properties style:row-height="11.899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26.114cm" fo:break-before="auto" style:use-optimal-row-height="true"/>
    </style:style>
    <style:style style:name="ro6" style:family="table-row">
      <style:table-row-properties style:row-height="24.931cm" fo:break-before="auto" style:use-optimal-row-height="true"/>
    </style:style>
    <style:style style:name="ro7" style:family="table-row">
      <style:table-row-properties style:row-height="25.326cm" fo:break-before="auto" style:use-optimal-row-height="true"/>
    </style:style>
    <style:style style:name="ro8" style:family="table-row">
      <style:table-row-properties style:row-height="61.288cm" fo:break-before="auto" style:use-optimal-row-height="true"/>
    </style:style>
    <style:style style:name="ro9" style:family="table-row">
      <style:table-row-properties style:row-height="15.849cm" fo:break-before="auto" style:use-optimal-row-height="true"/>
    </style:style>
    <style:style style:name="ro10" style:family="table-row">
      <style:table-row-properties style:row-height="30.854cm" fo:break-before="auto" style:use-optimal-row-height="true"/>
    </style:style>
    <style:style style:name="ro11" style:family="table-row">
      <style:table-row-properties style:row-height="9.529cm" fo:break-before="auto" style:use-optimal-row-height="true"/>
    </style:style>
    <style:style style:name="ro12" style:family="table-row">
      <style:table-row-properties style:row-height="29.275cm" fo:break-before="auto" style:use-optimal-row-height="true"/>
    </style:style>
    <style:style style:name="ro13" style:family="table-row">
      <style:table-row-properties style:row-height="20.5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mmune </text:p>
          </table:table-cell>
          <table:table-cell table:style-name="ce3" office:value-type="string" calcext:value-type="string">
            <text:p>quartier </text:p>
          </table:table-cell>
          <table:table-cell table:style-name="ce3" office:value-type="string" calcext:value-type="string">
            <text:p>code_com </text:p>
          </table:table-cell>
          <table:table-cell table:style-name="ce3" office:value-type="string" calcext:value-type="string">
            <text:p>code_quar </text:p>
          </table:table-cell>
          <table:table-cell table:style-name="ce3" office:value-type="string" calcext:value-type="string">
            <text:p>code_post </text:p>
          </table:table-cell>
          <table:table-cell table:style-name="ce3" office:value-type="string" calcext:value-type="string">
            <text:p>geo_point_2d </text:p>
          </table:table-cell>
          <table:table-cell table:style-name="ce3" office:value-type="string" calcext:value-type="string">
            <text:p>geo_shape </text:p>
          </table:table-cell>
        </table:table-row>
        <table:table-row table:style-name="ro2">
          <table:table-cell office:value-type="string" calcext:value-type="string">
            <text:p>Lille </text:p>
          </table:table-cell>
          <table:table-cell office:value-type="string" calcext:value-type="string">
            <text:p>Lille-Moulins 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190974622, 3.07017646955 </text:p>
          </table:table-cell>
          <table:table-cell office:value-type="string" calcext:value-type="string">
            <text:p>{ "coordinates": [ [ [ 3.082533353473551, 50.61598562425556 ], [ 3.081922105250345, 50.615694232046806 ], [ 3.0818864120495, 50.615716386746165 ], [ 3.081730143365818, 50.61562504845806 ], [ 3.081627501374173, 50.61556662911309 ], [ 3.08142431529518, 50.61544699770358 ], [ 3.080668623918724, 50.6150044282644 ], [ 3.080387592312143, 50.614830083104245 ], [ 3.08022880577861, 50.614730855835035 ], [ 3.079908540059311, 50.614532124168406 ], [ 3.07978285172002, 50.61445416254938 ], [ 3.079497203837088, 50.61427346423666 ], [ 3.079317923441689, 50.61412787744705 ], [ 3.079268266328441, 50.614087559679966 ], [ 3.078594874432591, 50.61354575551135 ], [ 3.07886492998182, 50.61336769982804 ], [ 3.078587062688256, 50.61315953208894 ], [ 3.077993634795902, 50.61271700359303 ], [ 3.077685111459711, 50.612481615135266 ], [ 3.077565885521625, 50.612390571070684 ], [ 3.077521307786728, 50.61235848796987 ], [ 3.077551564805073, 50.6123419379358 ], [ 3.077361281786871, 50.61217835182871 ], [ 3.077259621955606, 50.612090347828165 ], [ 3.076816591098035, 50.61170693346899 ], [ 3.076413258093012, 50.61182535053847 ], [ 3.076416815794814, 50.611827574039 ], [ 3.075955996570706, 50.61203362565806 ], [ 3.075401266480625, 50.612212198658284 ], [ 3.075321716516161, 50.612202599318685 ], [ 3.07526854582742, 50.61218608249721 ], [ 3.075207077469635, 50.61220442785902 ], [ 3.075156248846098, 50.61222607835789 ], [ 3.075150898230322, 50.612222743063356 ], [ 3.075067820499217, 50.612212032852476 ], [ 3.0749589705066, 50.61224639042686 ], [ 3.07485959156825, 50.612323335429025 ], [ 3.074851058598695, 50.61234247432636 ], [ 3.07484786045695, 50.61236382671998 ], [ 3.074830075450007, 50.612354952636714 ], [ 3.074684297057394, 50.612397400348335 ], [ 3.074536800985284, 50.61244209255588 ], [ 3.074403363525292, 50.61248446072247 ], [ 3.074341910251087, 50.6125039274573 ], [ 3.07429627553983, 50.61251879869571 ], [ 3.073753782818594, 50.6126916759807 ], [ 3.073699349826277, 50.6127088586831 ], [ 3.073513286475096, 50.61277062419328 ], [ 3.073283350459429, 50.612847268210416 ], [ 3.072986514439515, 50.61293330263347 ], [ 3.072473486864526, 50.61307343568995 ], [ 3.072336441202487, 50.61311020358443 ], [ 3.071921823990499, 50.6132239097158 ], [ 3.071898515878555, 50.61319935989834 ], [ 3.071772079411148, 50.61323831080375 ], [ 3.071687798265012, 50.61326465492624 ], [ 3.071657951370268, 50.61327381722203 ], [ 3.071606980388139, 50.61328648279772 ], [ 3.07152613263428, 50.613307188815355 ], [ 3.070209828815744, 50.61364312157175 ], [ 3.069494565728367, 50.61382603031866 ], [ 3.069000725810224, 50.61395255961066 ], [ 3.064701628790863, 50.615030849180975 ], [ 3.063211397383645, 50.61542164958558 ], [ 3.06282183938444, 50.61556211003102 ], [ 3.062536193991215, 50.615690706453165 ], [ 3.062203965468707, 50.615655693337445 ], [ 3.061324938505984, 50.61586424964239 ], [ 3.061161477080054, 50.61590565790688 ], [ 3.060208467262306, 50.616122517152256 ], [ 3.059861794286113, 50.6161830024809 ], [ 3.059358478971838, 50.616269139181256 ], [ 3.058937705894679, 50.616328948347224 ], [ 3.058580191321993, 50.61637266188446 ], [ 3.058044692724013, 50.61643092464981 ], [ 3.057901956626475, 50.61644301715213 ], [ 3.057537281051308, 50.61648002706753 ], [ 3.05752250335105, 50.61643522424652 ], [ 3.056405201744103, 50.616522825594814 ], [ 3.056454093340748, 50.61672458593834 ], [ 3.055877929545941, 50.616777473115924 ], [ 3.055803374032564, 50.616746499782394 ], [ 3.055793401136881, 50.61667022105805 ], [ 3.055035664137181, 50.61673318340954 ], [ 3.055054453211276, 50.61681052624149 ], [ 3.054998641150411, 50.6168535208609 ], [ 3.054388943702726, 50.61690548262314 ], [ 3.053300020862442, 50.61688624705729 ], [ 3.053063592826749, 50.61688654580598 ], [ 3.052412401042084, 50.616878135205525 ], [ 3.051393762018928, 50.6168382477778 ], [ 3.050796926140463, 50.61680704686571 ], [ 3.049877222341019, 50.61677553350526 ], [ 3.049440622440331, 50.61672202277329 ], [ 3.049129553718068, 50.61668572780146 ], [ 3.048982940906622, 50.61667426250056 ], [ 3.04854201996228, 50.61668700900387 ], [ 3.048337162597945, 50.61667364516516 ], [ 3.048181719819127, 50.6166622272288 ], [ 3.048182415177048, 50.61682836279186 ], [ 3.048371153298485, 50.617181956101405 ], [ 3.048574132387472, 50.61742433155855 ], [ 3.048873002284828, 50.61758980243368 ], [ 3.049197338984269, 50.61768663459972 ], [ 3.049585433803015, 50.61803791179298 ], [ 3.050033014559969, 50.618355150376374 ], [ 3.050589889770907, 50.61842700760316 ], [ 3.05092765366254, 50.618596729279886 ], [ 3.052126555447846, 50.61900821343918 ], [ 3.053039819660734, 50.61931364928394 ], [ 3.053573725505692, 50.61950013360364 ], [ 3.054153678327831, 50.619698693061245 ], [ 3.054960762147175, 50.619982307963824 ], [ 3.056305032557765, 50.62043329072768 ], [ 3.057537936511638, 50.620870337116 ], [ 3.058766584819032, 50.62125687385633 ], [ 3.060029169487163, 50.6216701435664 ], [ 3.061224461603757, 50.62206584353 ], [ 3.06202084288312, 50.62233600906721 ], [ 3.063237678946497, 50.62275288505042 ], [ 3.064184767698076, 50.62306924958868 ], [ 3.065878560905374, 50.62363360631991 ], [ 3.06663969305676, 50.62390282699017 ], [ 3.067948117296818, 50.624304502763785 ], [ 3.068408965217364, 50.6244374924863 ], [ 3.068675390722418, 50.624434724849465 ], [ 3.068817744753405, 50.624396800989274 ], [ 3.069789180477531, 50.62433804172618 ], [ 3.071192918175999, 50.624275482781414 ], [ 3.072682826633033, 50.62419552796667 ], [ 3.073932834387525, 50.624121531734396 ], [ 3.075050804383621, 50.62406743622986 ], [ 3.077605255455092, 50.623944405948315 ], [ 3.077996614294717, 50.62392175157463 ], [ 3.080435783435528, 50.62393555016491 ], [ 3.080432345581447, 50.62442290711969 ], [ 3.080303155965197, 50.62485354622783 ], [ 3.080095825992065, 50.62525338143739 ], [ 3.079588803656832, 50.62624088913093 ], [ 3.083349547135013, 50.62697912037274 ], [ 3.084130884348884, 50.62556246438817 ], [ 3.084474892587175, 50.62487784412238 ], [ 3.084579578870836, 50.62423514338332 ], [ 3.084508564684469, 50.62392793519774 ], [ 3.084428373155526, 50.62359068676141 ], [ 3.084163542590139, 50.62312766140594 ], [ 3.083775900854894, 50.622709177393396 ], [ 3.083188765675269, 50.622056234291385 ], [ 3.081390880630336, 50.62035467016039 ], [ 3.080970979173177, 50.61967372989988 ], [ 3.080819974086966, 50.61892376062308 ], [ 3.081013735883761, 50.618107639255626 ], [ 3.081518525699989, 50.617437731491194 ], [ 3.082315037086683, 50.6168097631283 ], [ 3.083245170338467, 50.61632081329071 ], [ 3.083246015921578, 50.6163203550239 ], [ 3.083107375276485, 50.61625477252372 ], [ 3.082533353473551, 50.61598562425556 ] ] ], "type": "Polygon" } </text:p>
          </table:table-cell>
        </table:table-row>
        <table:table-row table:style-name="ro3">
          <table:table-cell office:value-type="string" calcext:value-type="string">
            <text:p>Lille </text:p>
          </table:table-cell>
          <table:table-cell office:value-type="string" calcext:value-type="string">
            <text:p>Faubourg de Béthun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181640494, 3.03328805626 </text:p>
          </table:table-cell>
          <table:table-cell office:value-type="string" calcext:value-type="string">
            <text:p>{ "coordinates": [ [ [ 3.021232161006517, 50.622078777054284 ], [ 3.023296071634683, 50.62240473471856 ], [ 3.023738070623364, 50.62246392700501 ], [ 3.024185097802275, 50.62250399225123 ], [ 3.02457333556147, 50.622506231398106 ], [ 3.024933359118688, 50.62250975834285 ], [ 3.025240173570893, 50.6224933808437 ], [ 3.025771926657517, 50.622413964649425 ], [ 3.026116202710588, 50.622303076568606 ], [ 3.026427002967006, 50.6221968703195 ], [ 3.026757462320557, 50.62210739633625 ], [ 3.027086729060391, 50.62205833354808 ], [ 3.02743431740081, 50.62205518795747 ], [ 3.027655472276733, 50.62209655584016 ], [ 3.027787325622856, 50.62218446675044 ], [ 3.027866011651314, 50.62237933761042 ], [ 3.027940142100149, 50.622625866126356 ], [ 3.028411628804165, 50.62252769565919 ], [ 3.028793811795935, 50.62259844265797 ], [ 3.029008930069932, 50.62270943300586 ], [ 3.029143536410523, 50.6228669293487 ], [ 3.029473806539543, 50.62300868296011 ], [ 3.02992528816256, 50.622624380323344 ], [ 3.030300484408944, 50.622333697669646 ], [ 3.030952406615481, 50.62202231286 ], [ 3.031591644090688, 50.621809772047875 ], [ 3.032279852187546, 50.62156888287705 ], [ 3.032748936067061, 50.62142693707667 ], [ 3.03311772881836, 50.62130466130677 ], [ 3.034398399623882, 50.62091322504521 ], [ 3.034739327991003, 50.620818054889334 ], [ 3.03531738192619, 50.620647386359835 ], [ 3.036210157858701, 50.62040078064761 ], [ 3.036399910715192, 50.62034466178476 ], [ 3.037215387861111, 50.620120947244345 ], [ 3.038161444647963, 50.619898712848006 ], [ 3.039219234602699, 50.61971621069228 ], [ 3.040076034987276, 50.61954499157493 ], [ 3.041076369750924, 50.619415584927935 ], [ 3.043420257102135, 50.619100806618576 ], [ 3.044450729646748, 50.618982409703754 ], [ 3.045570580762533, 50.61882305683593 ], [ 3.046764449312166, 50.61865763511497 ], [ 3.048308495317615, 50.61842948707506 ], [ 3.049421178626595, 50.61826452896708 ], [ 3.050033014559969, 50.618355150376374 ], [ 3.049585433803015, 50.61803791179298 ], [ 3.049197338984269, 50.61768663459972 ], [ 3.048873002284828, 50.61758980243368 ], [ 3.048574132387472, 50.61742433155855 ], [ 3.048371153298485, 50.617181956101405 ], [ 3.048182415177048, 50.61682836279186 ], [ 3.048181719819127, 50.6166622272288 ], [ 3.048098640500918, 50.61665149903405 ], [ 3.048032997103082, 50.616627194599616 ], [ 3.047570178759642, 50.61658956330524 ], [ 3.047393367690673, 50.61656480749276 ], [ 3.047007933557084, 50.61651098145526 ], [ 3.046659631572057, 50.616462551884474 ], [ 3.046289961888351, 50.616400775250966 ], [ 3.045922115825726, 50.61634236227356 ], [ 3.04563204404334, 50.61629357619169 ], [ 3.045393165112949, 50.6162478579434 ], [ 3.045060478390357, 50.61618024862057 ], [ 3.044804402023539, 50.61613037130567 ], [ 3.04470179420915, 50.61611078106964 ], [ 3.0445225650214, 50.61607569236954 ], [ 3.044426980997311, 50.61605493269954 ], [ 3.0437878522233, 50.615906075384274 ], [ 3.043233731061232, 50.61577804191595 ], [ 3.042720314551469, 50.61565873311661 ], [ 3.041933257808364, 50.61547624463714 ], [ 3.040933379506004, 50.61532248608834 ], [ 3.039920908451026, 50.615218487182375 ], [ 3.038939490204019, 50.61511797929818 ], [ 3.038932858036016, 50.615096361772174 ], [ 3.038849828208245, 50.615089001765305 ], [ 3.038585855442268, 50.61506394650005 ], [ 3.038043433954726, 50.61500766425374 ], [ 3.037932134901643, 50.6149970994176 ], [ 3.037363387040556, 50.61494994932153 ], [ 3.036942994156689, 50.61491426684944 ], [ 3.036610890629694, 50.61488367241308 ], [ 3.036209862887888, 50.614844508601664 ], [ 3.036050871600054, 50.614829737958196 ], [ 3.036033211055931, 50.61482871999195 ], [ 3.035920149662461, 50.614818153860575 ], [ 3.035938995148158, 50.61477988105589 ], [ 3.035628020326964, 50.61474579574983 ], [ 3.035592862420946, 50.61475497779694 ], [ 3.035520426650187, 50.61474754969882 ], [ 3.035506277549064, 50.61474539088842 ], [ 3.035273058140462, 50.61472094797936 ], [ 3.034955032321457, 50.61468802070122 ], [ 3.034525709369908, 50.61464453368451 ], [ 3.03384904983723, 50.614576666289544 ], [ 3.033538093294861, 50.61454481936281 ], [ 3.031977981908892, 50.614381114055995 ], [ 3.031557479132461, 50.614336438817126 ], [ 3.030576926858203, 50.61423554137837 ], [ 3.030490358619315, 50.61422706380072 ], [ 3.030352557445204, 50.61421328578374 ], [ 3.030273070694059, 50.614205883265285 ], [ 3.0301970961316, 50.61419847086679 ], [ 3.03012113569666, 50.61419105841825 ], [ 3.030050464680109, 50.614183617718915 ], [ 3.02997979368449, 50.61417617697925 ], [ 3.029910900608927, 50.61416983963759 ], [ 3.029840229653359, 50.6141623988183 ], [ 3.02977130774467, 50.61415494856459 ], [ 3.029702399956206, 50.61414748929462 ], [ 3.029629965927126, 50.61414004877732 ], [ 3.029562836080841, 50.61413371082115 ], [ 3.029495691482539, 50.61412624204164 ], [ 3.029384396180198, 50.61411566952617 ], [ 3.029311976354403, 50.614108237794106 ], [ 3.029241291469117, 50.61410079663642 ], [ 3.029172398590075, 50.6140944588841 ], [ 3.029103490973498, 50.61408699928092 ], [ 3.028978061314138, 50.61407426685306 ], [ 3.028912694766135, 50.614067919158366 ], [ 3.028842024096624, 50.614060468795 ], [ 3.028767827197917, 50.614053046132355 ], [ 3.028690075215597, 50.61404452038017 ], [ 3.028621167739128, 50.61403706050865 ], [ 3.028089347252146, 50.613980669410275 ], [ 3.028085732608714, 50.61397395728035 ], [ 3.027937383498753, 50.61396247644307 ], [ 3.027932138311051, 50.61396586999591 ], [ 3.027907279082738, 50.61395480101897 ], [ 3.027811940340776, 50.61394974283747 ], [ 3.027799701551702, 50.613957661114824 ], [ 3.027759204268947, 50.61395454704347 ], [ 3.027758964656907, 50.61395486120561 ], [ 3.027773278264115, 50.61402597217281 ], [ 3.027515408964421, 50.61423081038008 ], [ 3.027199303344896, 50.61447285119009 ], [ 3.026424206347481, 50.615003233244536 ], [ 3.026029457870434, 50.61530909629893 ], [ 3.025595795913572, 50.61565914749085 ], [ 3.025095326874339, 50.61607196920581 ], [ 3.024600155686302, 50.61648951715991 ], [ 3.024075248297007, 50.616922074000385 ], [ 3.023994319555566, 50.61700362291321 ], [ 3.023941050764485, 50.617082052283465 ], [ 3.023870603311961, 50.617254878577484 ], [ 3.023566577064271, 50.618125990758266 ], [ 3.023236682573955, 50.61905685789379 ], [ 3.023049315750487, 50.61960000911707 ], [ 3.022742410170419, 50.62009430673856 ], [ 3.022557897580349, 50.620165669322446 ], [ 3.022365275717668, 50.62024301006736 ], [ 3.022037075797999, 50.620424155129534 ], [ 3.021795607017075, 50.62071266326212 ], [ 3.021511963223154, 50.6210851160178 ], [ 3.021384004222948, 50.62129791298349 ], [ 3.02131330140585, 50.62150202165853 ], [ 3.021248752695547, 50.62168208668771 ], [ 3.021160748815669, 50.621942566480456 ], [ 3.021131396133558, 50.6220540248439 ], [ 3.021232161006517, 50.622078777054284 ] ] ], "type": "Polygon" } </text:p>
          </table:table-cell>
        </table:table-row>
        <table:table-row table:style-name="ro4">
          <table:table-cell office:value-type="string" calcext:value-type="string">
            <text:p>Lille </text:p>
          </table:table-cell>
          <table:table-cell office:value-type="string" calcext:value-type="string">
            <text:p>Wazemmes 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246331774, 3.04985246879 </text:p>
          </table:table-cell>
          <table:table-cell office:value-type="string" calcext:value-type="string">
            <text:p>{ "coordinates": [ [ [ 3.050033014559969, 50.618355150376374 ], [ 3.049421178626595, 50.61826452896708 ], [ 3.048308495317615, 50.61842948707506 ], [ 3.046764449312166, 50.61865763511497 ], [ 3.045570580762533, 50.61882305683593 ], [ 3.044450729646748, 50.618982409703754 ], [ 3.043420257102135, 50.619100806618576 ], [ 3.041076369750924, 50.619415584927935 ], [ 3.040076034987276, 50.61954499157493 ], [ 3.039219234602699, 50.61971621069228 ], [ 3.038161444647963, 50.619898712848006 ], [ 3.037215387861111, 50.620120947244345 ], [ 3.036399910715192, 50.62034466178476 ], [ 3.036210157858701, 50.62040078064761 ], [ 3.03531738192619, 50.620647386359835 ], [ 3.034739327991003, 50.620818054889334 ], [ 3.035195315349023, 50.620990486929166 ], [ 3.03690234443707, 50.621522614824194 ], [ 3.038568362540629, 50.622024649319194 ], [ 3.040792424299917, 50.622792776781566 ], [ 3.041782845737713, 50.62318652270986 ], [ 3.042681465214876, 50.62357518567682 ], [ 3.04315127131982, 50.62384292708545 ], [ 3.042444965552525, 50.624412892198876 ], [ 3.041201403970084, 50.625410365439045 ], [ 3.040235160324181, 50.62618841060185 ], [ 3.041907103807247, 50.627800567543886 ], [ 3.043305411897475, 50.62915951146915 ], [ 3.043614643180027, 50.62894550900722 ], [ 3.045554045202343, 50.629771357000934 ], [ 3.046188105561912, 50.63004147410661 ], [ 3.04704603182006, 50.63041239247303 ], [ 3.047596524597894, 50.630640345544606 ], [ 3.0484189128023, 50.630994629360984 ], [ 3.04952182703961, 50.631458354225835 ], [ 3.05105121027226, 50.632115945473316 ], [ 3.052233874651038, 50.63259937405445 ], [ 3.052950185104187, 50.63222686205711 ], [ 3.053936233433585, 50.63171575544393 ], [ 3.054809922546325, 50.63124686051102 ], [ 3.055692444600636, 50.630780153841634 ], [ 3.056284264818123, 50.63046562451252 ], [ 3.05666951307459, 50.63026347333028 ], [ 3.057124783706275, 50.63002385680606 ], [ 3.058022798102304, 50.62953346028315 ], [ 3.058754695571327, 50.62914734557139 ], [ 3.058985863460439, 50.62902807477218 ], [ 3.058239995822557, 50.62848480651933 ], [ 3.057605954484711, 50.62763103186682 ], [ 3.057016807604825, 50.62694536695317 ], [ 3.056179790284844, 50.625969337522626 ], [ 3.056397029906089, 50.62598036723863 ], [ 3.056540007412317, 50.62598286886938 ], [ 3.057565720787514, 50.626010316721555 ], [ 3.058908871068045, 50.626022358404505 ], [ 3.061291831290891, 50.626060584234644 ], [ 3.061291969582758, 50.62501774339249 ], [ 3.061273451164501, 50.624259012666165 ], [ 3.061244926249393, 50.622836915573394 ], [ 3.061224461603757, 50.62206584353 ], [ 3.060029169487163, 50.6216701435664 ], [ 3.058766584819032, 50.62125687385633 ], [ 3.057537936511638, 50.620870337116 ], [ 3.056305032557765, 50.62043329072768 ], [ 3.054960762147175, 50.619982307963824 ], [ 3.054153678327831, 50.619698693061245 ], [ 3.053573725505692, 50.61950013360364 ], [ 3.053039819660734, 50.61931364928394 ], [ 3.052126555447846, 50.61900821343918 ], [ 3.05092765366254, 50.618596729279886 ], [ 3.050589889770907, 50.61842700760316 ], [ 3.050033014559969, 50.618355150376374 ] ] ], "type": "Polygon" } </text:p>
          </table:table-cell>
        </table:table-row>
        <table:table-row table:style-name="ro5">
          <table:table-cell office:value-type="string" calcext:value-type="string">
            <text:p>Lille </text:p>
          </table:table-cell>
          <table:table-cell office:value-type="string" calcext:value-type="string">
            <text:p>Lille-Sud 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10330381, 3.04911552292 </text:p>
          </table:table-cell>
          <table:table-cell office:value-type="string" calcext:value-type="string">
            <text:p>{ "coordinates": [ [ [ 3.076816591098035, 50.61170693346899 ], [ 3.07668886214642, 50.611596436867956 ], [ 3.07666065838425, 50.61157198065623 ], [ 3.076412549452443, 50.61135940056065 ], [ 3.076179342093166, 50.611159671316344 ], [ 3.075830727679904, 50.61086096875932 ], [ 3.075709284064045, 50.610762932859735 ], [ 3.075408790555255, 50.61050608393913 ], [ 3.075280393568025, 50.61038804745588 ], [ 3.075353630998535, 50.609895782998855 ], [ 3.074920597780659, 50.60985721215972 ], [ 3.074694717100419, 50.60971029072793 ], [ 3.074315722434923, 50.609474603213776 ], [ 3.074113879741996, 50.609338408835114 ], [ 3.073879168940456, 50.6091778855958 ], [ 3.073634216019648, 50.6089758873598 ], [ 3.073523452710181, 50.60887445031813 ], [ 3.073017982737055, 50.60827520934224 ], [ 3.072718929258765, 50.60798984877395 ], [ 3.072235046702611, 50.60760019339284 ], [ 3.071913845896618, 50.60733474920508 ], [ 3.071271374661134, 50.60682713825309 ], [ 3.070976523399672, 50.60702754012586 ], [ 3.070432145277669, 50.60740082661276 ], [ 3.070218061269508, 50.60755406390262 ], [ 3.069978263315716, 50.607715742455326 ], [ 3.06967459513363, 50.60793211177418 ], [ 3.069430494402841, 50.60812608223806 ], [ 3.069259995996713, 50.60825739527112 ], [ 3.069029337316647, 50.608444446902105 ], [ 3.068946177108072, 50.60851201806163 ], [ 3.068688557947436, 50.608756413718744 ], [ 3.068377802051828, 50.6090276541412 ], [ 3.068205772183708, 50.609177938687715 ], [ 3.068137341066002, 50.609229966111144 ], [ 3.067967390546646, 50.60932324252435 ], [ 3.067857923340725, 50.6093799231418 ], [ 3.067773951205454, 50.609422957330615 ], [ 3.067664420247997, 50.609474513311945 ], [ 3.067587907873725, 50.60950645070637 ], [ 3.067507618504265, 50.60954056195781 ], [ 3.06737974087826, 50.609594299508906 ], [ 3.067099902835458, 50.60970731557364 ], [ 3.066849991339124, 50.60980925817858 ], [ 3.066785965633067, 50.609834915098894 ], [ 3.066552945827386, 50.60992354765813 ], [ 3.066190511816578, 50.61005827950541 ], [ 3.066116302833979, 50.610084264586774 ], [ 3.065906799106664, 50.6101675434911 ], [ 3.065625899542843, 50.610304285487935 ], [ 3.065436460806623, 50.610406668811116 ], [ 3.065349695466815, 50.610452152825324 ], [ 3.065294457742278, 50.610479913348705 ], [ 3.065233861962414, 50.610508870281876 ], [ 3.065192603344706, 50.610527370618975 ], [ 3.065168611920398, 50.610537946298 ], [ 3.065145873991565, 50.61054716615303 ], [ 3.064874928311061, 50.61065157472465 ], [ 3.06485287974479, 50.61065952874886 ], [ 3.064840188921794, 50.610661761075306 ], [ 3.064824817529963, 50.610663384529595 ], [ 3.064808429148111, 50.610663850792875 ], [ 3.064795171843027, 50.61066428849543 ], [ 3.06463846425526, 50.6107654867554 ], [ 3.063049501124099, 50.61186357067813 ], [ 3.062012608147309, 50.61258017287808 ], [ 3.061507479445131, 50.61165950019258 ], [ 3.061262974823655, 50.61120433247527 ], [ 3.060658655469677, 50.610064571057286 ], [ 3.06021919468982, 50.60923249072991 ], [ 3.059972852043866, 50.60876564379738 ], [ 3.059029227687542, 50.607004344101234 ], [ 3.058715994958755, 50.60644647733953 ], [ 3.058661854089565, 50.60635007950948 ], [ 3.058473831025583, 50.60610499922129 ], [ 3.057526479153672, 50.60491543133408 ], [ 3.056254390231873, 50.60336511244394 ], [ 3.055124501491227, 50.60194830219163 ], [ 3.054426383378887, 50.601036045420315 ], [ 3.054282773661255, 50.60104824213185 ], [ 3.05367266097143, 50.60110030056729 ], [ 3.052865045294113, 50.60116872938964 ], [ 3.051974852433382, 50.60124026588919 ], [ 3.051775628447332, 50.601255489503814 ], [ 3.051766589184309, 50.6012552778829 ], [ 3.051688264340701, 50.60125016803616 ], [ 3.051725614516912, 50.60102646705088 ], [ 3.05166222103909, 50.60101903548723 ], [ 3.051382274756722, 50.6010002240953 ], [ 3.051183925276064, 50.600987211992 ], [ 3.050974519298226, 50.60097310920088 ], [ 3.050761868578241, 50.60095748168432 ], [ 3.050539712549984, 50.60094075378695 ], [ 3.050323507593838, 50.600924166673025 ], [ 3.050113507070344, 50.60090726256146 ], [ 3.049689559086506, 50.60087448694258 ], [ 3.049269010239976, 50.600841870068585 ], [ 3.049147902944772, 50.60083692816735 ], [ 3.048676167998563, 50.60159164398009 ], [ 3.048562473705309, 50.60177364144851 ], [ 3.048480246987912, 50.60190501819963 ], [ 3.048347092840042, 50.60211832669684 ], [ 3.04832773457532, 50.602136516953735 ], [ 3.047948481206824, 50.60248946790669 ], [ 3.047819887883665, 50.60260925772967 ], [ 3.047695515193492, 50.60271922747719 ], [ 3.047676705055576, 50.60273596350767 ], [ 3.047440090002459, 50.60294567573859 ], [ 3.047011183090016, 50.60334171182357 ], [ 3.046878607742472, 50.60346062251076 ], [ 3.046700524594447, 50.603625473543744 ], [ 3.046571019191128, 50.603741313361226 ], [ 3.04615640352911, 50.6041122744335 ], [ 3.045888023879966, 50.604360191230384 ], [ 3.045606105696571, 50.60461078677942 ], [ 3.045325847337013, 50.60485976555139 ], [ 3.045197242099924, 50.60498000097211 ], [ 3.044872209925985, 50.60526727174658 ], [ 3.044550256288139, 50.605563416362074 ], [ 3.044399621722641, 50.605702747796215 ], [ 3.044280361248997, 50.60580585516328 ], [ 3.044147304865581, 50.60592171129299 ], [ 3.04308308773783, 50.606883986211486 ], [ 3.042929679362633, 50.606625291957585 ], [ 3.042772640097286, 50.606406876808336 ], [ 3.042455037210203, 50.6059334034726 ], [ 3.042125679909408, 50.605427731970806 ], [ 3.041804939122904, 50.60493090532346 ], [ 3.041567511065942, 50.60455790881817 ], [ 3.041460777368374, 50.60453265395318 ], [ 3.041185947978805, 50.60447864626362 ], [ 3.040957433602141, 50.60446202007173 ], [ 3.039465028061169, 50.60436227477255 ], [ 3.039428402259711, 50.60435971069013 ], [ 3.039339190091008, 50.604556921160324 ], [ 3.03917524623494, 50.60457056963139 ], [ 3.038946807191381, 50.604578036660875 ], [ 3.03855864666168, 50.604588694136346 ], [ 3.038314592186592, 50.604609555036184 ], [ 3.037861722996575, 50.604667876727504 ], [ 3.037543785983553, 50.604708682358996 ], [ 3.037256299353291, 50.60473545962816 ], [ 3.036838688026571, 50.60481855496753 ], [ 3.036617246178067, 50.60488934973212 ], [ 3.035792399497528, 50.605177918916105 ], [ 3.035354206856607, 50.60534185873241 ], [ 3.034980990879963, 50.605477553412115 ], [ 3.034668927693091, 50.60562124422371 ], [ 3.034392064107643, 50.60578693028011 ], [ 3.034055433382056, 50.60603926424623 ], [ 3.033576758230236, 50.60642305123132 ], [ 3.033231612029456, 50.60669214962959 ], [ 3.032946541280638, 50.60689680220907 ], [ 3.03262231636643, 50.60709898737628 ], [ 3.032363028052538, 50.60727013843732 ], [ 3.03136750726246, 50.607823876501094 ], [ 3.03082213665049, 50.60813028065846 ], [ 3.030579661670135, 50.608254046615784 ], [ 3.030308106303738, 50.60835802120751 ], [ 3.030179613513394, 50.60841145141398 ], [ 3.030043149260743, 50.60846034226467 ], [ 3.029851276738121, 50.60851710805421 ], [ 3.029674937072904, 50.60858286237852 ], [ 3.029452487201781, 50.6086637226751 ], [ 3.029331234905163, 50.60872923904445 ], [ 3.029166922609777, 50.60881659163899 ], [ 3.029002039366745, 50.60889314769858 ], [ 3.029035785961797, 50.60891174414504 ], [ 3.028890378615207, 50.609036103153784 ], [ 3.028762757670378, 50.6091399598773 ], [ 3.028511055189379, 50.60934935031795 ], [ 3.028369767367406, 50.60945543542658 ], [ 3.028105768850827, 50.60962463058487 ], [ 3.027770838848001, 50.60984241148313 ], [ 3.027316562954347, 50.610120499994174 ], [ 3.026862273066859, 50.610408198502014 ], [ 3.0265565396207, 50.61059470213152 ], [ 3.026277486382202, 50.61074933060538 ], [ 3.026067457993824, 50.61085095807358 ], [ 3.025768816571219, 50.61098878906548 ], [ 3.025605807827923, 50.611059138550026 ], [ 3.025578000373955, 50.611071071485185 ], [ 3.025503559711388, 50.61110170803029 ], [ 3.025447224382847, 50.6111236085644 ], [ 3.025126655213894, 50.61122049150778 ], [ 3.024844465919177, 50.61129556671399 ], [ 3.024726906346613, 50.61132358186067 ], [ 3.024643263167497, 50.61134276816789 ], [ 3.024356257325347, 50.611406364740354 ], [ 3.024169449394441, 50.611443582878486 ], [ 3.023998776938075, 50.61148160532454 ], [ 3.023804663879921, 50.61152192952017 ], [ 3.023707969372918, 50.61204054287696 ], [ 3.02361009129752, 50.61256600356816 ], [ 3.024256800031797, 50.61317245031823 ], [ 3.024506351534841, 50.61339349801899 ], [ 3.024573418545633, 50.6133900475095 ], [ 3.024770754008645, 50.613378117016495 ], [ 3.024832889713855, 50.61338567013344 ], [ 3.025104852727106, 50.61348413787659 ], [ 3.025323420149919, 50.61356377836852 ], [ 3.025770921175338, 50.613607114020226 ], [ 3.026203852087213, 50.61364954470511 ], [ 3.027100891396426, 50.613740515363276 ], [ 3.02755864756046, 50.61377966018627 ], [ 3.02784032168355, 50.61382610334051 ], [ 3.027786124788328, 50.613918203147264 ], [ 3.027759204268947, 50.61395454704347 ], [ 3.027799701551702, 50.613957661114824 ], [ 3.027811940340776, 50.61394974283747 ], [ 3.027907279082738, 50.61395480101897 ], [ 3.027932138311051, 50.61396586999591 ], [ 3.027937383498753, 50.61396247644307 ], [ 3.028085732608714, 50.61397395728035 ], [ 3.028089347252146, 50.613980669410275 ], [ 3.028621167739128, 50.61403706050865 ], [ 3.028690075215597, 50.61404452038017 ], [ 3.028767827197917, 50.614053046132355 ], [ 3.028842024096624, 50.614060468795 ], [ 3.028912694766135, 50.614067919158366 ], [ 3.028978061314138, 50.61407426685306 ], [ 3.029103490973498, 50.61408699928092 ], [ 3.029172398590075, 50.6140944588841 ], [ 3.029241291469117, 50.61410079663642 ], [ 3.029311976354403, 50.614108237794106 ], [ 3.029384396180198, 50.61411566952617 ], [ 3.029495691482539, 50.61412624204164 ], [ 3.029562836080841, 50.61413371082115 ], [ 3.029629965927126, 50.61414004877732 ], [ 3.029702399956206, 50.61414748929462 ], [ 3.02977130774467, 50.61415494856459 ], [ 3.029840229653359, 50.6141623988183 ], [ 3.029910900608927, 50.61416983963759 ], [ 3.02997979368449, 50.61417617697925 ], [ 3.030050464680109, 50.614183617718915 ], [ 3.03012113569666, 50.61419105841825 ], [ 3.0301970961316, 50.61419847086679 ], [ 3.030273070694059, 50.614205883265285 ], [ 3.030352557445204, 50.61421328578374 ], [ 3.030490358619315, 50.61422706380072 ], [ 3.030576926858203, 50.61423554137837 ], [ 3.031557479132461, 50.614336438817126 ], [ 3.031977981908892, 50.614381114055995 ], [ 3.033538093294861, 50.61454481936281 ], [ 3.03384904983723, 50.614576666289544 ], [ 3.034525709369908, 50.61464453368451 ], [ 3.034955032321457, 50.61468802070122 ], [ 3.035273058140462, 50.61472094797936 ], [ 3.035506277549064, 50.61474539088842 ], [ 3.035520426650187, 50.61474754969882 ], [ 3.035592862420946, 50.61475497779694 ], [ 3.035628020326964, 50.61474579574983 ], [ 3.035938995148158, 50.61477988105589 ], [ 3.035920149662461, 50.614818153860575 ], [ 3.036033211055931, 50.61482871999195 ], [ 3.036050871600054, 50.614829737958196 ], [ 3.036209862887888, 50.614844508601664 ], [ 3.036610890629694, 50.61488367241308 ], [ 3.036942994156689, 50.61491426684944 ], [ 3.037363387040556, 50.61494994932153 ], [ 3.037932134901643, 50.6149970994176 ], [ 3.038043433954726, 50.61500766425374 ], [ 3.038585855442268, 50.61506394650005 ], [ 3.038849828208245, 50.615089001765305 ], [ 3.038932858036016, 50.615096361772174 ], [ 3.038939490204019, 50.61511797929818 ], [ 3.039920908451026, 50.615218487182375 ], [ 3.040933379506004, 50.61532248608834 ], [ 3.041933257808364, 50.61547624463714 ], [ 3.042720314551469, 50.61565873311661 ], [ 3.043233731061232, 50.61577804191595 ], [ 3.0437878522233, 50.615906075384274 ], [ 3.044426980997311, 50.61605493269954 ], [ 3.0445225650214, 50.61607569236954 ], [ 3.04470179420915, 50.61611078106964 ], [ 3.044804402023539, 50.61613037130567 ], [ 3.045060478390357, 50.61618024862057 ], [ 3.045393165112949, 50.6162478579434 ], [ 3.04563204404334, 50.61629357619169 ], [ 3.045922115825726, 50.61634236227356 ], [ 3.046289961888351, 50.616400775250966 ], [ 3.046659631572057, 50.616462551884474 ], [ 3.047007933557084, 50.61651098145526 ], [ 3.047393367690673, 50.61656480749276 ], [ 3.047570178759642, 50.61658956330524 ], [ 3.048032997103082, 50.616627194599616 ], [ 3.048098640500918, 50.61665149903405 ], [ 3.048181719819127, 50.6166622272288 ], [ 3.048337162597945, 50.61667364516516 ], [ 3.04854201996228, 50.61668700900387 ], [ 3.048982940906622, 50.61667426250056 ], [ 3.049129553718068, 50.61668572780146 ], [ 3.049440622440331, 50.61672202277329 ], [ 3.049877222341019, 50.61677553350526 ], [ 3.050796926140463, 50.61680704686571 ], [ 3.051393762018928, 50.6168382477778 ], [ 3.052412401042084, 50.616878135205525 ], [ 3.053063592826749, 50.61688654580598 ], [ 3.053300020862442, 50.61688624705729 ], [ 3.054388943702726, 50.61690548262314 ], [ 3.054998641150411, 50.6168535208609 ], [ 3.055054453211276, 50.61681052624149 ], [ 3.055035664137181, 50.61673318340954 ], [ 3.055793401136881, 50.61667022105805 ], [ 3.055803374032564, 50.616746499782394 ], [ 3.055877929545941, 50.616777473115924 ], [ 3.056454093340748, 50.61672458593834 ], [ 3.056405201744103, 50.616522825594814 ], [ 3.05752250335105, 50.61643522424652 ], [ 3.057537281051308, 50.61648002706753 ], [ 3.057901956626475, 50.61644301715213 ], [ 3.058044692724013, 50.61643092464981 ], [ 3.058580191321993, 50.61637266188446 ], [ 3.058937705894679, 50.616328948347224 ], [ 3.059358478971838, 50.616269139181256 ], [ 3.059861794286113, 50.6161830024809 ], [ 3.060208467262306, 50.616122517152256 ], [ 3.061161477080054, 50.61590565790688 ], [ 3.061324938505984, 50.61586424964239 ], [ 3.062203965468707, 50.615655693337445 ], [ 3.062536193991215, 50.615690706453165 ], [ 3.06282183938444, 50.61556211003102 ], [ 3.063211397383645, 50.61542164958558 ], [ 3.064701628790863, 50.615030849180975 ], [ 3.069000725810224, 50.61395255961066 ], [ 3.069494565728367, 50.61382603031866 ], [ 3.070209828815744, 50.61364312157175 ], [ 3.07152613263428, 50.613307188815355 ], [ 3.071606980388139, 50.61328648279772 ], [ 3.071657951370268, 50.61327381722203 ], [ 3.071687798265012, 50.61326465492624 ], [ 3.071772079411148, 50.61323831080375 ], [ 3.071898515878555, 50.61319935989834 ], [ 3.071921823990499, 50.6132239097158 ], [ 3.072336441202487, 50.61311020358443 ], [ 3.072473486864526, 50.61307343568995 ], [ 3.072986514439515, 50.61293330263347 ], [ 3.073283350459429, 50.612847268210416 ], [ 3.073513286475096, 50.61277062419328 ], [ 3.073699349826277, 50.6127088586831 ], [ 3.073753782818594, 50.6126916759807 ], [ 3.07429627553983, 50.61251879869571 ], [ 3.074341910251087, 50.6125039274573 ], [ 3.074403363525292, 50.61248446072247 ], [ 3.074536800985284, 50.61244209255588 ], [ 3.074684297057394, 50.612397400348335 ], [ 3.074830075450007, 50.612354952636714 ], [ 3.07484786045695, 50.61236382671998 ], [ 3.074851058598695, 50.61234247432636 ], [ 3.07485959156825, 50.612323335429025 ], [ 3.0749589705066, 50.61224639042686 ], [ 3.075067820499217, 50.612212032852476 ], [ 3.075150898230322, 50.612222743063356 ], [ 3.075156248846098, 50.61222607835789 ], [ 3.075207077469635, 50.61220442785902 ], [ 3.07526854582742, 50.61218608249721 ], [ 3.075321716516161, 50.612202599318685 ], [ 3.075401266480625, 50.612212198658284 ], [ 3.075955996570706, 50.61203362565806 ], [ 3.076416815794814, 50.611827574039 ], [ 3.076413258093012, 50.61182535053847 ], [ 3.076816591098035, 50.61170693346899 ] ] ], "type": "Polygon" } </text:p>
          </table:table-cell>
        </table:table-row>
        <table:table-row table:style-name="ro6">
          <table:table-cell office:value-type="string" calcext:value-type="string">
            <text:p>Lille </text:p>
          </table:table-cell>
          <table:table-cell office:value-type="string" calcext:value-type="string">
            <text:p>Vieux-Lille 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442055392, 3.06025578033 </text:p>
          </table:table-cell>
          <table:table-cell office:value-type="string" calcext:value-type="string">
            <text:p>{ "coordinates": [ [ [ 3.051978787866296, 50.63762877722117 ], [ 3.052903598733844, 50.638447148924826 ], [ 3.052757557084633, 50.639779359023485 ], [ 3.05256294929072, 50.64176181917743 ], [ 3.052469864435891, 50.642859101673416 ], [ 3.050104836286482, 50.644795117477905 ], [ 3.048086733720049, 50.6464472505896 ], [ 3.047874654627835, 50.646669665835155 ], [ 3.047705187405597, 50.64690977914636 ], [ 3.047609301409993, 50.64711016257309 ], [ 3.047586096365208, 50.647451554810054 ], [ 3.047726839385569, 50.64780130166334 ], [ 3.047893223920761, 50.647818458875626 ], [ 3.04810631776579, 50.64783992328817 ], [ 3.048355585402084, 50.647859291268155 ], [ 3.048477615775427, 50.647869617733484 ], [ 3.048476969893736, 50.647873126851586 ], [ 3.048368930752673, 50.6483208050023 ], [ 3.048674964719525, 50.64833452346177 ], [ 3.049007577465058, 50.648348885789204 ], [ 3.049274823120754, 50.64836112837352 ], [ 3.049567970041851, 50.64837402412928 ], [ 3.049730783611983, 50.64838868549852 ], [ 3.049788405052127, 50.6483939122459 ], [ 3.04986413727253, 50.64840073805579 ], [ 3.049880886422358, 50.64842409982053 ], [ 3.049939874148777, 50.64848317039365 ], [ 3.049990695574591, 50.64853409576264 ], [ 3.050061876717683, 50.64860531225352 ], [ 3.050138667261911, 50.64868216214846 ], [ 3.050157735696873, 50.6486815083158 ], [ 3.050497281234555, 50.64866750578219 ], [ 3.051264901155216, 50.64864096008786 ], [ 3.051366228812101, 50.64863863880663 ], [ 3.051308165315698, 50.64869850191607 ], [ 3.050833517574044, 50.64919108624629 ], [ 3.0506063141176, 50.64941979328556 ], [ 3.050541676762522, 50.6494851687183 ], [ 3.050616905585825, 50.6494949646777 ], [ 3.051255667285945, 50.649578322997115 ], [ 3.051708284732705, 50.64963735519531 ], [ 3.051682756674125, 50.64982151347828 ], [ 3.051975710228024, 50.64980240212278 ], [ 3.052239773894415, 50.65023472405377 ], [ 3.05236267386456, 50.65043641790364 ], [ 3.052383714701894, 50.650472152663404 ], [ 3.052429779889979, 50.6505464024395 ], [ 3.052703832354089, 50.6504825437931 ], [ 3.052885325008408, 50.65044054886793 ], [ 3.053151206094294, 50.65037907082599 ], [ 3.053592806343275, 50.650276989699975 ], [ 3.053719306415627, 50.65036863188934 ], [ 3.053758534929453, 50.65034430421665 ], [ 3.053820773485662, 50.650308874636124 ], [ 3.053948544473462, 50.65022980268859 ], [ 3.054226199071636, 50.65040709873678 ], [ 3.054311414450784, 50.650460609647865 ], [ 3.054539630726922, 50.650603690560274 ], [ 3.054650257638103, 50.650673136940384 ], [ 3.054677356541427, 50.65063188927519 ], [ 3.054782693626981, 50.65047142279909 ], [ 3.055035806175235, 50.650095307165174 ], [ 3.05540083147709, 50.64956390766428 ], [ 3.055825322182997, 50.649660852803905 ], [ 3.056110218375485, 50.649519786814714 ], [ 3.056311547174551, 50.649688820818305 ], [ 3.057031800353925, 50.649331180965085 ], [ 3.057443623076013, 50.649507475074124 ], [ 3.057851282069761, 50.64926498617011 ], [ 3.058675275171478, 50.649630786205215 ], [ 3.059265867116149, 50.6498849203187 ], [ 3.059473916696639, 50.64997390631343 ], [ 3.059367066580517, 50.65015433590987 ], [ 3.059454265708663, 50.65024576670761 ], [ 3.059540351326605, 50.6503382748517 ], [ 3.059563311573442, 50.6503695114837 ], [ 3.059586711765638, 50.65040272218975 ], [ 3.059620162221494, 50.650483598210286 ], [ 3.059652880524715, 50.65063720921012 ], [ 3.059655002198568, 50.65071215941862 ], [ 3.059560211830361, 50.65093342405682 ], [ 3.059589072027605, 50.651047407459586 ], [ 3.060082401923744, 50.65101924257704 ], [ 3.060451320471004, 50.65099335293748 ], [ 3.060684218711805, 50.650976197658395 ], [ 3.060763582286287, 50.65096995779369 ], [ 3.061107224160474, 50.65093639678729 ], [ 3.061345941885919, 50.65091130434887 ], [ 3.061444624300234, 50.6509009892635 ], [ 3.061653188406752, 50.65087364968811 ], [ 3.061849316820873, 50.65084647748737 ], [ 3.062268876256535, 50.6507840418281 ], [ 3.062580156028121, 50.65073323586855 ], [ 3.062888016354494, 50.650680115552376 ], [ 3.063194372799971, 50.650621431325 ], [ 3.063340838962502, 50.65059212824533 ], [ 3.063485047093536, 50.65056329279625 ], [ 3.06373528065214, 50.65050538971839 ], [ 3.0639767484653, 50.65044782268653 ], [ 3.064200856240515, 50.65039205896484 ], [ 3.064469169905445, 50.650323268496415 ], [ 3.064751802257789, 50.65024862786915 ], [ 3.064969449547616, 50.65018662017081 ], [ 3.065231867004072, 50.650111656968114 ], [ 3.0654813945149, 50.65003515646149 ], [ 3.065703448107347, 50.64996557103037 ], [ 3.065945950609348, 50.649882719657256 ], [ 3.066140484219943, 50.649806830301145 ], [ 3.066235141425582, 50.649764987669 ], [ 3.066384748004245, 50.64970140735502 ], [ 3.066514863011963, 50.64963912058554 ], [ 3.06658450513691, 50.64960597796126 ], [ 3.066719921008786, 50.64953925493966 ], [ 3.066845125821293, 50.649478971662305 ], [ 3.066974127206697, 50.64940806091546 ], [ 3.067017739001248, 50.649384247148596 ], [ 3.067266397757205, 50.64923295358255 ], [ 3.067490655034543, 50.64909565434332 ], [ 3.067796565619863, 50.64890608104059 ], [ 3.068120399871259, 50.64870623076145 ], [ 3.068508399986996, 50.64846705569689 ], [ 3.06892745107521, 50.64818850179321 ], [ 3.068960209399459, 50.64816664069859 ], [ 3.069036345035585, 50.64811619099276 ], [ 3.06920655189232, 50.648012661004394 ], [ 3.069386986347226, 50.647885253991255 ], [ 3.069594030101535, 50.647740592565434 ], [ 3.069805876022385, 50.64756866478589 ], [ 3.069941712850659, 50.64744638819756 ], [ 3.070124940665444, 50.647270320906784 ], [ 3.070318427537472, 50.64705337946522 ], [ 3.070376388468901, 50.64698821265194 ], [ 3.07058636296735, 50.64669404821017 ], [ 3.070591648307653, 50.64668871459097 ], [ 3.070749015172144, 50.646503543188736 ], [ 3.070902282361283, 50.646264565144236 ], [ 3.071017894665054, 50.64595776410192 ], [ 3.071035156317479, 50.64583819216206 ], [ 3.071050043104464, 50.64578586457802 ], [ 3.071069967962247, 50.64568327010083 ], [ 3.07108448282967, 50.64558762466598 ], [ 3.071097195704219, 50.645365687509745 ], [ 3.071110903543579, 50.64520856080124 ], [ 3.071130049890092, 50.64505481418342 ], [ 3.071143757541759, 50.64489768739897 ], [ 3.071168017216265, 50.6447370815432 ], [ 3.071221072673224, 50.644489822900006 ], [ 3.071288446537396, 50.6442281703909 ], [ 3.071431496849581, 50.64397693807874 ], [ 3.071679686836817, 50.643732958787204 ], [ 3.071922549088178, 50.643584296352266 ], [ 3.072051386715907, 50.64352300007493 ], [ 3.072219093912866, 50.64344331098939 ], [ 3.072416418400973, 50.64334967652852 ], [ 3.072452354374762, 50.64333255084858 ], [ 3.072541490223991, 50.6432909036514 ], [ 3.071453392350892, 50.64209652737455 ], [ 3.071090650052805, 50.64158015577428 ], [ 3.070311390833936, 50.6403759959109 ], [ 3.069980404044406, 50.640087303867816 ], [ 3.069400853391761, 50.63993597433241 ], [ 3.067943998496485, 50.63955318719869 ], [ 3.065845453313382, 50.638993600919605 ], [ 3.0645063876288, 50.63741230286532 ], [ 3.063818773035446, 50.63804738665913 ], [ 3.063640053731876, 50.63801929935682 ], [ 3.063638274236008, 50.63801818746634 ], [ 3.063638303869858, 50.63801930025367 ], [ 3.063540968351983, 50.63800306190375 ], [ 3.063532687906135, 50.63803903478983 ], [ 3.063491964311245, 50.638030305761944 ], [ 3.063427179143567, 50.63806549984071 ], [ 3.063315532883859, 50.638037000874725 ], [ 3.063260227937464, 50.638114790619696 ], [ 3.063219782361473, 50.638125140537674 ], [ 3.063237897644425, 50.63815533851123 ], [ 3.063197498602062, 50.63816905372705 ], [ 3.06313953607863, 50.638187372658095 ], [ 3.063083323358885, 50.63820567272417 ], [ 3.063028888691025, 50.63822397186174 ], [ 3.063097024407188, 50.63829427711934 ], [ 3.062918078411155, 50.63836721158308 ], [ 3.062800324532886, 50.63828486102755 ], [ 3.062976086015476, 50.63800203048093 ], [ 3.063053689174368, 50.63788031869274 ], [ 3.063076081588393, 50.63784426686861 ], [ 3.063184664816861, 50.63767072209316 ], [ 3.063269108207062, 50.637535500427965 ], [ 3.063210332122003, 50.63750106935712 ], [ 3.06316036460097, 50.63758107303437 ], [ 3.063108967451952, 50.637567916039565 ], [ 3.063101880622591, 50.637565711983264 ], [ 3.063079458730085, 50.63760065103873 ], [ 3.063137927208883, 50.637614881355894 ], [ 3.063099999499071, 50.63767461508777 ], [ 3.062874867674916, 50.63761200847851 ], [ 3.06294234956569, 50.637521792354384 ], [ 3.062963085165435, 50.63749247203697 ], [ 3.062889048929759, 50.63749854023418 ], [ 3.062848588257982, 50.637507768270964 ], [ 3.062852546397651, 50.637535810706055 ], [ 3.062811045360125, 50.637593311584645 ], [ 3.062747075525557, 50.637682386127224 ], [ 3.062747105150672, 50.637683507889534 ], [ 3.062690051282849, 50.63776243803029 ], [ 3.062679669238831, 50.63777709816809 ], [ 3.062652046749335, 50.63781766659415 ], [ 3.062629593409645, 50.63785036201704 ], [ 3.062610560770894, 50.637876298125114 ], [ 3.062496595913965, 50.63780964121685 ], [ 3.062402285501558, 50.63787644784345 ], [ 3.06235492366221, 50.6378969418225 ], [ 3.062246193946052, 50.637943635372984 ], [ 3.062162235582965, 50.63799465994564 ], [ 3.062063951148127, 50.63803231106695 ], [ 3.06205341386299, 50.63803573550883 ], [ 3.062091130731756, 50.638078164682256 ], [ 3.06207887598086, 50.63808497326312 ], [ 3.062105825892963, 50.638116243891474 ], [ 3.062065564671335, 50.63813893288289 ], [ 3.062028769369832, 50.63815712404898 ], [ 3.061969335520016, 50.63819565309314 ], [ 3.061987311991657, 50.6382168771039 ], [ 3.061931343988878, 50.63825089036822 ], [ 3.061961806335018, 50.638281010569294 ], [ 3.061930256312478, 50.63829579785913 ], [ 3.061880145147524, 50.638250081292604 ], [ 3.061674939326892, 50.638337762704836 ], [ 3.061567956512305, 50.63838332401219 ], [ 3.061659267178096, 50.6384691977727 ], [ 3.06159788421546, 50.63849539702807 ], [ 3.061558403471999, 50.63845297757971 ], [ 3.061447892346808, 50.63849855847328 ], [ 3.061492695936634, 50.63854318297279 ], [ 3.061334852590065, 50.638611500906315 ], [ 3.061317457743705, 50.6386273220479 ], [ 3.061206899763095, 50.63855391374417 ], [ 3.061275292481895, 50.63852431000106 ], [ 3.061327902206497, 50.63850153441283 ], [ 3.061220733115207, 50.638418001527135 ], [ 3.061169902874729, 50.63844188002374 ], [ 3.061159151480684, 50.638431843180975 ], [ 3.061107261429175, 50.6383850143863 ], [ 3.061052934177373, 50.63841116503184 ], [ 3.061008269006321, 50.63837551450614 ], [ 3.060932882330022, 50.6384096535163 ], [ 3.060913602378864, 50.638418744874876 ], [ 3.060951273513221, 50.6384589308407 ], [ 3.060990677727915, 50.638496854441236 ], [ 3.060880120924054, 50.638540182322785 ], [ 3.06083711144393, 50.63849666952498 ], [ 3.060779240499553, 50.6385217179551 ], [ 3.060770452903803, 50.638525141429064 ], [ 3.060716108500306, 50.638549048378415 ], [ 3.060695034905494, 50.63855703675081 ], [ 3.060654618023487, 50.63856850758779 ], [ 3.060582483092957, 50.63858466047803 ], [ 3.060580887885896, 50.63859589696222 ], [ 3.060574108983185, 50.63861501532775 ], [ 3.060550287993179, 50.63867353876461 ], [ 3.060534367078365, 50.63867138374396 ], [ 3.060558202208685, 50.63861286927728 ], [ 3.060522802896381, 50.638607475090765 ], [ 3.060512188066556, 50.638605290558026 ], [ 3.060524014198377, 50.63857042000374 ], [ 3.06049749398155, 50.63856722016192 ], [ 3.060494105187203, 50.63857733574338 ], [ 3.06046758496863, 50.63857413589522 ], [ 3.060436080708118, 50.638592288103624 ], [ 3.060398854235389, 50.63858128589213 ], [ 3.06039350179164, 50.63857795009091 ], [ 3.060373929273962, 50.638566849541824 ], [ 3.060333789260542, 50.63859740827571 ], [ 3.060316028446314, 50.63859077599208 ], [ 3.060312469561364, 50.63858855211769 ], [ 3.060284216282819, 50.63858760559791 ], [ 3.060257712865649, 50.63858664027413 ], [ 3.060209811154019, 50.63857009712658 ], [ 3.060157630937294, 50.63862204717321 ], [ 3.05988965658888, 50.63864388531583 ], [ 3.059851985545455, 50.63872157522148 ], [ 3.059839730333933, 50.638728383574886 ], [ 3.059815189004425, 50.638739756741735 ], [ 3.059771381497411, 50.63876023004761 ], [ 3.059777378736334, 50.63880734172819 ], [ 3.059576061614169, 50.63891857500395 ], [ 3.059526075516348, 50.63888184064649 ], [ 3.059508160293892, 50.638863990571366 ], [ 3.059429030365377, 50.638884678108255 ], [ 3.059421805873024, 50.63887349073581 ], [ 3.059337428909808, 50.638896460172155 ], [ 3.059323349167531, 50.63889991299319 ], [ 3.059263575397718, 50.63891598740898 ], [ 3.059259940680697, 50.638909276440884 ], [ 3.059230213880614, 50.63892741851154 ], [ 3.059205044752719, 50.63889725924915 ], [ 3.059154228512704, 50.63892226764571 ], [ 3.059112644931221, 50.63897415833158 ], [ 3.059053223308179, 50.639013807701076 ], [ 3.059087135228981, 50.639038300108886 ], [ 3.059115694762115, 50.63905944767843 ], [ 3.059071949748214, 50.63908553854662 ], [ 3.059125417421853, 50.63911888814505 ], [ 3.059164621446666, 50.63914334211113 ], [ 3.059141843775219, 50.6391547142974 ], [ 3.059051085236561, 50.63922373317742 ], [ 3.058987002624499, 50.63918820786511 ], [ 3.058957352706816, 50.63921195869983 ], [ 3.058907504306517, 50.63918419824201 ], [ 3.058963351952463, 50.639141203273546 ], [ 3.058746226413867, 50.63902352879611 ], [ 3.058459514835684, 50.638856896531486 ], [ 3.058449655560832, 50.638788481851286 ], [ 3.058507863283104, 50.63878475706604 ], [ 3.058498400946376, 50.63874216098019 ], [ 3.058533634432731, 50.63873857264291 ], [ 3.058533496963816, 50.6387295985038 ], [ 3.058547607552502, 50.638728389307914 ], [ 3.058536487835807, 50.638692533630454 ], [ 3.058584083305252, 50.63868887663075 ], [ 3.05857132295951, 50.638662013881714 ], [ 3.058588916546585, 50.63865854153836 ], [ 3.058579820344093, 50.638639511541164 ], [ 3.058618473772392, 50.638628051187716 ], [ 3.058665914949364, 50.63861317647229 ], [ 3.058737898899348, 50.63858803261367 ], [ 3.058771274425495, 50.638576610605156 ], [ 3.058950395591046, 50.63851489981899 ], [ 3.059046981060079, 50.63848175705065 ], [ 3.059057886365725, 50.638503020735236 ], [ 3.059150094326959, 50.63864727310378 ], [ 3.059227415029517, 50.638624352023115 ], [ 3.059362714173734, 50.63858311375708 ], [ 3.059302625750608, 50.63834437470338 ], [ 3.058617351790564, 50.63749765987095 ], [ 3.058380602200157, 50.63736551831493 ], [ 3.058165295884549, 50.637251206995636 ], [ 3.057471597595801, 50.63678171131113 ], [ 3.056648191247287, 50.6362534984042 ], [ 3.055306370977447, 50.6370563906449 ], [ 3.054595644205332, 50.636862000356764 ], [ 3.051978787866296, 50.63762877722117 ], [ 3.051978787866296, 50.63762877722117 ] ] ], "type": "Polygon" } </text:p>
          </table:table-cell>
        </table:table-row>
        <table:table-row table:style-name="ro7">
          <table:table-cell office:value-type="string" calcext:value-type="string">
            <text:p>Lille </text:p>
          </table:table-cell>
          <table:table-cell office:value-type="string" calcext:value-type="string">
            <text:p>Fives 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292399442, 3.08998528829 </text:p>
          </table:table-cell>
          <table:table-cell office:value-type="string" calcext:value-type="string">
            <text:p>{ "coordinates": [ [ [ 3.093189296925005, 50.64218120170658 ], [ 3.093189296925005, 50.64218120170658 ], [ 3.093194920052738, 50.64206286417657 ], [ 3.093201468337543, 50.64194875276298 ], [ 3.093219928572816, 50.641873032845666 ], [ 3.093228681598413, 50.64183666295262 ], [ 3.093257358852417, 50.64174541901017 ], [ 3.093276393700046, 50.6416980121319 ], [ 3.093307896077552, 50.64161582994804 ], [ 3.093318220264488, 50.64158960864032 ], [ 3.093354326198165, 50.641493818128495 ], [ 3.093382390076116, 50.641422057499575 ], [ 3.093391515987308, 50.6413965819356 ], [ 3.093409859570241, 50.64134945373147 ], [ 3.093427639111367, 50.641302595170906 ], [ 3.09344499592321, 50.641256104863785 ], [ 3.093483828656618, 50.64115463156154 ], [ 3.093507090017967, 50.64109596780709 ], [ 3.093529524697407, 50.641040535369584 ], [ 3.093551831494459, 50.64098466328509 ], [ 3.093571540122433, 50.64094318773216 ], [ 3.093624114154568, 50.640960737493586 ], [ 3.0937883433491, 50.64102144951269 ], [ 3.093921696778911, 50.64106832853773 ], [ 3.094019083697108, 50.641103577198685 ], [ 3.094194649221985, 50.6411658326169 ], [ 3.094405508870508, 50.641189391233674 ], [ 3.094507183217, 50.641200334180425 ], [ 3.094674644906128, 50.641223001020784 ], [ 3.095006338630319, 50.64126177637165 ], [ 3.095617849244663, 50.641331942725365 ], [ 3.095729669661691, 50.641134810613146 ], [ 3.095867184947099, 50.6408915760976 ], [ 3.095932120441449, 50.6408416295086 ], [ 3.096055390232003, 50.64074376051472 ], [ 3.096106498813589, 50.64070315766772 ], [ 3.096236146168977, 50.6405976016367 ], [ 3.096369286983752, 50.64048897357108 ], [ 3.09642483094927, 50.6404434044105 ], [ 3.096552221117865, 50.640346303444666 ], [ 3.096571075876292, 50.64033189418678 ], [ 3.096761596075694, 50.64018648966446 ], [ 3.096747343823433, 50.6401798329473 ], [ 3.096584748840166, 50.640088736887094 ], [ 3.096534711701745, 50.640062176297 ], [ 3.096417427086643, 50.639975738271005 ], [ 3.096347413278223, 50.63993770614522 ], [ 3.096198345466911, 50.6398792381913 ], [ 3.095932638094309, 50.63977558541326 ], [ 3.095435814433074, 50.63958243973031 ], [ 3.095192609594751, 50.639488612723795 ], [ 3.09522183529654, 50.63945103329568 ], [ 3.095263018016418, 50.63940070132315 ], [ 3.095296473788677, 50.63936128789042 ], [ 3.09533157584249, 50.63931935143217 ], [ 3.095255589978569, 50.639279025844694 ], [ 3.095118499805598, 50.639209518057186 ], [ 3.094530407555665, 50.63891123387499 ], [ 3.094974309854689, 50.63837803352285 ], [ 3.095020378827794, 50.638322447898155 ], [ 3.095145240692601, 50.63817341622165 ], [ 3.095176879618654, 50.6381362746179 ], [ 3.095339679438544, 50.63794600400824 ], [ 3.095353565893368, 50.63793881397017 ], [ 3.095505878770687, 50.638015327756456 ], [ 3.095750624595068, 50.63809925459964 ], [ 3.095871073878227, 50.63810917688322 ], [ 3.095958962455304, 50.63811661143712 ], [ 3.095974073607143, 50.63807093894415 ], [ 3.095986846697492, 50.63802025166608 ], [ 3.095999871354844, 50.63796829882361 ], [ 3.096011313590965, 50.637922745817434 ], [ 3.096023021664261, 50.63787600800458 ], [ 3.096035547183558, 50.63782874007615 ], [ 3.096047256259446, 50.63778254968117 ], [ 3.096058839853483, 50.637737167058916 ], [ 3.096071113354288, 50.63769097621874 ], [ 3.0960831199126, 50.637645413776326 ], [ 3.096184105917131, 50.63725633882762 ], [ 3.096231005557117, 50.637075803822256 ], [ 3.09624211867045, 50.63702808819991 ], [ 3.096254063818585, 50.63698746157093 ], [ 3.096932337538273, 50.6370186308948 ], [ 3.0973749074003, 50.63699170292906 ], [ 3.09796543706553, 50.63701597138802 ], [ 3.097945762376282, 50.63713007630045 ], [ 3.097940601652025, 50.63716112223084 ], [ 3.097927014574581, 50.63721298604187 ], [ 3.097921943062922, 50.637231898740794 ], [ 3.097903913729265, 50.63730698237344 ], [ 3.097888139813397, 50.63737360152157 ], [ 3.097789128889966, 50.63777022356343 ], [ 3.09777077257415, 50.637851517534514 ], [ 3.097759694545397, 50.6379021049592 ], [ 3.097734362453276, 50.63802461401006 ], [ 3.097703097728091, 50.638166036374834 ], [ 3.097757095923297, 50.63818375384672 ], [ 3.097947013682762, 50.63824186478469 ], [ 3.098135396705321, 50.638301520205346 ], [ 3.098148723601744, 50.63830421988444 ], [ 3.098286567332861, 50.63833246039081 ], [ 3.098298905536141, 50.63833471212561 ], [ 3.098443361696968, 50.638359779324475 ], [ 3.09853083248444, 50.63837682376945 ], [ 3.098535822404827, 50.63835234712995 ], [ 3.098550739538214, 50.63829525929104 ], [ 3.0985659372716, 50.6382373545692 ], [ 3.098578397151372, 50.63819376588819 ], [ 3.098588350267849, 50.63815280863884 ], [ 3.098599244771246, 50.63810976862038 ], [ 3.098617353958313, 50.63803980021589 ], [ 3.098796868297505, 50.637335863097356 ], [ 3.098810779201944, 50.63727689135382 ], [ 3.0988332987203, 50.6371823658312 ], [ 3.098861733481461, 50.63706765253731 ], [ 3.098888871349542, 50.63696086449717 ], [ 3.098897150421689, 50.636929977570155 ], [ 3.098907276236302, 50.6368909854378 ], [ 3.098920487410028, 50.63684227174945 ], [ 3.098931802389238, 50.63679806463261 ], [ 3.09893684154085, 50.636777267316525 ], [ 3.098954260634278, 50.63670847489912 ], [ 3.098956295966609, 50.63670298104496 ], [ 3.098965575553609, 50.63666426777046 ], [ 3.098967627452742, 50.636660021321354 ], [ 3.098989302623465, 50.636574129573034 ], [ 3.099012835163448, 50.636485570980085 ], [ 3.09901384344826, 50.636481648433886 ], [ 3.099025143090887, 50.636436902842746 ], [ 3.09903702161405, 50.636392327296406 ], [ 3.099048603265201, 50.636347491729865 ], [ 3.099059012310018, 50.63630912752231 ], [ 3.099070591957112, 50.636263295808995 ], [ 3.099072345741098, 50.63625816114359 ], [ 3.099084082536099, 50.63621331646676 ], [ 3.099095946506317, 50.63616857040099 ], [ 3.099107669325166, 50.63612381546955 ], [ 3.099119392300254, 50.63607915027633 ], [ 3.099127574354019, 50.63604215191067 ], [ 3.099138874310204, 50.63599766653283 ], [ 3.099156714951936, 50.63592824547358 ], [ 3.09918363343774, 50.63582532526402 ], [ 3.099198937973894, 50.63576508686249 ], [ 3.100977585176854, 50.635493590962476 ], [ 3.101087917549923, 50.63443393737094 ], [ 3.102396207110211, 50.63441651416803 ], [ 3.102463954342258, 50.634410239109954 ], [ 3.102537182273497, 50.6343929480637 ], [ 3.102754553371329, 50.634321252420214 ], [ 3.102805774957854, 50.63399704144811 ], [ 3.102819462252257, 50.63396944320162 ], [ 3.102903200926796, 50.6337519899948 ], [ 3.103215466413578, 50.63294075198154 ], [ 3.103299890644464, 50.63272212197239 ], [ 3.103407688391747, 50.63250721464848 ], [ 3.103804269963849, 50.631728327547386 ], [ 3.103823128717577, 50.63173207201037 ], [ 3.103874447648968, 50.63164373092025 ], [ 3.103894194231946, 50.631606031297 ], [ 3.10394474266444, 50.63156821614035 ], [ 3.103824695908238, 50.631493659351285 ], [ 3.103378649853409, 50.63121185243902 ], [ 3.102089316124342, 50.6304622808598 ], [ 3.100568486837758, 50.62955182952721 ], [ 3.100450087496094, 50.629491824292046 ], [ 3.099959345810426, 50.62949776653686 ], [ 3.099547867916865, 50.62953789832759 ], [ 3.099238010509639, 50.62962340253947 ], [ 3.098880818673691, 50.629753887110354 ], [ 3.098648239204945, 50.62948155765949 ], [ 3.098365151003295, 50.629151670414565 ], [ 3.098168569335045, 50.62892963939026 ], [ 3.098088612750408, 50.62884322586295 ], [ 3.097592482904383, 50.62829499734465 ], [ 3.09714305609029, 50.627866474662994 ], [ 3.096712015444195, 50.62811663020966 ], [ 3.096376315623345, 50.62829110131884 ], [ 3.096362879440536, 50.628281482275405 ], [ 3.096305587969169, 50.628313762586004 ], [ 3.096301222051229, 50.62824429555582 ], [ 3.095298768146956, 50.62770613248234 ], [ 3.09522875496445, 50.627666402897255 ], [ 3.095891734433394, 50.62719471184219 ], [ 3.096421621021355, 50.62681448838444 ], [ 3.096804769884041, 50.62639725896241 ], [ 3.097123605278089, 50.62602333492834 ], [ 3.097508103654164, 50.625566093987196 ], [ 3.097916996797474, 50.62506266804378 ], [ 3.098261653434883, 50.624634182570624 ], [ 3.097677906517726, 50.62451171201421 ], [ 3.096302349411918, 50.62422585734516 ], [ 3.095342390622803, 50.62401095249085 ], [ 3.094255968420629, 50.62371594095049 ], [ 3.094010497620259, 50.623643066454804 ], [ 3.094080436843489, 50.62352630128485 ], [ 3.094141747622277, 50.623435209413586 ], [ 3.09422251439837, 50.6233149538432 ], [ 3.094251087124843, 50.623272339590535 ], [ 3.094279252382829, 50.623230632053804 ], [ 3.094310737320241, 50.62318377067242 ], [ 3.094340154330951, 50.6231400788197 ], [ 3.094367896718829, 50.62309864080846 ], [ 3.094394134288674, 50.62305972574353 ], [ 3.094427124287177, 50.62301061059769 ], [ 3.09445542948403, 50.6229684541774 ], [ 3.094494792774898, 50.622910135379186 ], [ 3.094523224471458, 50.62286779037804 ], [ 3.094536617308749, 50.62284783902171 ], [ 3.094471308368092, 50.62279260632651 ], [ 3.094453264376822, 50.62277735457156 ], [ 3.09427624451256, 50.62262773299976 ], [ 3.094231707608557, 50.62259035245605 ], [ 3.094276402789723, 50.62253918226127 ], [ 3.093944962908125, 50.622418862182016 ], [ 3.093981340374004, 50.62237818050336 ], [ 3.093947540709911, 50.622348913568544 ], [ 3.093906421603695, 50.62231330724242 ], [ 3.093847258246031, 50.62226208109524 ], [ 3.093770036656724, 50.62219524408277 ], [ 3.093727900416606, 50.622158749989744 ], [ 3.093713586536752, 50.62214634916457 ], [ 3.093666589613679, 50.62210564971121 ], [ 3.09362691219261, 50.62207129861206 ], [ 3.093584931658355, 50.6220349748607 ], [ 3.093574899346375, 50.62202632210042 ], [ 3.093542386074544, 50.621998211772045 ], [ 3.093476045342744, 50.62194074463026 ], [ 3.093465744529339, 50.62193182282928 ], [ 3.093426634494004, 50.62189898790907 ], [ 3.093390969164194, 50.62186748757346 ], [ 3.093367456004661, 50.62184668458234 ], [ 3.093290047131684, 50.62177706529825 ], [ 3.093479115027995, 50.62154348008305 ], [ 3.093497034159968, 50.62151478429087 ], [ 3.093557923804625, 50.62143313386188 ], [ 3.093584851360754, 50.621393670911665 ], [ 3.093610540660496, 50.62135593197919 ], [ 3.093638720152055, 50.62131458343651 ], [ 3.093732662782181, 50.62118786524475 ], [ 3.093767110064849, 50.621141342651384 ], [ 3.094065286265983, 50.62073950172578 ], [ 3.09426196968886, 50.620568891864735 ], [ 3.094343216547486, 50.620496549926095 ], [ 3.094399225855893, 50.6204466542739 ], [ 3.094435588850355, 50.62041423782245 ], [ 3.094560495226883, 50.62029658639089 ], [ 3.094627597723078, 50.62024221289143 ], [ 3.094845160193086, 50.62005177943643 ], [ 3.094991326830574, 50.61992094573122 ], [ 3.095141568648703, 50.61978964203254 ], [ 3.095171409741595, 50.61975529184941 ], [ 3.094911513410943, 50.61960116604424 ], [ 3.094861856540504, 50.61957047545072 ], [ 3.094823766633913, 50.619546982492466 ], [ 3.094762698628104, 50.619509345366026 ], [ 3.094736727236904, 50.61949378552544 ], [ 3.094586942966842, 50.61940367948502 ], [ 3.094360120605549, 50.61926704539576 ], [ 3.094585552258058, 50.619047160907186 ], [ 3.094653056450344, 50.618982277883156 ], [ 3.095118531563005, 50.6185375600131 ], [ 3.095536137581902, 50.61813072234208 ], [ 3.095646562451441, 50.61802772691696 ], [ 3.095743984484018, 50.61793396717781 ], [ 3.094048467881958, 50.61716641018669 ], [ 3.093983452970715, 50.617218870474055 ], [ 3.09347672845031, 50.61700114603273 ], [ 3.093049282637499, 50.61682884279863 ], [ 3.09279147541181, 50.61672486881639 ], [ 3.09203072396231, 50.61713504920787 ], [ 3.091254705278905, 50.6167730346418 ], [ 3.091199744720287, 50.61674739900127 ], [ 3.090816259371991, 50.616565560686794 ], [ 3.091053305557599, 50.61640134208682 ], [ 3.091194210769094, 50.616286463704725 ], [ 3.091093284215122, 50.616239637062016 ], [ 3.090538541533804, 50.615984538787764 ], [ 3.08962163388754, 50.615557344484266 ], [ 3.089387232962542, 50.6154487065172 ], [ 3.089143148232754, 50.61533528265494 ], [ 3.089102011503245, 50.61531639391434 ], [ 3.088991135113854, 50.61539962236194 ], [ 3.088727866024086, 50.61561245300318 ], [ 3.088614154449597, 50.615704415303725 ], [ 3.08834186453024, 50.615946966067334 ], [ 3.087989229219597, 50.61625574215729 ], [ 3.087896210122274, 50.61633283623627 ], [ 3.08778910984147, 50.616432214912074 ], [ 3.087328523772229, 50.616859160618496 ], [ 3.087175170091445, 50.617000365444625 ], [ 3.086681967675472, 50.617456004783605 ], [ 3.086248069996696, 50.61791828664299 ], [ 3.085986195041694, 50.6178063232082 ], [ 3.084102892818102, 50.61700977266031 ], [ 3.084212694885152, 50.616775185663585 ], [ 3.083655034681934, 50.6165125202422 ], [ 3.083246015921578, 50.6163203550239 ], [ 3.083245170338467, 50.61632081329071 ], [ 3.082315037086683, 50.6168097631283 ], [ 3.081518525699989, 50.617437731491194 ], [ 3.081013735883761, 50.618107639255626 ], [ 3.080819974086966, 50.61892376062308 ], [ 3.080970979173177, 50.61967372989988 ], [ 3.081390880630336, 50.62035467016039 ], [ 3.083188765675269, 50.622056234291385 ], [ 3.083775900854894, 50.622709177393396 ], [ 3.084163542590139, 50.62312766140594 ], [ 3.084428373155526, 50.62359068676141 ], [ 3.084508564684469, 50.62392793519774 ], [ 3.084579578870836, 50.62423514338332 ], [ 3.084474892587175, 50.62487784412238 ], [ 3.084130884348884, 50.62556246438817 ], [ 3.083349547135013, 50.62697912037274 ], [ 3.083050987685759, 50.62751351019345 ], [ 3.083116023664424, 50.62762935250299 ], [ 3.083300066676799, 50.62788862380752 ], [ 3.083060403968023, 50.62972662110372 ], [ 3.08290774799614, 50.63012495873268 ], [ 3.081750399517412, 50.63140183749168 ], [ 3.079850160160361, 50.632921336160955 ], [ 3.078650903098544, 50.63366746931099 ], [ 3.078042118157925, 50.633904765266486 ], [ 3.07722198179744, 50.634172567676345 ], [ 3.076347192900295, 50.634445181458325 ], [ 3.07649231125163, 50.635271594286806 ], [ 3.076678191747942, 50.63587885670481 ], [ 3.077321595047908, 50.637310574946056 ], [ 3.078300347277375, 50.637708578585716 ], [ 3.07907452871896, 50.63800345639011 ], [ 3.079564083577983, 50.63815643221786 ], [ 3.079912664353606, 50.63809699650024 ], [ 3.080239698668583, 50.63801300232199 ], [ 3.080976273505596, 50.63781755928039 ], [ 3.081987997591094, 50.6376080293619 ], [ 3.082673444354907, 50.637530755524224 ], [ 3.083286415304796, 50.63744719970049 ], [ 3.083905022104003, 50.63738493286555 ], [ 3.084868125980477, 50.63734294303157 ], [ 3.086128400000573, 50.63733948167568 ], [ 3.08662974748498, 50.63734193285753 ], [ 3.08732467036988, 50.6371938469661 ], [ 3.088569433264349, 50.63721515855429 ], [ 3.089033386071105, 50.637760019803046 ], [ 3.089596842873473, 50.638458032820715 ], [ 3.090136413788004, 50.639095591740464 ], [ 3.090564071889687, 50.63957556176395 ], [ 3.091308772126834, 50.640458767735886 ], [ 3.092228192945168, 50.641560862091964 ], [ 3.092736368112874, 50.64221880149946 ], [ 3.09318632247115, 50.642205838012835 ], [ 3.093189296925005, 50.64218120170658 ] ] ], "type": "Polygon" } </text:p>
          </table:table-cell>
        </table:table-row>
        <table:table-row table:style-name="ro8">
          <table:table-cell table:number-columns-repeated="2" office:value-type="string" calcext:value-type="string">
            <text:p>Lomme 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float" office:value="59160" calcext:value-type="float">
            <text:p>59160</text:p>
          </table:table-cell>
          <table:table-cell office:value-type="string" calcext:value-type="string">
            <text:p>50.6424218359, 2.99423836969 </text:p>
          </table:table-cell>
          <table:table-cell office:value-type="string" calcext:value-type="string">
            <text:p>{ "coordinates": [ [ [ 2.983830810536032, 50.661269707184616 ], [ 2.983835266608009, 50.66128622871795 ], [ 2.983960308241021, 50.661256065693046 ], [ 2.984542391418584, 50.66084801526287 ], [ 2.985346066632868, 50.66028181398604 ], [ 2.985875246850371, 50.65990471049646 ], [ 2.986157228420772, 50.65973741450224 ], [ 2.98623922046512, 50.65970316117523 ], [ 2.98635676274089, 50.659663329921536 ], [ 2.986462896510132, 50.659627508655554 ], [ 2.986583414492876, 50.65959817699863 ], [ 2.986701673285605, 50.65956957186961 ], [ 2.986771096512924, 50.65954779956661 ], [ 2.986888114913749, 50.659510758636046 ], [ 2.987113087549916, 50.659436711393894 ], [ 2.987535697328073, 50.659294616481375 ], [ 2.987907365665148, 50.65916187496201 ], [ 2.988138137792105, 50.65908708155355 ], [ 2.988406840709696, 50.658963176922164 ], [ 2.988633459043824, 50.65883285148012 ], [ 2.988920378261792, 50.658676488629396 ], [ 2.989095033353146, 50.65858285207686 ], [ 2.989319082060026, 50.65850350603332 ], [ 2.98962280855195, 50.65842830324431 ], [ 2.989995021501095, 50.65833645857891 ], [ 2.990209010345428, 50.65828628437578 ], [ 2.990482607470801, 50.65821125656092 ], [ 2.990816108658317, 50.65811143757168 ], [ 2.991136606381133, 50.6580116077713 ], [ 2.991976155790437, 50.65774162082202 ], [ 2.992262522991865, 50.65766974868119 ], [ 2.992932154016311, 50.65753965732766 ], [ 2.993889725579892, 50.65733849414904 ], [ 2.994141502536458, 50.65724990642271 ], [ 2.994553981710101, 50.657094182177396 ], [ 2.995390913214161, 50.656832364894896 ], [ 2.995935012503438, 50.65667491778067 ], [ 2.996640511810117, 50.65646038034775 ], [ 2.99684816269894, 50.65639289258921 ], [ 2.997009396087858, 50.65633275304744 ], [ 2.997272033613546, 50.65622405741458 ], [ 2.997998008212332, 50.655914478207166 ], [ 2.998459677100497, 50.65570821798506 ], [ 2.998572810317736, 50.65565760611037 ], [ 2.998871044290323, 50.65550492592393 ], [ 2.99909070263779, 50.65537641136602 ], [ 2.999326199289855, 50.65520610464641 ], [ 2.999490998199681, 50.6550671074002 ], [ 3.000086307937991, 50.65455599493494 ], [ 3.000498914216855, 50.65422801245083 ], [ 3.00081176989709, 50.653917483558274 ], [ 3.000822793020333, 50.653815036296805 ], [ 3.000948354026586, 50.653661068446894 ], [ 3.000987412168104, 50.65359180678256 ], [ 3.001106223772191, 50.6534002197408 ], [ 3.00117557183224, 50.65321096625136 ], [ 3.001371747533597, 50.65286773522435 ], [ 3.001374274257434, 50.65286646986047 ], [ 3.001490884686565, 50.652812965443495 ], [ 3.001583130964949, 50.65276605712683 ], [ 3.00167171833459, 50.652637736512396 ], [ 3.001746103520945, 50.652475871128885 ], [ 3.00186687657876, 50.65241586907907 ], [ 3.002055025667572, 50.65239216572205 ], [ 3.002224034702105, 50.652395258847655 ], [ 3.00237085562083, 50.6524398390618 ], [ 3.002452645039801, 50.65248468064718 ], [ 3.00255398578943, 50.65254326099699 ], [ 3.002547263234974, 50.65247632393118 ], [ 3.002635212714493, 50.652353674168474 ], [ 3.002974164290075, 50.651917591792476 ], [ 3.003197839631861, 50.651663477656655 ], [ 3.003737461216766, 50.65121907746558 ], [ 3.004882093739665, 50.65041170609394 ], [ 3.005415243523121, 50.650033939351495 ], [ 3.005784085721701, 50.6497770225027 ], [ 3.006100933484611, 50.64959500451164 ], [ 3.006663858275141, 50.64929499970448 ], [ 3.006844160293241, 50.649276368722035 ], [ 3.007083490386013, 50.6492539829669 ], [ 3.007361053722902, 50.64920477101747 ], [ 3.007620140627346, 50.64915917612654 ], [ 3.008217637101826, 50.64905781187579 ], [ 3.008376553274313, 50.649037053221925 ], [ 3.00870025644446, 50.64899224140913 ], [ 3.009085185593466, 50.648926783934044 ], [ 3.009349720735127, 50.648896790919345 ], [ 3.009797269306644, 50.64887025600146 ], [ 3.010062873567354, 50.64882586697667 ], [ 3.010552979808694, 50.648609685847774 ], [ 3.010580275698794, 50.64859982102198 ], [ 3.010694801996186, 50.6485291493774 ], [ 3.010852482651912, 50.648290129210636 ], [ 3.011041041105728, 50.648035293692345 ], [ 3.011339997328198, 50.64769919642183 ], [ 3.011628564512056, 50.647376820616124 ], [ 3.011767456228552, 50.647220784042055 ], [ 3.011929381245318, 50.647062914351594 ], [ 3.012094132663595, 50.646865387619286 ], [ 3.012394826644637, 50.646421490182 ], [ 3.012726411234778, 50.645923133688804 ], [ 3.012895781837685, 50.645602785421765 ], [ 3.013020441384614, 50.64546012891439 ], [ 3.013279067512495, 50.64515230735527 ], [ 3.013493930865588, 50.64487061354417 ], [ 3.013556323586664, 50.64480338161161 ], [ 3.01365376611381, 50.6447052030192 ], [ 3.013990032484414, 50.644430279194914 ], [ 3.01423461559566, 50.644311218582644 ], [ 3.014568169827651, 50.644145535433545 ], [ 3.015032678673306, 50.64383149314609 ], [ 3.016481776173879, 50.642717259360325 ], [ 3.016953939494938, 50.642367841065564 ], [ 3.017356706753968, 50.64207004986849 ], [ 3.017746749805864, 50.64176164261939 ], [ 3.01810979812499, 50.64147477594077 ], [ 3.018403255810326, 50.64123505972035 ], [ 3.01846836196826, 50.64113157788345 ], [ 3.018661492759177, 50.64082483873538 ], [ 3.018870248680554, 50.64049373188012 ], [ 3.019000825025678, 50.64025270139115 ], [ 3.01922487987737, 50.639973551851696 ], [ 3.019401376372934, 50.63981037369236 ], [ 3.019759905467828, 50.639574951100776 ], [ 3.020196046116499, 50.639369641160066 ], [ 3.020552732494459, 50.6392345479333 ], [ 3.0210517192266, 50.63905593167681 ], [ 3.021444838125451, 50.638887185367885 ], [ 3.021908896238427, 50.63868809247187 ], [ 3.022506049736602, 50.63841568139282 ], [ 3.022856772019264, 50.638258595626155 ], [ 3.023096335822788, 50.63813765075344 ], [ 3.023406862719225, 50.63797791447129 ], [ 3.023713621403067, 50.63779167723975 ], [ 3.0233147767121, 50.637538150401234 ], [ 3.022964734183065, 50.63734690323619 ], [ 3.021855203660433, 50.63684802897317 ], [ 3.021167826302631, 50.63656164581154 ], [ 3.020807450790187, 50.63642798170401 ], [ 3.019665843088234, 50.63610464661703 ], [ 3.019451203761845, 50.636049883737165 ], [ 3.019084669223469, 50.635988709393644 ], [ 3.018531405127298, 50.635897857241524 ], [ 3.018086765057114, 50.63579092294559 ], [ 3.016827265497655, 50.63547479387042 ], [ 3.016876733175859, 50.635415637905865 ], [ 3.016909784496726, 50.635383263304085 ], [ 3.017564298745675, 50.634741181491854 ], [ 3.017707605184721, 50.63461091776655 ], [ 3.017990152453328, 50.63435184416348 ], [ 3.018067482959427, 50.63428317086944 ], [ 3.018687316515371, 50.63368973664364 ], [ 3.018779962963893, 50.633604610696054 ], [ 3.019149246495233, 50.63322458360302 ], [ 3.019385608313757, 50.63299930156323 ], [ 3.020186558511115, 50.63223303041963 ], [ 3.021419497623749, 50.63105749621501 ], [ 3.021508748583623, 50.63097319412073 ], [ 3.021541653285685, 50.63094172450292 ], [ 3.021674643114017, 50.630822298216955 ], [ 3.021338528807386, 50.63064355233492 ], [ 3.021260523364862, 50.63059393778763 ], [ 3.021191519277517, 50.63054246396931 ], [ 3.021064287746595, 50.63043101570475 ], [ 3.02097155335853, 50.63034983182681 ], [ 3.020951676196341, 50.63032397121288 ], [ 3.020880101509387, 50.630230533741965 ], [ 3.020843913642022, 50.63017042986247 ], [ 3.020804760651803, 50.63007095613857 ], [ 3.02077339258569, 50.62996255163902 ], [ 3.020768891771239, 50.62989461680167 ], [ 3.020773874478417, 50.629797235627024 ], [ 3.020800966815811, 50.629666098311816 ], [ 3.020843548629454, 50.629460902243046 ], [ 3.020874216826128, 50.62931159123523 ], [ 3.020883171213909, 50.629265515535025 ], [ 3.020883446766316, 50.62921562720199 ], [ 3.020883579485906, 50.62919548878765 ], [ 3.020884172334422, 50.629128244044 ], [ 3.020860501941179, 50.62900442022076 ], [ 3.020786954580668, 50.62874190641242 ], [ 3.020712333845851, 50.62847490546932 ], [ 3.020678545440494, 50.62834492678318 ], [ 3.020652431714389, 50.628247281336584 ], [ 3.020617861805875, 50.62817187569418 ], [ 3.020551691414668, 50.62807076377711 ], [ 3.020445605093126, 50.62796494685944 ], [ 3.020319456349606, 50.627859240812285 ], [ 3.020199248482746, 50.62775476313961 ], [ 3.020073928894691, 50.62763826053406 ], [ 3.020031633731517, 50.62757567128113 ], [ 3.019986147825518, 50.62750742868102 ], [ 3.019937079640544, 50.62740676230065 ], [ 3.019864512700384, 50.627143618966365 ], [ 3.019820594347283, 50.627006067055405 ], [ 3.019806248738095, 50.62694196550963 ], [ 3.019766888344795, 50.6268774640957 ], [ 3.01967654885962, 50.626765074595276 ], [ 3.019554196000349, 50.62664919005636 ], [ 3.019337569352575, 50.6264210328558 ], [ 3.019266596510382, 50.62632947844145 ], [ 3.01922609034218, 50.62625410901754 ], [ 3.01915031397492, 50.6260329563947 ], [ 3.019129365723367, 50.625892035079374 ], [ 3.019117177792849, 50.6258594779354 ], [ 3.019087802674626, 50.62578135156694 ], [ 3.019064754684266, 50.62572035629124 ], [ 3.018965390266359, 50.62560990593305 ], [ 3.018865412584318, 50.625555823629895 ], [ 3.018791780600642, 50.62551597959247 ], [ 3.018744931640307, 50.62549062508665 ], [ 3.018683985723763, 50.625457626515235 ], [ 3.018612781139864, 50.625419110208476 ], [ 3.018484549277797, 50.62537553183977 ], [ 3.018413493461049, 50.625357243642085 ], [ 3.01676771800218, 50.625378010238535 ], [ 3.01651446364127, 50.62538629164307 ], [ 3.014914122907316, 50.625481120071775 ], [ 3.014606889995194, 50.625491234829624 ], [ 3.014531326767464, 50.62549363985682 ], [ 3.01411077616225, 50.625504314037 ], [ 3.013340343064058, 50.6255265928576 ], [ 3.013308430767827, 50.625529028339045 ], [ 3.013061822779204, 50.625547685338184 ], [ 3.01344446466545, 50.625904725845714 ], [ 3.013581140223549, 50.6260370739597 ], [ 3.013988216431626, 50.62651352274909 ], [ 3.013956550284159, 50.62664233533935 ], [ 3.013933222760349, 50.62672238926167 ], [ 3.013915293732805, 50.62678425153797 ], [ 3.013905187484079, 50.62681909113445 ], [ 3.013884030514728, 50.62689184863015 ], [ 3.0138665101191, 50.62695226596665 ], [ 3.01377636732551, 50.62694351703001 ], [ 3.013720651437785, 50.62694096550871 ], [ 3.013652491740076, 50.626938567895635 ], [ 3.013506114677845, 50.62694047749718 ], [ 3.0133452350471, 50.626946785921305 ], [ 3.013193217436244, 50.62695996755323 ], [ 3.012668341695622, 50.6269987376039 ], [ 3.012417183325995, 50.62701769887365 ], [ 3.01227217608957, 50.627025987650484 ], [ 3.011720493334618, 50.627008361480776 ], [ 3.011643041122816, 50.62702803158482 ], [ 3.011413505768167, 50.62708660160076 ], [ 3.011236274038792, 50.62709578956085 ], [ 3.009784320545636, 50.627114911202796 ], [ 3.009585514917555, 50.627117565173535 ], [ 3.009405360977821, 50.627120028952675 ], [ 3.009295270550135, 50.627120109039716 ], [ 3.008654975961431, 50.6271319207124 ], [ 3.008367412001338, 50.62713372632509 ], [ 3.008220596668179, 50.627134831005534 ], [ 3.008150334886373, 50.62713315743407 ], [ 3.008073992235416, 50.62713143037235 ], [ 3.008009077426408, 50.62712820380959 ], [ 3.007934145532284, 50.627125659904515 ], [ 3.00786755042141, 50.62711362953252 ], [ 3.007703955510319, 50.627086411598135 ], [ 3.007338417091817, 50.62702061581686 ], [ 3.00699972830095, 50.626953668724084 ], [ 3.006858425795133, 50.62692426764109 ], [ 3.006786850461281, 50.62690938311499 ], [ 3.006720368577203, 50.62689582647669 ], [ 3.006650782741702, 50.626881659712474 ], [ 3.006573126572471, 50.62686582410584 ], [ 3.006470088255986, 50.62684438080146 ], [ 3.006291369260012, 50.626807191268895 ], [ 3.006221487363508, 50.626792835815664 ], [ 3.006151323313332, 50.626778309823905 ], [ 3.006034698442099, 50.62675434503272 ], [ 3.005846597432738, 50.626713511720226 ], [ 3.005716710053387, 50.62668331904539 ], [ 3.005689352742845, 50.62667700235201 ], [ 3.005530824191604, 50.626638608223914 ], [ 3.005329305747801, 50.62658823497067 ], [ 3.005157853799986, 50.62654497681074 ], [ 3.00511415835337, 50.62653317733128 ], [ 3.004631435767792, 50.626402583387566 ], [ 3.004438736515509, 50.62634676987632 ], [ 3.004359627648707, 50.626318889325624 ], [ 3.004195512014806, 50.62625338210682 ], [ 3.004015016299647, 50.626180686727096 ], [ 3.003825717973065, 50.62611505417687 ], [ 3.003716981476302, 50.62607898949216 ], [ 3.003345528101063, 50.62598353968863 ], [ 3.003167846543123, 50.62598040332048 ], [ 3.00284417105579, 50.62597538551107 ], [ 3.002079043201486, 50.62596341092465 ], [ 3.001134414420706, 50.62594874108093 ], [ 3.000782268534149, 50.625940469429665 ], [ 3.00042624646534, 50.62634598696339 ], [ 3.000284724852928, 50.62650562336342 ], [ 3.000228403780125, 50.626571468380824 ], [ 3.000226612049061, 50.6265844183891 ], [ 3.000235147810178, 50.6265991183786 ], [ 3.000253714781149, 50.62661321706483 ], [ 3.00049402825818, 50.62680199201878 ], [ 3.000940066599064, 50.62721273677665 ], [ 3.000950676794715, 50.627234346940014 ], [ 3.000953527186382, 50.627256531520274 ], [ 3.000950014505693, 50.62727785461069 ], [ 3.000935990721094, 50.62729609060263 ], [ 3.000911625151962, 50.62731249590092 ], [ 3.000787186846587, 50.62738870695138 ], [ 3.000773035845909, 50.62739741216141 ], [ 3.000715204378269, 50.62743584965486 ], [ 2.999981221008122, 50.62783836021485 ], [ 2.99965541625064, 50.62801924662707 ], [ 2.999122994298836, 50.62832165238855 ], [ 2.998277914536432, 50.628817358944644 ], [ 2.997991801239456, 50.62898606310756 ], [ 2.997929281580499, 50.62902344914064 ], [ 2.997843354797232, 50.629054759114574 ], [ 2.997827890785953, 50.629060412672644 ], [ 2.997801463200716, 50.62908115188281 ], [ 2.997778393717289, 50.6290993424374 ], [ 2.997774062012907, 50.629102788502166 ], [ 2.997733863898154, 50.62911937233475 ], [ 2.99768103670231, 50.62916263659703 ], [ 2.997281921615489, 50.62899675597088 ], [ 2.995664635372388, 50.62832219901428 ], [ 2.993598387435916, 50.627458445609726 ], [ 2.993538828029084, 50.627505432223316 ], [ 2.993476714935258, 50.62755144046684 ], [ 2.993257907053999, 50.62771445679112 ], [ 2.993155607457873, 50.62778837288881 ], [ 2.993145828851732, 50.627796610799294 ], [ 2.993087157114173, 50.62784628055119 ], [ 2.992975741812243, 50.62792591263593 ], [ 2.992787932273274, 50.628060265741645 ], [ 2.992628783337434, 50.62815265622159 ], [ 2.9926101142812, 50.62817181533079 ], [ 2.992622600292611, 50.62817507375936 ], [ 2.99262679615664, 50.62823383799321 ], [ 2.992772178370786, 50.62831376304091 ], [ 2.992714380030834, 50.62836613390565 ], [ 2.99268199539052, 50.628395612703216 ], [ 2.992650175154958, 50.62842455306417 ], [ 2.992532362323625, 50.6285319060307 ], [ 2.992127965227515, 50.62889981977363 ], [ 2.992020197438885, 50.62899786643494 ], [ 2.992014327139063, 50.629003196809734 ], [ 2.991974138122168, 50.6290397376904 ], [ 2.99180549318512, 50.62919312487685 ], [ 2.991673861612179, 50.629313049025555 ], [ 2.991634786904914, 50.629348593704265 ], [ 2.99159010984538, 50.62938937899541 ], [ 2.99158605994046, 50.629392456914566 ], [ 2.991512074881877, 50.629449411918124 ], [ 2.991475018760062, 50.62947810926814 ], [ 2.99141038918304, 50.62952808282238 ], [ 2.991366615989349, 50.62956185913863 ], [ 2.991325918999743, 50.62959327540591 ], [ 2.991278801316418, 50.62962958221307 ], [ 2.991238936785496, 50.62966036133034 ], [ 2.991187190422692, 50.62970038314138 ], [ 2.991144390625948, 50.62973334277663 ], [ 2.991099361140235, 50.62976819581725 ], [ 2.991058790849558, 50.629799342766916 ], [ 2.991009146807388, 50.62983773132084 ], [ 2.990966911190868, 50.62987050246841 ], [ 2.990927469642435, 50.629900841763906 ], [ 2.990881875426191, 50.62993596390534 ], [ 2.990836422239875, 50.629971095012934 ], [ 2.990787751566323, 50.630008666877615 ], [ 2.990742721584616, 50.63004352874905 ], [ 2.990701318236614, 50.63007548319562 ], [ 2.990658108556996, 50.63010880158695 ], [ 2.990610552407866, 50.630145655513196 ], [ 2.990567060398968, 50.63017906359121 ], [ 2.99052272156815, 50.630213467736574 ], [ 2.990478523823739, 50.63024760264576 ], [ 2.990436428699661, 50.63027991591389 ], [ 2.990398806894991, 50.63030898081088 ], [ 2.990349853337632, 50.6303467409239 ], [ 2.990308590603504, 50.630378605493036 ], [ 2.990262586234521, 50.63041427478333 ], [ 2.990222720456226, 50.63044506251297 ], [ 2.990174754471013, 50.630482005964865 ], [ 2.990132517785871, 50.63051468705431 ], [ 2.99008398719135, 50.630552079137985 ], [ 2.990044826787968, 50.63058231942771 ], [ 2.99000425514993, 50.63061364548153 ], [ 2.989965376864711, 50.63064378704877 ], [ 2.989916563806521, 50.63068127775445 ], [ 2.98983838366516, 50.630741668471536 ], [ 2.989610545337763, 50.630917671656526 ], [ 2.</text:p>
            <text:p>989592510088698, 50.63093178672768 ], [ 2.989529119086654, 50.63097861829304 ], [ 2.9894829446179, 50.63101275264265 ], [ 2.989407980884625, 50.631071240779434 ], [ 2.98930892384206, 50.63116545348992 ], [ 2.989164834018165, 50.63129550554173 ], [ 2.98915819051349, 50.63128503195345 ], [ 2.989100512346802, 50.631335686826006 ], [ 2.989051894472638, 50.6313779335492 ], [ 2.989027592530442, 50.63139919151775 ], [ 2.989007271425264, 50.63141197809567 ], [ 2.988978157970481, 50.631433172807256 ], [ 2.988879698377316, 50.63149870332425 ], [ 2.988849907079673, 50.631521971004986 ], [ 2.988817971375794, 50.631543721828514 ], [ 2.988779926858341, 50.63156172980953 ], [ 2.988673314955991, 50.63161049542881 ], [ 2.9885406125678, 50.63166309057167 ], [ 2.988428915816919, 50.63173265791893 ], [ 2.988371618059526, 50.631780341963754 ], [ 2.988348967180642, 50.63179871021906 ], [ 2.988312275173068, 50.63182399632869 ], [ 2.988195685604549, 50.63187632337345 ], [ 2.988149187902715, 50.63189761493929 ], [ 2.98811294929046, 50.63191425878657 ], [ 2.988064658788978, 50.63193870012426 ], [ 2.988008649040284, 50.631967241948054 ], [ 2.987977601262173, 50.63199050928209 ], [ 2.987948868742536, 50.632008652512376 ], [ 2.987892474759279, 50.63205012619572 ], [ 2.987539793828154, 50.63232857244028 ], [ 2.987536180609093, 50.63233263742934 ], [ 2.987285506644571, 50.63252476042942 ], [ 2.987264675713159, 50.63254132482216 ], [ 2.987220985335747, 50.63256107273078 ], [ 2.987069582209003, 50.63250634982092 ], [ 2.986985358280465, 50.63256029441432 ], [ 2.986981872341155, 50.63256301325671 ], [ 2.98690434960797, 50.63262078153752 ], [ 2.986830185560679, 50.6326762078338 ], [ 2.986755753232514, 50.63273171482116 ], [ 2.986682859050769, 50.63278614501073 ], [ 2.986608130007899, 50.632841921097196 ], [ 2.986546352557313, 50.632903477973834 ], [ 2.986496444577056, 50.632954634917404 ], [ 2.986447510407219, 50.63300469708151 ], [ 2.986428665507254, 50.63303257810262 ], [ 2.986384636966244, 50.63309979061448 ], [ 2.986341299965036, 50.633166096778325 ], [ 2.986265820006563, 50.633281210446235 ], [ 2.986206401887653, 50.63327740774124 ], [ 2.986090676162185, 50.6332474746003 ], [ 2.985411704050374, 50.63307130344338 ], [ 2.985216247615375, 50.63302033335264 ], [ 2.985169150774607, 50.63300799707843 ], [ 2.985123473140238, 50.63301579923496 ], [ 2.98495013283252, 50.633043446040375 ], [ 2.984902097529765, 50.63305512471686 ], [ 2.984889187602085, 50.63305150651268 ], [ 2.984876880334545, 50.63306146646144 ], [ 2.984859266270291, 50.63307567059465 ], [ 2.984831234458082, 50.633103963066496 ], [ 2.984720955724885, 50.633215939527794 ], [ 2.984714802136837, 50.63322065026458 ], [ 2.984620635634518, 50.63329118540525 ], [ 2.984516006240612, 50.63338363433661 ], [ 2.984470177497743, 50.633422352597464 ], [ 2.984442076168744, 50.63344596936279 ], [ 2.984307930234049, 50.63352769014221 ], [ 2.984254511879378, 50.63355954203911 ], [ 2.984227979667243, 50.63357352955853 ], [ 2.984190368771801, 50.63359351047399 ], [ 2.984176946357701, 50.63360391891693 ], [ 2.984156774966778, 50.63362740200773 ], [ 2.984143394332191, 50.633684198447604 ], [ 2.984042642809712, 50.633779312779225 ], [ 2.984003362595354, 50.63381197405663 ], [ 2.983961263384105, 50.63383468249435 ], [ 2.983910501349454, 50.633853835985285 ], [ 2.983859233171135, 50.63386714714189 ], [ 2.983818210894952, 50.633875460946726 ], [ 2.983772844847266, 50.633876603731736 ], [ 2.983701813904339, 50.633870518849584 ], [ 2.983643806701737, 50.63386562024628 ], [ 2.983550077022554, 50.633843567065 ], [ 2.983506618027088, 50.633838329301966 ], [ 2.98335739404629, 50.63385090925888 ], [ 2.983196257889008, 50.63387165400675 ], [ 2.983153938161186, 50.63387746359623 ], [ 2.982980975974537, 50.6339015897569 ], [ 2.982894487762044, 50.63391365723273 ], [ 2.982881942824017, 50.63391535163992 ], [ 2.982806007163311, 50.63393373839113 ], [ 2.982581008180616, 50.63398800133071 ], [ 2.982486473119955, 50.63401017241322 ], [ 2.982376429050321, 50.63403602964506 ], [ 2.982192559223642, 50.634057792921766 ], [ 2.982167200072773, 50.634064143060606 ], [ 2.981856172252871, 50.63414259587663 ], [ 2.981777256203682, 50.63412845882966 ], [ 2.981388856688655, 50.634287344364694 ], [ 2.981287335875476, 50.63434695409029 ], [ 2.981199930294907, 50.63446941259908 ], [ 2.981032988910643, 50.63464704160109 ], [ 2.980988867042116, 50.63467704476398 ], [ 2.980936041228663, 50.63470043254769 ], [ 2.980865762003046, 50.63471914203278 ], [ 2.980700817904497, 50.63476148395963 ], [ 2.98044864618954, 50.6348241565927 ], [ 2.98025268322102, 50.63487258654706 ], [ 2.980061531884885, 50.63492055030042 ], [ 2.979935493258232, 50.63495548470786 ], [ 2.979824185560087, 50.63499221623049 ], [ 2.979773702667611, 50.63501218469998 ], [ 2.979727749583456, 50.63503157953597 ], [ 2.979662408509314, 50.63504972375931 ], [ 2.979468592410067, 50.635089250355904 ], [ 2.979386517203352, 50.635103362226005 ], [ 2.979270254756289, 50.63510848511434 ], [ 2.979182160956164, 50.63510599348193 ], [ 2.979084798889119, 50.63509717337986 ], [ 2.979012851641305, 50.63508614086014 ], [ 2.978918484950102, 50.63506831098638 ], [ 2.978790722917184, 50.635038081900014 ], [ 2.978703894402552, 50.635013746817314 ], [ 2.978469980509161, 50.63494012658673 ], [ 2.97840870363075, 50.63492409690563 ], [ 2.97828036422861, 50.634892700534294 ], [ 2.977959186673846, 50.63485820972538 ], [ 2.977540257347689, 50.63483718874251 ], [ 2.977368154530988, 50.63481977436141 ], [ 2.977005003016822, 50.63477471969912 ], [ 2.976912239612886, 50.63477135508718 ], [ 2.976449914605942, 50.634792994924766 ], [ 2.976400710315485, 50.63479218687345 ], [ 2.976190346782122, 50.63478881726236 ], [ 2.976177464147153, 50.634787540447135 ], [ 2.975779061886052, 50.63474887407166 ], [ 2.975776945380278, 50.63474861340537 ], [ 2.975652690820916, 50.63473660847125 ], [ 2.975537890847689, 50.63472410271742 ], [ 2.975353161264326, 50.63470388308407 ], [ 2.97524229434854, 50.63469953543517 ], [ 2.975070033028029, 50.634691289522294 ], [ 2.974962156865531, 50.634688548615365 ], [ 2.974831250972111, 50.63468744523712 ], [ 2.97474211572847, 50.63468136951356 ], [ 2.974577534473287, 50.63466598097167 ], [ 2.97449963244451, 50.634685905792296 ], [ 2.97446199193273, 50.63467162898925 ], [ 2.974265522319205, 50.63459717388919 ], [ 2.973581240869748, 50.63433800614811 ], [ 2.973556591716217, 50.63433354966763 ], [ 2.973194692257653, 50.63436147175327 ], [ 2.973071128570353, 50.63437975250467 ], [ 2.972960815769079, 50.634396259115746 ], [ 2.972534099341436, 50.63445975705133 ], [ 2.972459219169291, 50.63439768346253 ], [ 2.971845276169256, 50.63388921658767 ], [ 2.971610782016334, 50.63399545439131 ], [ 2.971585503222203, 50.634007106178494 ], [ 2.971504867362265, 50.634045192424715 ], [ 2.971493605065181, 50.6340486718539 ], [ 2.971479279107983, 50.63405504029133 ], [ 2.971465786345369, 50.634060233289965 ], [ 2.971412774431045, 50.634081642663 ], [ 2.970793110146546, 50.63433710336939 ], [ 2.970782982772123, 50.6343299664496 ], [ 2.970750456715276, 50.634307038529684 ], [ 2.970585541723311, 50.634191061084216 ], [ 2.97032969533407, 50.63400832009924 ], [ 2.970319991305681, 50.634001362724675 ], [ 2.970180157706619, 50.63390106872433 ], [ 2.97009482478979, 50.6338398616504 ], [ 2.970079563638496, 50.63382888244496 ], [ 2.969964427486671, 50.63374724265485 ], [ 2.969926613166748, 50.63372021197905 ], [ 2.969880942616231, 50.63368764226109 ], [ 2.96987125282255, 50.63368068485157 ], [ 2.96982473608201, 50.63364749568108 ], [ 2.969771378143792, 50.633610383070085 ], [ 2.969706931141979, 50.63366394375205 ], [ 2.969679528703324, 50.63368683042363 ], [ 2.969581947123381, 50.63376815829821 ], [ 2.96957244591592, 50.63377603537725 ], [ 2.969539029432434, 50.6338035422878 ], [ 2.969462412633926, 50.63386687281773 ], [ 2.969453871299399, 50.63387411294971 ], [ 2.968615332859807, 50.634574156496726 ], [ 2.968556965014518, 50.6346279513734 ], [ 2.968508776812834, 50.63467243352307 ], [ 2.968081601753497, 50.63506753261167 ], [ 2.968109060653142, 50.63509139322582 ], [ 2.968118213682462, 50.63509925701983 ], [ 2.968251205898645, 50.63521675505117 ], [ 2.96833007928024, 50.63520572789443 ], [ 2.968488940713912, 50.635183664738754 ], [ 2.968548197950426, 50.635175441402964 ], [ 2.968803699615972, 50.635139922963646 ], [ 2.9688543482986, 50.635132908841676 ], [ 2.968888923219962, 50.63512805346661 ], [ 2.968942239081402, 50.63512067203271 ], [ 2.969215676673116, 50.63508280597452 ], [ 2.969580449912267, 50.635005259635705 ], [ 2.970064375072811, 50.63549520070133 ], [ 2.970107036359745, 50.6355367796815 ], [ 2.970138750939406, 50.63557256762483 ], [ 2.970190969911264, 50.63563062558044 ], [ 2.970215069905065, 50.63565746435083 ], [ 2.970254008393606, 50.635695192427384 ], [ 2.970300851790132, 50.6357523785368 ], [ 2.970317363998666, 50.63577261042568 ], [ 2.970341224229597, 50.63582335648616 ], [ 2.970341647029588, 50.63582426298545 ], [ 2.970371724319564, 50.63588522320612 ], [ 2.970457108520338, 50.636057629702876 ], [ 2.970479955074182, 50.63612888160503 ], [ 2.970489533382204, 50.63615840911974 ], [ 2.970526085721413, 50.636271564962755 ], [ 2.970543067022187, 50.63635858316686 ], [ 2.970534380324464, 50.63639665877761 ], [ 2.970502906953181, 50.636453359480875 ], [ 2.970494614845911, 50.63646823678767 ], [ 2.970457999328251, 50.636510326202696 ], [ 2.970398818271823, 50.6365786867745 ], [ 2.970223359804239, 50.63678853409442 ], [ 2.970212783148418, 50.6368006377908 ], [ 2.970115237312343, 50.63690803584831 ], [ 2.970078594002495, 50.63694833027243 ], [ 2.969767214990155, 50.63729121377066 ], [ 2.969658338119799, 50.6374178224367 ], [ 2.969356348414271, 50.6377661453365 ], [ 2.969284765809608, 50.63784833145366 ], [ 2.969245890219935, 50.637890698067444 ], [ 2.969143059610341, 50.63800261688298 ], [ 2.968984604737758, 50.638174980965665 ], [ 2.968964114672376, 50.638197285730406 ], [ 2.968941266227938, 50.63822230908645 ], [ 2.968808439884685, 50.63832216770308 ], [ 2.968910152335491, 50.63846859841902 ], [ 2.969013598205295, 50.638551195938376 ], [ 2.969643826796906, 50.63908278584842 ], [ 2.970056229017606, 50.639430268105116 ], [ 2.970293593439369, 50.63962559455254 ], [ 2.970463965762796, 50.63977777462518 ], [ 2.970734197343547, 50.640052125642626 ], [ 2.970946762743266, 50.64026313168328 ], [ 2.971635807952874, 50.64095206806196 ], [ 2.971943132752866, 50.64124014594075 ], [ 2.972431402172894, 50.641603305201954 ], [ 2.972507072416034, 50.64165961690651 ], [ 2.972624784638114, 50.641742411614246 ], [ 2.972778295020726, 50.64183732019593 ], [ 2.972759539118276, 50.64191517589763 ], [ 2.97275036191589, 50.641948225713755 ], [ 2.972727835424668, 50.642030415088875 ], [ 2.972694875732725, 50.64214528603584 ], [ 2.972642380240742, 50.64234387254091 ], [ 2.972598912241407, 50.64249890042528 ], [ 2.972588659637244, 50.642536706264 ], [ 2.972506072675413, 50.642918385485906 ], [ 2.972435373901913, 50.64323760705003 ], [ 2.972312237937444, 50.64325911759736 ], [ 2.972289350630279, 50.64343012371975 ], [ 2.972271407230028, 50.64351652272585 ], [ 2.972230431041248, 50.64380654869085 ], [ 2.972312051703753, 50.64385276575977 ], [ 2.972413633535473, 50.643890605366984 ], [ 2.972469286975995, 50.643908826234316 ], [ 2.972605020087761, 50.64395313462384 ], [ 2.972701581352786, 50.64398470893782 ], [ 2.972760367667958, 50.644003899567025 ], [ 2.972885024109622, 50.644044678380325 ], [ 2.973168329710028, 50.644139973392704 ], [ 2.973347416750213, 50.64419195422172 ], [ 2.973542972581376, 50.644247895888924 ], [ 2.973575921653857, 50.644259407737266 ], [ 2.973655465005127, 50.64428747776268 ], [ 2.973807863480364, 50.64434104964621 ], [ 2.974087147290018, 50.64444184281099 ], [ 2.974136276628081, 50.644469448490284 ], [ 2.974359000166656, 50.64455885901583 ], [ 2.974503732654502, 50.64584290534539 ], [ 2.974553187969383, 50.645926688777806 ], [ 2.974466736991811, 50.645931831144644 ], [ 2.97440485935587, 50.64593530933447 ], [ 2.974419469905579, 50.64601343193601 ], [ 2.974428900927705, 50.646063276057276 ], [ 2.974447312021472, 50.646161698845276 ], [ 2.974425231225664, 50.646201907255865 ], [ 2.97440079988016, 50.64625696731474 ], [ 2.974323933678362, 50.646451626614635 ], [ 2.974331887940093, 50.6465188263125 ], [ 2.974297602899822, 50.646577258549094 ], [ 2.97414815754705, 50.64683209185999 ], [ 2.973932329685049, 50.64719802816566 ], [ 2.973880510958725, 50.64728874531778 ], [ 2.973830638664684, 50.64735463154661 ], [ 2.973708615210079, 50.647524548048054 ], [ 2.973656693016518, 50.647595845123014 ], [ 2.973626573028684, 50.64764895633335 ], [ 2.973596966001681, 50.64771958505087 ], [ 2.97351851206725, 50.64794392935057 ], [ 2.973440952978472, 50.64818300017742 ], [ 2.973429804303121, 50.648206079117145 ], [ 2.973407563987089, 50.64822444429082 ], [ 2.97329691730844, 50.64828094825205 ], [ 2.973334328539758, 50.648320298634815 ], [ 2.97319553615201, 50.64848383919703 ], [ 2.972969061893137, 50.64875211482703 ], [ 2.972666402004483, 50.6491076370006 ], [ 2.972429202570129, 50.64938730609565 ], [ 2.97228707079734, 50.649555080399644 ], [ 2.972169649847721, 50.649678680759564 ], [ 2.971988376259546, 50.649869769439796 ], [ 2.971934975495266, 50.649926060597764 ], [ 2.971807687812023, 50.650147511371365 ], [ 2.97158177675203, 50.650491659504034 ], [ 2.971560524819298, 50.650531409661724 ], [ 2.971548273000255, 50.650555834206756 ], [ 2.971550283546938, 50.650569852125535 ], [ 2.971555878284185, 50.65058581823257 ], [ 2.971563731279717, 50.65060213484377 ], [ 2.971637190120136, 50.6506724004569 ], [ 2.971721588751989, 50.65076741891942 ], [ 2.971746296463717, 50.650807278262825 ], [ 2.971750684240821, 50.65086119530124 ], [ 2.971747569129304, 50.650903552064776 ], [ 2.971744312605702, 50.65094635749538 ], [ 2.971714229160984, 50.65100260890127 ], [ 2.971697964699017, 50.651033798955304 ], [ 2.971680771942631, 50.6510590569548 ], [ 2.971335547157095, 50.65153391062568 ], [ 2.97124659446175, 50.651650525549236 ], [ 2.971067015228217, 50.65189581584784 ], [ 2.970769657362796, 50.652302090055215 ], [ 2.970095353286507, 50.653212424206814 ], [ 2.969934526167109, 50.65347630198344 ], [ 2.969763293696502, 50.65378706607926 ], [ 2.969644088917785, 50.654172703609674 ], [ 2.969579365396107, 50.65447571266425 ], [ 2.96953758617275, 50.654652929789286 ], [ 2.969438460601851, 50.65493067731448 ], [ 2.970021740666354, 50.65535895926276 ], [ 2.969496646595426, 50.65635172992499 ], [ 2.969448353452065, 50.65644295638311 ], [ 2.969414114416096, 50.65645176936642 ], [ 2.969389871814191, 50.65645791953589 ], [ 2.969349938326872, 50.65647539097556 ], [ 2.969316439486567, 50.656497234313065 ], [ 2.969300587744387, 50.65651763719498 ], [ 2.968897746045621, 50.65733634804933 ], [ 2.968947833458776, 50.65735998900321 ], [ 2.96903237067744, 50.65740052751096 ], [ 2.969099959011024, 50.65743163909244 ], [ 2.969198554172297, 50.65747722434053 ], [ 2.96935160774016, 50.65755614324018 ], [ 2.969423062231135, 50.65759117720925 ], [ 2.969487813152489, 50.65762283528332 ], [ 2.96960251172785, 50.65767696735294 ], [ 2.969709249645858, 50.65772898849312 ], [ 2.969799831534751, 50.657767517765286 ], [ 2.969870049375754, 50.657794115653616 ], [ 2.969929529172804, 50.65781204206797 ], [ 2.970021744761418, 50.65783402360857 ], [ 2.970111317960213, 50.657860240147635 ], [ 2.970222970690448, 50.657886704212345 ], [ 2.970611439271525, 50.65790980592664 ], [ 2.970682423550828, 50.65793046277847 ], [ 2.970851210848873, 50.657979536144126 ], [ 2.971279362390083, 50.65810499291759 ], [ 2.971337976964969, 50.65813155138345 ], [ 2.971782897983291, 50.658315430624135 ], [ 2.972119452575589, 50.658454495013025 ], [ 2.97215557104534, 50.658469489593756 ], [ 2.972251084727759, 50.65850520929778 ], [ 2.972325539737561, 50.65853258744754 ], [ 2.972376523573484, 50.65854858138033 ], [ 2.97248374136866, 50.658583693275496 ], [ 2.972566682147805, 50.65860950271776 ], [ 2.972671633337204, 50.658633477290614 ], [ 2.97312359146532, 50.65866441034604 ], [ 2.973250405582294, 50.6586724514443 ], [ 2.973363396706315, 50.658684070050526 ], [ 2.973457282047569, 50.6587045955919 ], [ 2.97355687772467, 50.658739121617764 ], [ 2.973919337305226, 50.65886770499751 ], [ 2.974032641918785, 50.65890215274549 ], [ 2.974093536699396, 50.</text:p>
            <text:p>65891926977767 ], [ 2.974147372161683, 50.658937399365094 ], [ 2.974262116218632, 50.65897355224695 ], [ 2.974377028478887, 50.65901239723525 ], [ 2.974463226376725, 50.65904951322052 ], [ 2.974568551867542, 50.659090662356434 ], [ 2.974723106105635, 50.65913172271405 ], [ 2.974855121482037, 50.65915896743785 ], [ 2.974953102879204, 50.65917866706141 ], [ 2.974993203259669, 50.65919498974511 ], [ 2.97500543581717, 50.65921011327874 ], [ 2.975005034026847, 50.659223152317686 ], [ 2.975001609804016, 50.65929535586203 ], [ 2.97500462385779, 50.65930971475414 ], [ 2.975143442872236, 50.659369015403186 ], [ 2.97537086082614, 50.65946685855611 ], [ 2.976045716488486, 50.65959491382932 ], [ 2.976095900776818, 50.659604803787126 ], [ 2.976187244360911, 50.659602694510376 ], [ 2.976154994740025, 50.6592851100365 ], [ 2.976144022479684, 50.65917208128846 ], [ 2.976224175028034, 50.659159156247696 ], [ 2.976619800214825, 50.659272266956 ], [ 2.976993552967893, 50.65939789993855 ], [ 2.977066308434791, 50.65941476642665 ], [ 2.977254495385382, 50.659453577363514 ], [ 2.977462812728882, 50.65949668120331 ], [ 2.977660304682701, 50.65962901047752 ], [ 2.977807188662218, 50.659721073364146 ], [ 2.978004290628831, 50.65981314496634 ], [ 2.978202057415538, 50.65990394206304 ], [ 2.97839677438113, 50.659997188182125 ], [ 2.978519071174154, 50.660080038658215 ], [ 2.978534903150459, 50.660099721196794 ], [ 2.978544567817597, 50.66011414395208 ], [ 2.978554346431307, 50.66012623350744 ], [ 2.978575074020271, 50.66015380495773 ], [ 2.978630912057321, 50.66018397590991 ], [ 2.978744969915593, 50.66022129107403 ], [ 2.978979330400299, 50.660286185440675 ], [ 2.97918574519976, 50.66036704824709 ], [ 2.979396565150683, 50.66044879087485 ], [ 2.979630303717012, 50.66052015407869 ], [ 2.979815105234552, 50.66060204426485 ], [ 2.979976739379843, 50.66050714438507 ], [ 2.980032916933273, 50.660467731029385 ], [ 2.980112069882678, 50.66048609537795 ], [ 2.980283006763381, 50.66053532658704 ], [ 2.980483534475205, 50.660587451809015 ], [ 2.980676706993218, 50.660639710168006 ], [ 2.980958940341374, 50.660721245824504 ], [ 2.98116207958178, 50.6607781175345 ], [ 2.981246343896489, 50.66079735239584 ], [ 2.981349499977115, 50.66081243511767 ], [ 2.98142357521646, 50.66082047786439 ], [ 2.981629791444699, 50.66084345481238 ], [ 2.981785028733879, 50.66086157804283 ], [ 2.98274414520201, 50.66099830680337 ], [ 2.982772620328025, 50.66100237593469 ], [ 2.982780547494612, 50.6610236362158 ], [ 2.983016325241898, 50.66105723107863 ], [ 2.983184522154761, 50.66108167195426 ], [ 2.983413509506823, 50.6611153907756 ], [ 2.983433513613893, 50.66111996116203 ], [ 2.983654257854204, 50.661192014953116 ], [ 2.983657308645191, 50.66118821939349 ], [ 2.983726226454776, 50.661212206709436 ], [ 2.983822724656937, 50.66125752854676 ], [ 2.983830810536032, 50.661269707184616 ] ] ], "type": "Polygon" } </text:p>
          </table:table-cell>
        </table:table-row>
        <table:table-row table:style-name="ro9">
          <table:table-cell office:value-type="string" calcext:value-type="string">
            <text:p>Lille </text:p>
          </table:table-cell>
          <table:table-cell office:value-type="string" calcext:value-type="string">
            <text:p>Bois-Blancs 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311164029, 3.02795202499 </text:p>
          </table:table-cell>
          <table:table-cell office:value-type="string" calcext:value-type="string">
            <text:p>{ "coordinates": [ [ [ 3.028782738368216, 50.63540254500171 ], [ 3.028782738368216, 50.63540254500171 ], [ 3.029252628975126, 50.63563154765019 ], [ 3.029258176256924, 50.635634310410005 ], [ 3.029356106341107, 50.635680657207224 ], [ 3.0299488710156, 50.635961346555874 ], [ 3.030463990611842, 50.63620006158723 ], [ 3.030697284234698, 50.63630198733504 ], [ 3.030929473747903, 50.63639681428607 ], [ 3.031393829817895, 50.63661325493006 ], [ 3.031683735310652, 50.63674882676827 ], [ 3.031985484431978, 50.63693268516456 ], [ 3.032291251577202, 50.637129195388496 ], [ 3.032472394048917, 50.637270438306835 ], [ 3.032824698298022, 50.637585690770656 ], [ 3.03298887372991, 50.637736378200046 ], [ 3.033113216541602, 50.63785016506718 ], [ 3.033214724734671, 50.63793910830647 ], [ 3.033297348594275, 50.63800208514785 ], [ 3.033348159301878, 50.63803576967681 ], [ 3.033414862547156, 50.63807331779242 ], [ 3.0334936050221, 50.63811348309265 ], [ 3.033550365194221, 50.63813822761515 ], [ 3.033631119909911, 50.638169489864644 ], [ 3.033711875503355, 50.63820190973297 ], [ 3.033791584031138, 50.63823003118615 ], [ 3.03386529246248, 50.63825423249443 ], [ 3.033969701632644, 50.638289302103246 ], [ 3.034057497553653, 50.63831890191363 ], [ 3.034293811846258, 50.63837611923705 ], [ 3.034366711067565, 50.63839259367406 ], [ 3.03456318921488, 50.638430903871374 ], [ 3.034856697030157, 50.63848347349085 ], [ 3.035100936729259, 50.63853040260075 ], [ 3.035347954582772, 50.638573983057995 ], [ 3.03582806651544, 50.63866599257841 ], [ 3.036053220823446, 50.63872174694966 ], [ 3.036169144279437, 50.63875180373696 ], [ 3.036325936997386, 50.63880239041258 ], [ 3.036499677654478, 50.63887111773966 ], [ 3.036648903047796, 50.63893559828428 ], [ 3.036954158093347, 50.63906602856107 ], [ 3.037358525313493, 50.63923589679714 ], [ 3.037472043112965, 50.63927339267751 ], [ 3.037574843286871, 50.63930198032024 ], [ 3.037702131220259, 50.639315815842046 ], [ 3.037804439702433, 50.63930959254139 ], [ 3.037922327619845, 50.63928420449285 ], [ 3.038020647570511, 50.63924770329626 ], [ 3.03811875873121, 50.639196610040784 ], [ 3.038192175315534, 50.63914791143828 ], [ 3.038248025683007, 50.639103795041756 ], [ 3.038329739824031, 50.639018003432625 ], [ 3.039024348571549, 50.63823485059548 ], [ 3.040013193697221, 50.637295043209534 ], [ 3.039718170576794, 50.637037487979676 ], [ 3.038713406393226, 50.636164487025496 ], [ 3.038607954824224, 50.63607530696844 ], [ 3.038481732656586, 50.63613442355744 ], [ 3.038385227087715, 50.63617315931297 ], [ 3.03825904161337, 50.63611440803404 ], [ 3.038795469694225, 50.63586203854477 ], [ 3.039449163195435, 50.63542150233643 ], [ 3.039786834575679, 50.63521744583304 ], [ 3.04009904916414, 50.634963015121045 ], [ 3.039790063509797, 50.63471564946836 ], [ 3.039528955984494, 50.63448258166642 ], [ 3.038884786442777, 50.63388471328526 ], [ 3.038287218399965, 50.63333370828604 ], [ 3.037582560854999, 50.63270026775381 ], [ 3.037078898893013, 50.632172282471814 ], [ 3.036669469678465, 50.63181211318521 ], [ 3.036345801814159, 50.631523289876306 ], [ 3.035943081743603, 50.63113838270939 ], [ 3.035070478102728, 50.63035998540538 ], [ 3.034558757617525, 50.63000265499376 ], [ 3.034151082463279, 50.629637988609595 ], [ 3.03357199264597, 50.62913736121765 ], [ 3.032706190019154, 50.628336462457405 ], [ 3.031715056159573, 50.627287071043895 ], [ 3.031355039607064, 50.626920990818284 ], [ 3.030917767717556, 50.626459934974285 ], [ 3.03007729861475, 50.62557355442211 ], [ 3.029372925630868, 50.62482219045201 ], [ 3.029200765892586, 50.62450888132708 ], [ 3.029073708823462, 50.624142549512946 ], [ 3.029133781589552, 50.62365838458091 ], [ 3.029208961127794, 50.623487314796115 ], [ 3.029364844577397, 50.62316199169472 ], [ 3.029473806539543, 50.62300868296011 ], [ 3.029143536410523, 50.6228669293487 ], [ 3.029008930069932, 50.62270943300586 ], [ 3.028793811795935, 50.62259844265797 ], [ 3.028411628804165, 50.62252769565919 ], [ 3.027940142100149, 50.622625866126356 ], [ 3.027866011651314, 50.62237933761042 ], [ 3.027787325622856, 50.62218446675044 ], [ 3.027655472276733, 50.62209655584016 ], [ 3.02743431740081, 50.62205518795747 ], [ 3.027086729060391, 50.62205833354808 ], [ 3.026757462320557, 50.62210739633625 ], [ 3.026427002967006, 50.6221968703195 ], [ 3.026116202710588, 50.622303076568606 ], [ 3.025771926657517, 50.622413964649425 ], [ 3.025240173570893, 50.6224933808437 ], [ 3.024933359118688, 50.62250975834285 ], [ 3.02457333556147, 50.622506231398106 ], [ 3.024185097802275, 50.62250399225123 ], [ 3.023738070623364, 50.62246392700501 ], [ 3.023296071634683, 50.62240473471856 ], [ 3.021232161006517, 50.622078777054284 ], [ 3.021131396133558, 50.6220540248439 ], [ 3.020974914923897, 50.62248623251441 ], [ 3.020868615706445, 50.6228604386384 ], [ 3.020707377311378, 50.623297178332436 ], [ 3.020496497403628, 50.623680887034475 ], [ 3.020189557063802, 50.624037732505684 ], [ 3.020124918008334, 50.62422176297371 ], [ 3.019884760504044, 50.624653460911006 ], [ 3.019662581721696, 50.62481996220874 ], [ 3.019168363140426, 50.62504654399836 ], [ 3.01910676450435, 50.625077192037715 ], [ 3.019012284659123, 50.62512106435035 ], [ 3.018953059092138, 50.62515987863372 ], [ 3.018612781139864, 50.625419110208476 ], [ 3.018683985723763, 50.625457626515235 ], [ 3.018744931640307, 50.62549062508665 ], [ 3.018791780600642, 50.62551597959247 ], [ 3.018865412584318, 50.625555823629895 ], [ 3.018965390266359, 50.62560990593305 ], [ 3.019064754684266, 50.62572035629124 ], [ 3.019087802674626, 50.62578135156694 ], [ 3.019117177792849, 50.6258594779354 ], [ 3.019129365723367, 50.625892035079374 ], [ 3.01915031397492, 50.6260329563947 ], [ 3.01922609034218, 50.62625410901754 ], [ 3.019266596510382, 50.62632947844145 ], [ 3.019337569352575, 50.6264210328558 ], [ 3.019554196000349, 50.62664919005636 ], [ 3.01967654885962, 50.626765074595276 ], [ 3.019766888344795, 50.6268774640957 ], [ 3.019806248738095, 50.62694196550963 ], [ 3.019820594347283, 50.627006067055405 ], [ 3.019864512700384, 50.627143618966365 ], [ 3.019937079640544, 50.62740676230065 ], [ 3.019986147825518, 50.62750742868102 ], [ 3.020031633731517, 50.62757567128113 ], [ 3.020073928894691, 50.62763826053406 ], [ 3.020199248482746, 50.62775476313961 ], [ 3.020319456349606, 50.627859240812285 ], [ 3.020445605093126, 50.62796494685944 ], [ 3.020551691414668, 50.62807076377711 ], [ 3.020617861805875, 50.62817187569418 ], [ 3.020652431714389, 50.628247281336584 ], [ 3.020678545440494, 50.62834492678318 ], [ 3.020712333845851, 50.62847490546932 ], [ 3.020786954580668, 50.62874190641242 ], [ 3.020860501941179, 50.62900442022076 ], [ 3.020884172334422, 50.629128244044 ], [ 3.020883579485906, 50.62919548878765 ], [ 3.020883446766316, 50.62921562720199 ], [ 3.020883171213909, 50.629265515535025 ], [ 3.020874216826128, 50.62931159123523 ], [ 3.020843548629454, 50.629460902243046 ], [ 3.020800966815811, 50.629666098311816 ], [ 3.020773874478417, 50.629797235627024 ], [ 3.020768891771239, 50.62989461680167 ], [ 3.02077339258569, 50.62996255163902 ], [ 3.020804760651803, 50.63007095613857 ], [ 3.020843913642022, 50.63017042986247 ], [ 3.020880101509387, 50.630230533741965 ], [ 3.020951676196341, 50.63032397121288 ], [ 3.02097155335853, 50.63034983182681 ], [ 3.021064287746595, 50.63043101570475 ], [ 3.021191519277517, 50.63054246396931 ], [ 3.021260523364862, 50.63059393778763 ], [ 3.021338528807386, 50.63064355233492 ], [ 3.021674643114017, 50.630822298216955 ], [ 3.021541653285685, 50.63094172450292 ], [ 3.021508748583623, 50.63097319412073 ], [ 3.021419497623749, 50.63105749621501 ], [ 3.020186558511115, 50.63223303041963 ], [ 3.019385608313757, 50.63299930156323 ], [ 3.019149246495233, 50.63322458360302 ], [ 3.018779962963893, 50.633604610696054 ], [ 3.018687316515371, 50.63368973664364 ], [ 3.018067482959427, 50.63428317086944 ], [ 3.017990152453328, 50.63435184416348 ], [ 3.017707605184721, 50.63461091776655 ], [ 3.017564298745675, 50.634741181491854 ], [ 3.016909784496726, 50.635383263304085 ], [ 3.016876733175859, 50.635415637905865 ], [ 3.016827265497655, 50.63547479387042 ], [ 3.018086765057114, 50.63579092294559 ], [ 3.018531405127298, 50.635897857241524 ], [ 3.019084669223469, 50.635988709393644 ], [ 3.019451203761845, 50.636049883737165 ], [ 3.019665843088234, 50.63610464661703 ], [ 3.020807450790187, 50.63642798170401 ], [ 3.021167826302631, 50.63656164581154 ], [ 3.021855203660433, 50.63684802897317 ], [ 3.022964734183065, 50.63734690323619 ], [ 3.0233147767121, 50.637538150401234 ], [ 3.023713621403067, 50.63779167723975 ], [ 3.024321716195015, 50.63739649663515 ], [ 3.024968293824531, 50.636965309470376 ], [ 3.025434779084606, 50.636661643598856 ], [ 3.025581911234627, 50.63659139002317 ], [ 3.025800514176196, 50.63648800652087 ], [ 3.025965030941279, 50.63641863730832 ], [ 3.026152634814328, 50.63635201809954 ], [ 3.026336189952967, 50.63628865710658 ], [ 3.026616769671665, 50.63619075119117 ], [ 3.026918581527429, 50.636084996542785 ], [ 3.027522518614804, 50.635885788608064 ], [ 3.028127582371807, 50.63566597255991 ], [ 3.028643239060393, 50.63548138908752 ], [ 3.028782738368216, 50.63540254500171 ] ] ], "type": "Polygon" } </text:p>
          </table:table-cell>
        </table:table-row>
        <table:table-row table:style-name="ro10">
          <table:table-cell table:number-columns-repeated="2" office:value-type="string" calcext:value-type="string">
            <text:p>Hellemmes 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59260" calcext:value-type="float">
            <text:p>59260</text:p>
          </table:table-cell>
          <table:table-cell office:value-type="string" calcext:value-type="string">
            <text:p>50.6257272929, 3.10971025689 </text:p>
          </table:table-cell>
          <table:table-cell office:value-type="string" calcext:value-type="string">
            <text:p>{ "coordinates": [ [ [ 3.122490244942126, 50.6198586765373 ], [ 3.122241114304866, 50.61969383690078 ], [ 3.120332303080899, 50.618588261402095 ], [ 3.120354850900244, 50.61856715848935 ], [ 3.120324314394596, 50.618556939242104 ], [ 3.120209750982698, 50.618507358562304 ], [ 3.118554084895659, 50.61772171829277 ], [ 3.118492547650672, 50.61776086993383 ], [ 3.117181011594373, 50.61873217592091 ], [ 3.11681675185709, 50.61904570150766 ], [ 3.116462103009703, 50.61935087957833 ], [ 3.116274253137485, 50.61951247943047 ], [ 3.114861870982465, 50.62072786807403 ], [ 3.114351043585157, 50.620343407560846 ], [ 3.114304693857339, 50.62030856654939 ], [ 3.114273662132053, 50.620285216668385 ], [ 3.112299326206873, 50.61879564216904 ], [ 3.111609935578433, 50.619286198330734 ], [ 3.11060498584227, 50.61840873033455 ], [ 3.110647988748818, 50.618386246832266 ], [ 3.110313149849261, 50.61809816787954 ], [ 3.110121616721243, 50.61791845340199 ], [ 3.109750280859397, 50.61759320585599 ], [ 3.109412281940804, 50.61729372933349 ], [ 3.109227569320059, 50.61730913072147 ], [ 3.10822260154498, 50.61765591490432 ], [ 3.107298477320473, 50.616781228421765 ], [ 3.107191575933466, 50.61667863455789 ], [ 3.107167618954386, 50.61665630873767 ], [ 3.107163322814051, 50.61665257008002 ], [ 3.107128186280669, 50.61661997809886 ], [ 3.107077175866644, 50.61663802497027 ], [ 3.106929996811443, 50.616711338922585 ], [ 3.106879678605375, 50.61673657368894 ], [ 3.106829273696562, 50.61674759289987 ], [ 3.106730282236037, 50.61679561087362 ], [ 3.106713721461984, 50.61674888591723 ], [ 3.106604954484196, 50.61680352640204 ], [ 3.106622045654196, 50.61684763933422 ], [ 3.106481162192493, 50.61691696264479 ], [ 3.106464441304696, 50.6168611556081 ], [ 3.10638560985545, 50.616597651095304 ], [ 3.106350534793523, 50.616480563889546 ], [ 3.106014933930909, 50.615359153768885 ], [ 3.10587736905125, 50.61538853710848 ], [ 3.105852863767848, 50.61539327860846 ], [ 3.105645130789412, 50.615452705379994 ], [ 3.105434295267158, 50.6155126818795 ], [ 3.104600609726744, 50.61577256234118 ], [ 3.104504866659716, 50.615802312737756 ], [ 3.104123302624807, 50.61592073802134 ], [ 3.104001190204858, 50.61601601509244 ], [ 3.103950017518191, 50.616058139438664 ], [ 3.103814858179008, 50.61616778644614 ], [ 3.103570286909858, 50.61636272859844 ], [ 3.103455755222698, 50.61645507305455 ], [ 3.103327281677929, 50.616558736873316 ], [ 3.103257953854805, 50.61661465187356 ], [ 3.102920067729642, 50.616885172670855 ], [ 3.102686766695177, 50.61706952259395 ], [ 3.102442932504538, 50.616903884372334 ], [ 3.102387256633131, 50.616938500080046 ], [ 3.102316138566923, 50.61698885181067 ], [ 3.102143875496735, 50.61711977005541 ], [ 3.102042385206027, 50.61719710598802 ], [ 3.101996034457128, 50.61723254846543 ], [ 3.101765561050087, 50.61740861077962 ], [ 3.10138819565221, 50.61769456863873 ], [ 3.101357381971465, 50.61771957877856 ], [ 3.101302931325641, 50.617761013566025 ], [ 3.101133858500379, 50.61788866991406 ], [ 3.100578699229647, 50.61830558186982 ], [ 3.100399594707475, 50.61843401704637 ], [ 3.100221681558833, 50.618566139486894 ], [ 3.100162729729707, 50.61860787351327 ], [ 3.098648763690369, 50.618068257082044 ], [ 3.097879828961053, 50.6176671410215 ], [ 3.097796866261765, 50.61762120319885 ], [ 3.097087139247783, 50.61723749966888 ], [ 3.096892441204671, 50.61713123227816 ], [ 3.096877028159392, 50.61714832277185 ], [ 3.096693206255321, 50.61704189399881 ], [ 3.096554277925543, 50.61718176195617 ], [ 3.09578213401615, 50.617952155943335 ], [ 3.095743984484018, 50.61793396717781 ], [ 3.095646562451441, 50.61802772691696 ], [ 3.095536137581902, 50.61813072234208 ], [ 3.095118531563005, 50.6185375600131 ], [ 3.094653056450344, 50.618982277883156 ], [ 3.094585552258058, 50.619047160907186 ], [ 3.094360120605549, 50.61926704539576 ], [ 3.094586942966842, 50.61940367948502 ], [ 3.094736727236904, 50.61949378552544 ], [ 3.094762698628104, 50.619509345366026 ], [ 3.094823766633913, 50.619546982492466 ], [ 3.094861856540504, 50.61957047545072 ], [ 3.094911513410943, 50.61960116604424 ], [ 3.095171409741595, 50.61975529184941 ], [ 3.095141568648703, 50.61978964203254 ], [ 3.094991326830574, 50.61992094573122 ], [ 3.094845160193086, 50.62005177943643 ], [ 3.094627597723078, 50.62024221289143 ], [ 3.094560495226883, 50.62029658639089 ], [ 3.094435588850355, 50.62041423782245 ], [ 3.094399225855893, 50.6204466542739 ], [ 3.094343216547486, 50.620496549926095 ], [ 3.09426196968886, 50.620568891864735 ], [ 3.094065286265983, 50.62073950172578 ], [ 3.093767110064849, 50.621141342651384 ], [ 3.093732662782181, 50.62118786524475 ], [ 3.093638720152055, 50.62131458343651 ], [ 3.093610540660496, 50.62135593197919 ], [ 3.093584851360754, 50.621393670911665 ], [ 3.093557923804625, 50.62143313386188 ], [ 3.093497034159968, 50.62151478429087 ], [ 3.093479115027995, 50.62154348008305 ], [ 3.093290047131684, 50.62177706529825 ], [ 3.093367456004661, 50.62184668458234 ], [ 3.093390969164194, 50.62186748757346 ], [ 3.093426634494004, 50.62189898790907 ], [ 3.093465744529339, 50.62193182282928 ], [ 3.093476045342744, 50.62194074463026 ], [ 3.093542386074544, 50.621998211772045 ], [ 3.093574899346375, 50.62202632210042 ], [ 3.093584931658355, 50.6220349748607 ], [ 3.09362691219261, 50.62207129861206 ], [ 3.093666589613679, 50.62210564971121 ], [ 3.093713586536752, 50.62214634916457 ], [ 3.093727900416606, 50.622158749989744 ], [ 3.093770036656724, 50.62219524408277 ], [ 3.093847258246031, 50.62226208109524 ], [ 3.093906421603695, 50.62231330724242 ], [ 3.093947540709911, 50.622348913568544 ], [ 3.093981340374004, 50.62237818050336 ], [ 3.093944962908125, 50.622418862182016 ], [ 3.094276402789723, 50.62253918226127 ], [ 3.094231707608557, 50.62259035245605 ], [ 3.09427624451256, 50.62262773299976 ], [ 3.094453264376822, 50.62277735457156 ], [ 3.094471308368092, 50.62279260632651 ], [ 3.094536617308749, 50.62284783902171 ], [ 3.094523224471458, 50.62286779037804 ], [ 3.094494792774898, 50.622910135379186 ], [ 3.09445542948403, 50.6229684541774 ], [ 3.094427124287177, 50.62301061059769 ], [ 3.094394134288674, 50.62305972574353 ], [ 3.094367896718829, 50.62309864080846 ], [ 3.094340154330951, 50.6231400788197 ], [ 3.094310737320241, 50.62318377067242 ], [ 3.094279252382829, 50.623230632053804 ], [ 3.094251087124843, 50.623272339590535 ], [ 3.09422251439837, 50.6233149538432 ], [ 3.094141747622277, 50.623435209413586 ], [ 3.094080436843489, 50.62352630128485 ], [ 3.094010497620259, 50.623643066454804 ], [ 3.094255968420629, 50.62371594095049 ], [ 3.095342390622803, 50.62401095249085 ], [ 3.096302349411918, 50.62422585734516 ], [ 3.097677906517726, 50.62451171201421 ], [ 3.098261653434883, 50.624634182570624 ], [ 3.097916996797474, 50.62506266804378 ], [ 3.097508103654164, 50.625566093987196 ], [ 3.097123605278089, 50.62602333492834 ], [ 3.096804769884041, 50.62639725896241 ], [ 3.096421621021355, 50.62681448838444 ], [ 3.095891734433394, 50.62719471184219 ], [ 3.09522875496445, 50.627666402897255 ], [ 3.095298768146956, 50.62770613248234 ], [ 3.096301222051229, 50.62824429555582 ], [ 3.096305587969169, 50.628313762586004 ], [ 3.096362879440536, 50.628281482275405 ], [ 3.096376315623345, 50.62829110131884 ], [ 3.096712015444195, 50.62811663020966 ], [ 3.09714305609029, 50.627866474662994 ], [ 3.097592482904383, 50.62829499734465 ], [ 3.098088612750408, 50.62884322586295 ], [ 3.098168569335045, 50.62892963939026 ], [ 3.098365151003295, 50.629151670414565 ], [ 3.098648239204945, 50.62948155765949 ], [ 3.098880818673691, 50.629753887110354 ], [ 3.099238010509639, 50.62962340253947 ], [ 3.099547867916865, 50.62953789832759 ], [ 3.099959345810426, 50.62949776653686 ], [ 3.100450087496094, 50.629491824292046 ], [ 3.100568486837758, 50.62955182952721 ], [ 3.102089316124342, 50.6304622808598 ], [ 3.103378649853409, 50.63121185243902 ], [ 3.103824695908238, 50.631493659351285 ], [ 3.10394474266444, 50.63156821614035 ], [ 3.103894194231946, 50.631606031297 ], [ 3.103874447648968, 50.63164373092025 ], [ 3.103823128717577, 50.63173207201037 ], [ 3.103804269963849, 50.631728327547386 ], [ 3.103407688391747, 50.63250721464848 ], [ 3.103299890644464, 50.63272212197239 ], [ 3.103215466413578, 50.63294075198154 ], [ 3.102903200926796, 50.6337519899948 ], [ 3.102819462252257, 50.63396944320162 ], [ 3.102805774957854, 50.63399704144811 ], [ 3.102754553371329, 50.634321252420214 ], [ 3.102925055197411, 50.63425309521581 ], [ 3.102916712205931, 50.634340879445915 ], [ 3.102897338753303, 50.63446515319705 ], [ 3.102851963403758, 50.63475697103016 ], [ 3.102916908967269, 50.634760506917424 ], [ 3.102995134560311, 50.63476485738708 ], [ 3.10314905977526, 50.63477347950875 ], [ 3.103287857448561, 50.63478175505462 ], [ 3.103248318569885, 50.63504935549478 ], [ 3.103238758437411, 50.635114588348124 ], [ 3.103454138216728, 50.63513009607388 ], [ 3.103582434215386, 50.63513636980335 ], [ 3.103652492327796, 50.63514175871012 ], [ 3.103817706163623, 50.63514967955668 ], [ 3.103906106344408, 50.63515396709688 ], [ 3.103998345042474, 50.63515840392135 ], [ 3.104329796883547, 50.635184842210165 ], [ 3.104545068168378, 50.63520215195905 ], [ 3.104717008832594, 50.635214696660306 ], [ 3.105395994340626, 50.63526442284665 ], [ 3.106137115742601, 50.63532920486157 ], [ 3.106177479475359, 50.63521864342057 ], [ 3.10624171201025, 50.63503816102999 ], [ 3.106282124847893, 50.63493101865809 ], [ 3.106301237134167, 50.6348805579789 ], [ 3.106356974456885, 50.63473358363409 ], [ 3.106424004628564, 50.63454212309608 ], [ 3.106445180771796, 50.63448687731271 ], [ 3.106472871236809, 50.63441604660787 ], [ 3.106504711657241, 50.6343392534157 ], [ 3.107485548771507, 50.63456210970098 ], [ 3.107661281464829, 50.634599891659356 ], [ 3.107892406479456, 50.63465403917287 ], [ 3.108127090980026, 50.634709601085994 ], [ 3.108435156850557, 50.634767108719444 ], [ 3.108837904598273, 50.634849256712634 ], [ 3.109632977166185, 50.63500759904891 ], [ 3.110451884660887, 50.63517072526207 ], [ 3.110918962055281, 50.63526153219474 ], [ 3.111728460972787, 50.635384435730224 ], [ 3.111952838794493, 50.635415060180414 ], [ 3.112172881506338, 50.63543789848802 ], [ 3.112404539700016, 50.63545526056923 ], [ 3.112762975398764, 50.63543637679581 ], [ 3.113078213502547, 50.63540348662775 ], [ 3.113495704911574, 50.63534780633682 ], [ 3.114743437648814, 50.6351769293823 ], [ 3.114807642342989, 50.63517057907525 ], [ 3.114867087498523, 50.63517476891744 ], [ 3.114920681011263, 50.63521172018869 ], [ 3.115182427699699, 50.63542764055355 ], [ 3.115381466316922, 50.635594251227694 ], [ 3.115600677379823, 50.63577583873539 ], [ 3.11572556547424, 50.635875614767755 ], [ 3.115877805145974, 50.6359891406066 ], [ 3.115996899188025, 50.63607257964044 ], [ 3.116164160725234, 50.63618880128335 ], [ 3.11640887048836, 50.63635565456741 ], [ 3.116539946922095, 50.636323601250844 ], [ 3.116547922339221, 50.63631860408558 ], [ 3.116606618359749, 50.63630338250411 ], [ 3.116612245370574, 50.63630191441772 ], [ 3.116723761130278, 50.63627502151573 ], [ 3.118066631810137, 50.635912816616106 ], [ 3.118137046309422, 50.635888617882436 ], [ 3.118226693761364, 50.63580424639836 ], [ 3.118232973709022, 50.63579845202691 ], [ 3.118463944479047, 50.635582625467485 ], [ 3.118549596723068, 50.63550394720025 ], [ 3.11859077638981, 50.63546358654848 ], [ 3.118679589981573, 50.63537930522202 ], [ 3.118758645084013, 50.63532170464742 ], [ 3.118766337688602, 50.635316617859836 ], [ 3.118954566680193, 50.63519222496329 ], [ 3.119015893992619, 50.6351568524833 ], [ 3.119107524313637, 50.63512434061632 ], [ 3.119193800692371, 50.63510129268991 ], [ 3.119276667086332, 50.63508627096715 ], [ 3.119352910549527, 50.63508109134458 ], [ 3.119444331637513, 50.635079414984794 ], [ 3.119551691505334, 50.63509273714857 ], [ 3.119589133145553, 50.63510084074452 ], [ 3.119639916369413, 50.635111749391434 ], [ 3.119807841513361, 50.635154960061435 ], [ 3.119849190699901, 50.635168435388856 ], [ 3.119887013298761, 50.63518238974324 ], [ 3.120090801265745, 50.635257720159416 ], [ 3.120175663927629, 50.63528674156664 ], [ 3.12024715166931, 50.63531081310465 ], [ 3.120285721821062, 50.635318646167555 ], [ 3.120377050666813, 50.63533718821242 ], [ 3.120608692809366, 50.63535274015534 ], [ 3.120722817078618, 50.635338503762576 ], [ 3.120928664731797, 50.63528977065923 ], [ 3.121483799331958, 50.63512896641689 ], [ 3.121552849751345, 50.635107836247045 ], [ 3.12159154271717, 50.63509643694687 ], [ 3.121367912776392, 50.63454218982751 ], [ 3.121334800513672, 50.634462853763985 ], [ 3.121298806313543, 50.63437040908988 ], [ 3.121275359122578, 50.634302335231844 ], [ 3.121248876728615, 50.63422196957445 ], [ 3.121213729723401, 50.63411207802875 ], [ 3.121188423239205, 50.63403358681136 ], [ 3.121171773670594, 50.633975539504505 ], [ 3.121156656742694, 50.633915229177354 ], [ 3.121141615400925, 50.63385114059879 ], [ 3.121127545780105, 50.63378624337938 ], [ 3.121114079919451, 50.633714237934676 ], [ 3.121098532989021, 50.633627687203536 ], [ 3.121054343105748, 50.63337196327871 ], [ 3.121030102641613, 50.63325543788746 ], [ 3.120973094738768, 50.63291502695356 ], [ 3.120952246597383, 50.63282419155704 ], [ 3.120944630619078, 50.63279053641272 ], [ 3.120933397333257, 50.63274305540695 ], [ 3.120931538769949, 50.632732997036605 ], [ 3.120900330827751, 50.63257058376107 ], [ 3.120832003589181, 50.6322810318137 ], [ 3.120779917925654, 50.63200909840808 ], [ 3.120740423059705, 50.63177994211095 ], [ 3.120721746834813, 50.63160612798042 ], [ 3.120719437155497, 50.63149054115023 ], [ 3.120716343576536, 50.63130124008074 ], [ 3.120734532640115, 50.631108122128424 ], [ 3.120757127907838, 50.630951911191325 ], [ 3.120781695378299, 50.63079444189086 ], [ 3.120821272265908, 50.630647377126984 ], [ 3.12085094973348, 50.63052618594811 ], [ 3.120908244083672, 50.630365794928906 ], [ 3.120965941079111, 50.63022041749815 ], [ 3.121023671798464, 50.6300774630444 ], [ 3.121101502986349, 50.629867944277706 ], [ 3.12121808215705, 50.62957241345996 ], [ 3.121344610542509, 50.629237448413114 ], [ 3.121610250629851, 50.628568761513726 ], [ 3.121796159882718, 50.62810619383008 ], [ 3.12182996485965, 50.62801302481816 ], [ 3.121853090374711, 50.627931963698224 ], [ 3.121868766564474, 50.62784520218683 ], [ 3.121875506434105, 50.62775625071837 ], [ 3.121872960093798, 50.62766044297041 ], [ 3.121863638018602, 50.62759227391468 ], [ 3.121856703453199, 50.62754863840928 ], [ 3.121844756024454, 50.62749162704887 ], [ 3.122228638202368, 50.62742553939284 ], [ 3.122443336868578, 50.62737530471663 ], [ 3.12266532799565, 50.62729562654674 ], [ 3.1228004350472, 50.62722686600617 ], [ 3.12293524945689, 50.62714821585001 ], [ 3.123015921350161, 50.627078279466794 ], [ 3.123091661906928, 50.62699966072566 ], [ 3.123229473412307, 50.62683765330794 ], [ 3.123519278724319, 50.6264643813905 ], [ 3.123590164214037, 50.62637428887626 ], [ 3.123556306649215, 50.62636974564846 ], [ 3.12346893272478, 50.62635837230509 ], [ 3.123341809945507, 50.62632766272197 ], [ 3.123261191305045, 50.626280645268224 ], [ 3.123215784606585, 50.62620938891535 ], [ 3.123200461426848, 50.626111053905866 ], [ 3.123189643440114, 50.625951293744336 ], [ 3.123156548320868, 50.62578574922163 ], [ 3.123125942622946, 50.62559968673403 ], [ 3.123059388907967, 50.62526375162438 ], [ 3.123039120892782, 50.62505290042423 ], [ 3.123019824645247, 50.624944975535506 ], [ 3.122976999156827, 50.6249016626666 ], [ 3.122911698224774, 50.624581081091144 ], [ 3.122887342822084, 50.624509866416254 ], [ 3.122835035320485, 50.62444846149026 ], [ 3.122783323830178, 50.62440574065248 ], [ 3.12269986243688, 50.62434858444146 ], [ 3.122618153070738, 50.624303990603785 ], [ 3.122532833475585, 50.62427147982089 ], [ 3.122412097829588, 50.62424261161919 ], [ 3.122296711670888, 50.62422054062717 ], [ 3.121863083947438, 50.62370624891331 ], [ 3.121814087319735, 50.62364796333132 ], [ 3.121781517828268, 50.62360944121478 ], [ 3.121739425659738, 50.62355927963934 ], [ 3.121518672186088, 50.6232812621652 ], [ 3.121490841087102, 50.62324764431934 ], [ 3.121978090812765, 50.62319506997076 ], [ 3.122022144158064, 50.62309435164535 ], [ 3.122115571114901, 50.62303891452221 ], [ 3.122286823248347, 50.62293457982664 ], [ 3.122364609720555, 50.622887145145725 ], [ </text:p>
            <text:p>3.122396938517277, 50.622867423389515 ], [ 3.122442550987866, 50.622839611541245 ], [ 3.122542171235603, 50.622778810235104 ], [ 3.122545101172268, 50.62277699450899 ], [ 3.122705166831367, 50.62267948182618 ], [ 3.122777360255074, 50.62263548960182 ], [ 3.122911533745816, 50.62255360876771 ], [ 3.122985684663196, 50.622508358055526 ], [ 3.123180584102157, 50.62238956772817 ], [ 3.12339267943597, 50.62225925476008 ], [ 3.123403596141149, 50.62225253103329 ], [ 3.123454517273265, 50.62222117758315 ], [ 3.124287353441902, 50.62171099344677 ], [ 3.12451386939504, 50.62157284724948 ], [ 3.124597079898646, 50.621632255307915 ], [ 3.125501961880504, 50.6211649060146 ], [ 3.12572510498779, 50.621158209615444 ], [ 3.125704178938843, 50.62022030189508 ], [ 3.125703704690324, 50.620199903432436 ], [ 3.125359748351087, 50.62019823204857 ], [ 3.124923577544607, 50.62020858858656 ], [ 3.124895663836959, 50.619903673506606 ], [ 3.124718979577489, 50.61979670506252 ], [ 3.124654655746964, 50.618865471044046 ], [ 3.124502299795675, 50.618777476663375 ], [ 3.122914498582685, 50.619879418906635 ], [ 3.122873990801581, 50.61989946308986 ], [ 3.122856162785719, 50.61990640902205 ], [ 3.122826331901325, 50.61991415658267 ], [ 3.122788853095605, 50.61992105912837 ], [ 3.122752575569444, 50.61992309631669 ], [ 3.122702834948457, 50.61992297498499 ], [ 3.122659249661958, 50.61991904237898 ], [ 3.122621239131544, 50.61991039265812 ], [ 3.122583320134171, 50.619898781262805 ], [ 3.122553756121082, 50.61988872316272 ], [ 3.122526147914069, 50.61987659899853 ], [ 3.122490244942126, 50.6198586765373 ] ] ], "type": "Polygon" } </text:p>
          </table:table-cell>
        </table:table-row>
        <table:table-row table:style-name="ro11">
          <table:table-cell office:value-type="string" calcext:value-type="string">
            <text:p>Lille </text:p>
          </table:table-cell>
          <table:table-cell office:value-type="string" calcext:value-type="string">
            <text:p>Vauban-Esquermes 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346218151, 3.04211927364 </text:p>
          </table:table-cell>
          <table:table-cell office:value-type="string" calcext:value-type="string">
            <text:p>{ "coordinates": [ [ [ 3.034739327991003, 50.620818054889334 ], [ 3.034398399623882, 50.62091322504521 ], [ 3.03311772881836, 50.62130466130677 ], [ 3.032748936067061, 50.62142693707667 ], [ 3.032279852187546, 50.62156888287705 ], [ 3.031591644090688, 50.621809772047875 ], [ 3.030952406615481, 50.62202231286 ], [ 3.030300484408944, 50.622333697669646 ], [ 3.02992528816256, 50.622624380323344 ], [ 3.029473806539543, 50.62300868296011 ], [ 3.029364844577397, 50.62316199169472 ], [ 3.029208961127794, 50.623487314796115 ], [ 3.029133781589552, 50.62365838458091 ], [ 3.029073708823462, 50.624142549512946 ], [ 3.029200765892586, 50.62450888132708 ], [ 3.029372925630868, 50.62482219045201 ], [ 3.03007729861475, 50.62557355442211 ], [ 3.030917767717556, 50.626459934974285 ], [ 3.031355039607064, 50.626920990818284 ], [ 3.031715056159573, 50.627287071043895 ], [ 3.032706190019154, 50.628336462457405 ], [ 3.03357199264597, 50.62913736121765 ], [ 3.034151082463279, 50.629637988609595 ], [ 3.034558757617525, 50.63000265499376 ], [ 3.035070478102728, 50.63035998540538 ], [ 3.035943081743603, 50.63113838270939 ], [ 3.036345801814159, 50.631523289876306 ], [ 3.036669469678465, 50.63181211318521 ], [ 3.037078898893013, 50.632172282471814 ], [ 3.037582560854999, 50.63270026775381 ], [ 3.038287218399965, 50.63333370828604 ], [ 3.038884786442777, 50.63388471328526 ], [ 3.039528955984494, 50.63448258166642 ], [ 3.039790063509797, 50.63471564946836 ], [ 3.04009904916414, 50.634963015121045 ], [ 3.039786834575679, 50.63521744583304 ], [ 3.039449163195435, 50.63542150233643 ], [ 3.038795469694225, 50.63586203854477 ], [ 3.03825904161337, 50.63611440803404 ], [ 3.038385227087715, 50.63617315931297 ], [ 3.038481732656586, 50.63613442355744 ], [ 3.038607954824224, 50.63607530696844 ], [ 3.038713406393226, 50.636164487025496 ], [ 3.039718170576794, 50.637037487979676 ], [ 3.040013193697221, 50.637295043209534 ], [ 3.039024348571549, 50.63823485059548 ], [ 3.038329739824031, 50.639018003432625 ], [ 3.038248025683007, 50.639103795041756 ], [ 3.038192175315534, 50.63914791143828 ], [ 3.03811875873121, 50.639196610040784 ], [ 3.038020647570511, 50.63924770329626 ], [ 3.037922327619845, 50.63928420449285 ], [ 3.037804439702433, 50.63930959254139 ], [ 3.037702131220259, 50.639315815842046 ], [ 3.037574843286871, 50.63930198032024 ], [ 3.037472043112965, 50.63927339267751 ], [ 3.037358525313493, 50.63923589679714 ], [ 3.036954158093347, 50.63906602856107 ], [ 3.036754397352363, 50.6400822714258 ], [ 3.036691596532449, 50.64064132761877 ], [ 3.036691561043071, 50.64119146241101 ], [ 3.036783250483446, 50.64178772373549 ], [ 3.036961840859642, 50.64229474656066 ], [ 3.037164624224745, 50.642705702219686 ], [ 3.037203002098428, 50.642768671307984 ], [ 3.037418080534379, 50.64312085988818 ], [ 3.037784765631226, 50.64358325814653 ], [ 3.038161713140728, 50.643983568806526 ], [ 3.03855365244953, 50.64430666003595 ], [ 3.038950147507681, 50.64460123765315 ], [ 3.039522455646728, 50.644941597856274 ], [ 3.040248355244008, 50.645313314973826 ], [ 3.040951638729744, 50.645665031814794 ], [ 3.041734275306562, 50.64600961933352 ], [ 3.041967256768606, 50.646230267898915 ], [ 3.042594944755781, 50.64653621463506 ], [ 3.042804857172483, 50.646609667252115 ], [ 3.043505190925602, 50.64685477569401 ], [ 3.04387867959024, 50.64704464380915 ], [ 3.044455005502841, 50.64742190702252 ], [ 3.045736290585735, 50.648077492130156 ], [ 3.04586514302135, 50.64806207201406 ], [ 3.046402329843353, 50.647999350055166 ], [ 3.046456524127735, 50.64799309280917 ], [ 3.047386393156887, 50.64788747552801 ], [ 3.047744120598022, 50.647851092204235 ], [ 3.047726839385569, 50.64780130166334 ], [ 3.047586096365208, 50.647451554810054 ], [ 3.047609301409993, 50.64711016257309 ], [ 3.047705187405597, 50.64690977914636 ], [ 3.047874654627835, 50.646669665835155 ], [ 3.048086733720049, 50.6464472505896 ], [ 3.050104836286482, 50.644795117477905 ], [ 3.052469864435891, 50.642859101673416 ], [ 3.05256294929072, 50.64176181917743 ], [ 3.052757557084633, 50.639779359023485 ], [ 3.052903598733844, 50.638447148924826 ], [ 3.051978787866296, 50.63762877722117 ], [ 3.051694086587573, 50.63735659132509 ], [ 3.050801980566152, 50.636479648039035 ], [ 3.050554621412829, 50.63622631660879 ], [ 3.050466982395406, 50.63614826742495 ], [ 3.050094616424488, 50.635796906217536 ], [ 3.04936223192949, 50.63509298142797 ], [ 3.048724282826658, 50.634446862652844 ], [ 3.049626196836457, 50.633969972054686 ], [ 3.050349525235227, 50.6335918192352 ], [ 3.051146327248439, 50.63316944240098 ], [ 3.052233874651038, 50.63259937405445 ], [ 3.05105121027226, 50.632115945473316 ], [ 3.04952182703961, 50.631458354225835 ], [ 3.0484189128023, 50.630994629360984 ], [ 3.047596524597894, 50.630640345544606 ], [ 3.04704603182006, 50.63041239247303 ], [ 3.046188105561912, 50.63004147410661 ], [ 3.045554045202343, 50.629771357000934 ], [ 3.043614643180027, 50.62894550900722 ], [ 3.043305411897475, 50.62915951146915 ], [ 3.041907103807247, 50.627800567543886 ], [ 3.040235160324181, 50.62618841060185 ], [ 3.041201403970084, 50.625410365439045 ], [ 3.042444965552525, 50.624412892198876 ], [ 3.04315127131982, 50.62384292708545 ], [ 3.042681465214876, 50.62357518567682 ], [ 3.041782845737713, 50.62318652270986 ], [ 3.040792424299917, 50.622792776781566 ], [ 3.038568362540629, 50.622024649319194 ], [ 3.03690234443707, 50.621522614824194 ], [ 3.035195315349023, 50.620990486929166 ], [ 3.034739327991003, 50.620818054889334 ], [ 3.034739327991003, 50.620818054889334 ] ] ], "type": "Polygon" } </text:p>
          </table:table-cell>
        </table:table-row>
        <table:table-row table:style-name="ro12">
          <table:table-cell office:value-type="string" calcext:value-type="string">
            <text:p>Lille </text:p>
          </table:table-cell>
          <table:table-cell office:value-type="string" calcext:value-type="string">
            <text:p>Saint-Maurice Pellevoisin 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457508941, 3.08700640999 </text:p>
          </table:table-cell>
          <table:table-cell office:value-type="string" calcext:value-type="string">
            <text:p>{ "coordinates": [ [ [ 3.074667704721947, 50.64161521842987 ], [ 3.074728964025833, 50.64163121841608 ], [ 3.074906200195094, 50.64169295261201 ], [ 3.075205520006242, 50.64179707842146 ], [ 3.075219001033966, 50.64184634739378 ], [ 3.075227982746048, 50.64187855920169 ], [ 3.075248046761295, 50.64195088777563 ], [ 3.075314623101526, 50.642161722260234 ], [ 3.075345866189634, 50.64225376023481 ], [ 3.07539878990716, 50.64241353093941 ], [ 3.075462545157215, 50.642605772466865 ], [ 3.075498271878019, 50.6427133329027 ], [ 3.075609201218158, 50.64303212595741 ], [ 3.075624641232512, 50.643097825267944 ], [ 3.075620170735659, 50.64314693452455 ], [ 3.075605148204552, 50.643236649239206 ], [ 3.07554198736316, 50.643440382808286 ], [ 3.075505467803475, 50.64356619557061 ], [ 3.075457263716184, 50.643777556893866 ], [ 3.07545130354637, 50.64384043332755 ], [ 3.075454623513712, 50.64394594024006 ], [ 3.075483594442485, 50.64404653166923 ], [ 3.075506655487013, 50.644102570094866 ], [ 3.075533198003811, 50.6441555372404 ], [ 3.075561792967195, 50.64421244277166 ], [ 3.075609955617074, 50.64429222938983 ], [ 3.075644322638311, 50.644339394443925 ], [ 3.075802688533471, 50.644534009573874 ], [ 3.07587350949858, 50.644505168344914 ], [ 3.075886696366257, 50.64449896813832 ], [ 3.075915625333026, 50.64448701486521 ], [ 3.075975315114298, 50.64446120466192 ], [ 3.076042593529312, 50.64443247319013 ], [ 3.076181384282493, 50.6443750613809 ], [ 3.076180678059096, 50.6443747028489 ], [ 3.076320425624819, 50.644315585207224 ], [ 3.076320848076664, 50.64431495675838 ], [ 3.076378577449908, 50.644290323170544 ], [ 3.076379566067421, 50.64429076229496 ], [ 3.076438989419215, 50.64426639686019 ], [ 3.076438706465209, 50.64426594832775 ], [ 3.076559230274618, 50.6442157535528 ], [ 3.076612177027615, 50.644192495843406 ], [ 3.076676367174841, 50.64416593766191 ], [ 3.076759794867589, 50.64413072546554 ], [ 3.076767242188495, 50.64412770555295 ], [ 3.076798568764172, 50.644114924964796 ], [ 3.077003223365562, 50.644028529873154 ], [ 3.077259806429941, 50.64391833862231 ], [ 3.077263318427078, 50.64391687365297 ], [ 3.077263600972193, 50.64391705295991 ], [ 3.077336631863104, 50.64388549930469 ], [ 3.07733663198751, 50.643885580071846 ], [ 3.077454614303782, 50.64383586161059 ], [ 3.077529479672686, 50.643804288745514 ], [ 3.077679996686883, 50.64429515167505 ], [ 3.077806794397179, 50.644669481953045 ], [ 3.077859303898344, 50.64477388095095 ], [ 3.077908067426583, 50.644856187966425 ], [ 3.077959321957721, 50.64493379992251 ], [ 3.078030208153814, 50.645020014672475 ], [ 3.078087939944535, 50.645078624271584 ], [ 3.078143663793862, 50.64512564951224 ], [ 3.078240859714742, 50.64520342983527 ], [ 3.078320494041012, 50.64526037427158 ], [ 3.078395505083103, 50.64531204478907 ], [ 3.078475719746413, 50.64536080435505 ], [ 3.078560246471559, 50.6454051279241 ], [ 3.078668873424625, 50.6454543450102 ], [ 3.078763608558575, 50.64549204804413 ], [ 3.079355271559427, 50.64573834287136 ], [ 3.079587798858761, 50.64583603881732 ], [ 3.08049110616715, 50.646212871775944 ], [ 3.08117840149478, 50.64649774710969 ], [ 3.081294512225099, 50.64654592490884 ], [ 3.081805086397626, 50.64675819506857 ], [ 3.081939135580238, 50.646813799957926 ], [ 3.082552343683015, 50.64707090558272 ], [ 3.082980042146634, 50.647236497711845 ], [ 3.082936487927221, 50.647280912670624 ], [ 3.082832069509716, 50.64735788135635 ], [ 3.082771033081628, 50.64740582575157 ], [ 3.082523783643677, 50.64759920244791 ], [ 3.082356586135357, 50.64772997615319 ], [ 3.082283383081077, 50.647787153709864 ], [ 3.082239387690531, 50.64782141001461 ], [ 3.082159065416999, 50.64788403049957 ], [ 3.082118142987157, 50.647915933513296 ], [ 3.082002888834958, 50.64800574153112 ], [ 3.081919492969034, 50.648070804823455 ], [ 3.08183139335135, 50.6481424671026 ], [ 3.081591897290745, 50.64832564206549 ], [ 3.081495767894941, 50.64839879007681 ], [ 3.081326118367307, 50.64850915679594 ], [ 3.081345265224101, 50.648522345122906 ], [ 3.081170534547606, 50.64864201207815 ], [ 3.0811576289871, 50.648630408059496 ], [ 3.081094644945986, 50.648671703022124 ], [ 3.080884556443329, 50.6488094753861 ], [ 3.080559692161198, 50.64902230919713 ], [ 3.080434848598208, 50.64910327339751 ], [ 3.080537325965004, 50.649201966602625 ], [ 3.080550953680134, 50.6492149970842 ], [ 3.080605477631287, 50.64926643695553 ], [ 3.080646812322705, 50.64930536654252 ], [ 3.080775934061792, 50.649426908133414 ], [ 3.080872076103498, 50.64951745668697 ], [ 3.080885279687389, 50.64952995793235 ], [ 3.080898766012223, 50.64954272821382 ], [ 3.080954576866523, 50.649595234982485 ], [ 3.081029048260802, 50.64966541742351 ], [ 3.081066369465501, 50.64970096624587 ], [ 3.081121474771701, 50.64975338364739 ], [ 3.081205402515364, 50.64983151977991 ], [ 3.081226197492257, 50.64985106962966 ], [ 3.081233081964067, 50.64985749952699 ], [ 3.081282306030691, 50.649903934995166 ], [ 3.081321350437801, 50.64988769331347 ], [ 3.081348475367368, 50.64987628747011 ], [ 3.081499066180645, 50.64981322674795 ], [ 3.081514229701655, 50.649806925981245 ], [ 3.081569156591876, 50.64978392530144 ], [ 3.081654847551326, 50.649748062494574 ], [ 3.081726348265629, 50.649718131844956 ], [ 3.083418915433494, 50.65077047070356 ], [ 3.083487163209826, 50.650812836189594 ], [ 3.083318323915428, 50.650911879443825 ], [ 3.083274798363485, 50.65094128068229 ], [ 3.083291580017674, 50.650974347755955 ], [ 3.083304456466199, 50.65100177277176 ], [ 3.083369186071105, 50.65112694415733 ], [ 3.083397607255637, 50.65118196287325 ], [ 3.083438418884966, 50.651260628825135 ], [ 3.083593978943498, 50.65156150448789 ], [ 3.083628642766493, 50.65162682110668 ], [ 3.083662208923484, 50.6517025662768 ], [ 3.083671604967249, 50.65172498605859 ], [ 3.083791759369606, 50.652013680433974 ], [ 3.083804230762143, 50.652043358110824 ], [ 3.083814973606644, 50.65206917811895 ], [ 3.083834063890668, 50.65211490586136 ], [ 3.083839931926131, 50.652129341112655 ], [ 3.083887225476933, 50.65224257935933 ], [ 3.083916211728313, 50.65230558436821 ], [ 3.083940352014729, 50.65235757253625 ], [ 3.083994764497096, 50.652456384635826 ], [ 3.084032611207273, 50.65252509108436 ], [ 3.084041347107704, 50.65254086150658 ], [ 3.084048313120393, 50.65255340247722 ], [ 3.084085140776759, 50.65262040452534 ], [ 3.084121812369162, 50.652686877194405 ], [ 3.084175063995835, 50.652783266968086 ], [ 3.084201980459536, 50.652832175078736 ], [ 3.084245539364566, 50.652914518059774 ], [ 3.084259876336317, 50.6529452533203 ], [ 3.084274213039378, 50.65297581807162 ], [ 3.08427713147989, 50.652982097903575 ], [ 3.084315765083086, 50.65306500057269 ], [ 3.084324268429856, 50.65308507864803 ], [ 3.084397239928943, 50.65323959751927 ], [ 3.084402213362676, 50.65325071294293 ], [ 3.084427561567761, 50.653306917909404 ], [ 3.084497429548833, 50.6534622643899 ], [ 3.084513978769186, 50.653498831198185 ], [ 3.084529853793244, 50.653537390691326 ], [ 3.084583927535083, 50.653668293646305 ], [ 3.084607144774371, 50.65372459870684 ], [ 3.084636244035941, 50.653794979966875 ], [ 3.084655790001576, 50.653842223763455 ], [ 3.084792004045838, 50.65417189856613 ], [ 3.084831990207654, 50.65426891610885 ], [ 3.08492498647189, 50.654492789725744 ], [ 3.084937615645795, 50.654523184992456 ], [ 3.084956047123406, 50.654562173376654 ], [ 3.085061192215451, 50.65484880259195 ], [ 3.085095753541338, 50.65494279045889 ], [ 3.085128840344335, 50.65503292947201 ], [ 3.085135478085117, 50.655051312628174 ], [ 3.085148326749985, 50.65508611392685 ], [ 3.085170933603376, 50.655147992029846 ], [ 3.085191752543199, 50.655204406190784 ], [ 3.085200758468092, 50.65522906950586 ], [ 3.085211370773091, 50.655301904078925 ], [ 3.085219267089649, 50.65535480031038 ], [ 3.085223223767536, 50.655382105434136 ], [ 3.085227822709054, 50.65541353814911 ], [ 3.085232108803611, 50.65544362497945 ], [ 3.085238734285941, 50.655487987811775 ], [ 3.08527067359771, 50.65565848951401 ], [ 3.085299495840237, 50.65604646869087 ], [ 3.08532794505854, 50.65614831275262 ], [ 3.085422649049031, 50.656426656213505 ], [ 3.08542712182009, 50.656450182890666 ], [ 3.085421989926163, 50.65652877148195 ], [ 3.08541891747072, 50.65654003592736 ], [ 3.085406908198444, 50.65655915874113 ], [ 3.085396011427534, 50.656576674447834 ], [ 3.085393661093802, 50.65658091177725 ], [ 3.08537730790147, 50.656610770440366 ], [ 3.08534720543402, 50.65666597206095 ], [ 3.085309264231331, 50.65673560919326 ], [ 3.085304451375327, 50.65674454159609 ], [ 3.085284509097782, 50.65678080114281 ], [ 3.085250564565896, 50.65684313069279 ], [ 3.085215493796587, 50.65690735450696 ], [ 3.08519391962398, 50.65694704320427 ], [ 3.085187318910491, 50.656958956182145 ], [ 3.085146069816124, 50.65703453626634 ], [ 3.085117613205203, 50.65708658680713 ], [ 3.085103142984105, 50.65711149049399 ], [ 3.085075610078526, 50.65715885597827 ], [ 3.085545731636903, 50.65705422874025 ], [ 3.085866560714258, 50.65699799189736 ], [ 3.086527351255022, 50.65689710572182 ], [ 3.086677214990966, 50.65689507183664 ], [ 3.087517771921461, 50.656868457961956 ], [ 3.08795213245294, 50.6567749206322 ], [ 3.088131955942062, 50.65672677347676 ], [ 3.088489529378446, 50.65662400064519 ], [ 3.088660617608978, 50.65658624181868 ], [ 3.088717261113083, 50.65657366473988 ], [ 3.088863399945742, 50.656541451413595 ], [ 3.090032910487364, 50.65614840174694 ], [ 3.090045437804921, 50.65600988830816 ], [ 3.090002179862475, 50.65574003619871 ], [ 3.089937424480373, 50.655471213594 ], [ 3.089927158299965, 50.65536691639238 ], [ 3.089931145191103, 50.655196910288375 ], [ 3.089997298428714, 50.65459214091136 ], [ 3.090086049619404, 50.65374317185688 ], [ 3.090111002358081, 50.65350461561014 ], [ 3.090186571892369, 50.65258066773943 ], [ 3.090168351893152, 50.652339064318795 ], [ 3.090125247316523, 50.65210606701483 ], [ 3.090035971183781, 50.6519048262994 ], [ 3.089851915767643, 50.651628406774435 ], [ 3.089780452977523, 50.6515441832746 ], [ 3.089658254090707, 50.651433487049076 ], [ 3.089736621845875, 50.65140872492431 ], [ 3.089762791460227, 50.65140046784619 ], [ 3.089900819791077, 50.65135670931331 ], [ 3.090030679918406, 50.6513157026015 ], [ 3.090229624026476, 50.651252686104726 ], [ 3.090300513457645, 50.65122984949455 ], [ 3.090495504907814, 50.65116703286602 ], [ 3.090712432703156, 50.65109716425576 ], [ 3.090838904145271, 50.651056356586054 ], [ 3.091084963213035, 50.65097757272508 ], [ 3.09110746876433, 50.65098839686434 ], [ 3.091173869395048, 50.6510203406073 ], [ 3.091182603494786, 50.65101848554235 ], [ 3.091253082177969, 50.65099529869383 ], [ 3.091459848103749, 50.65092709642318 ], [ 3.091550301935158, 50.650897307741985 ], [ 3.091729375275639, 50.65083827894941 ], [ 3.091858495777077, 50.650795745251145 ], [ 3.091967514060481, 50.65075999273468 ], [ 3.092010427364394, 50.65074597041038 ], [ 3.092009000413377, 50.650745262517674 ], [ 3.092042932344994, 50.650736774848646 ], [ 3.092178561495297, 50.65070301260683 ], [ 3.092188423725466, 50.650700609215974 ], [ 3.092287016820701, 50.65067607273869 ], [ 3.092298416771263, 50.65067321051988 ], [ 3.092329964301132, 50.65066537067491 ], [ 3.092436162018705, 50.65063897977018 ], [ 3.092474199515964, 50.650629483832695 ], [ 3.092548553224895, 50.65061094190747 ], [ 3.092610942683474, 50.65059544208792 ], [ 3.09273938977515, 50.65056352426154 ], [ 3.092763050440351, 50.6505577093554 ], [ 3.092838265119233, 50.65053924737801 ], [ 3.09291841790507, 50.65051959708551 ], [ 3.092997568758175, 50.65050011799786 ], [ 3.09307362986571, 50.65048148473547 ], [ 3.093160385322037, 50.650460160163206 ], [ 3.093207142024113, 50.65044862932233 ], [ 3.093256906137327, 50.65042997080795 ], [ 3.093533654308117, 50.650325905983536 ], [ 3.093737321525155, 50.65024927554552 ], [ 3.093765653863765, 50.65024334923085 ], [ 3.093825754841979, 50.650234877204866 ], [ 3.09394581540068, 50.65021783445757 ], [ 3.093955255858806, 50.65021642736372 ], [ 3.094036917205801, 50.65021141188259 ], [ 3.094189315975248, 50.65020208004626 ], [ 3.094254436290284, 50.65019816282584 ], [ 3.09431758046613, 50.650194247071944 ], [ 3.094495425872355, 50.65018331609898 ], [ 3.094559826263806, 50.650179399266044 ], [ 3.094699254459341, 50.65017086639486 ], [ 3.095171072676088, 50.65026915753935 ], [ 3.095883248091009, 50.65041940080294 ], [ 3.097073555768874, 50.65078097397615 ], [ 3.097415787820169, 50.65089232522498 ], [ 3.098194226771347, 50.651145677706836 ], [ 3.098467817693976, 50.651234268233814 ], [ 3.098521123401371, 50.65125145612273 ], [ 3.098658288861724, 50.65129704306446 ], [ 3.098702358139093, 50.65131168958281 ], [ 3.099116709546895, 50.6514494341991 ], [ 3.100115036319889, 50.65174784586765 ], [ 3.100435022788231, 50.65184584424006 ], [ 3.100537916830366, 50.65186936270471 ], [ 3.100735122697214, 50.65190225428566 ], [ 3.101499562076923, 50.652029476013745 ], [ 3.10221735210395, 50.65212175064361 ], [ 3.102711560812039, 50.65221214218046 ], [ 3.102963266898536, 50.65225700135375 ], [ 3.103094638518103, 50.65227556733505 ], [ 3.103176548215484, 50.652287174531985 ], [ 3.103247917876072, 50.652294079071574 ], [ 3.10331685524334, 50.65229884977445 ], [ 3.103377025511671, 50.65230304442444 ], [ 3.101931062076292, 50.65115841659261 ], [ 3.100908874683178, 50.65036522742326 ], [ 3.100494905118148, 50.65002135415882 ], [ 3.100640533038396, 50.64999399099616 ], [ 3.100407355851482, 50.649806173158645 ], [ 3.100274304527516, 50.64969906752859 ], [ 3.100081313961396, 50.64974408453393 ], [ 3.100063847577947, 50.64974815488368 ], [ 3.099720740072052, 50.64945803012377 ], [ 3.099255394330601, 50.64906450408759 ], [ 3.099023616850024, 50.64886589544574 ], [ 3.09894004292186, 50.648794339964425 ], [ 3.098825237065304, 50.64869609345099 ], [ 3.098802663437288, 50.64870837897339 ], [ 3.097952695776888, 50.64791882158379 ], [ 3.098018947719501, 50.64788891252625 ], [ 3.097392309086232, 50.647281024980806 ], [ 3.097302532631617, 50.64729832561371 ], [ 3.097239274624416, 50.647241470423346 ], [ 3.097305061897778, 50.64719052679939 ], [ 3.096393992665907, 50.64619081331363 ], [ 3.096349532309353, 50.646205035881735 ], [ 3.09629868225216, 50.64616248419991 ], [ 3.096240341849227, 50.646085280285504 ], [ 3.096127192801661, 50.64589543084327 ], [ 3.096135772113118, 50.64582066983636 ], [ 3.096169118268863, 50.645810575062036 ], [ 3.095554440764034, 50.64527721517603 ], [ 3.095228198517874, 50.64499407194196 ], [ 3.094925722537229, 50.644685961492556 ], [ 3.094577999762345, 50.64433165887618 ], [ 3.094242061079458, 50.64398942535182 ], [ 3.093894065198791, 50.64363486041973 ], [ 3.093846224584576, 50.64347075051775 ], [ 3.093804197894549, 50.6433060707949 ], [ 3.093769976121185, 50.64317162800703 ], [ 3.093758076858445, 50.64312532140768 ], [ 3.093744372154508, 50.643072007355705 ], [ 3.093731107183192, 50.64301986857989 ], [ 3.09371135938146, 50.64294241860889 ], [ 3.093718311104154, 50.642916478063086 ], [ 3.093732593103507, 50.6428632685069 ], [ 3.093745824127652, 50.64281409810741 ], [ 3.09375864954888, 50.64276691129726 ], [ 3.093775986079322, 50.64270189840407 ], [ 3.09378733915762, 50.64265984591201 ], [ 3.093807115477705, 50.64258636853174 ], [ 3.093835819663833, 50.64247966206185 ], [ 3.09387667470589, 50.64232748328958 ], [ 3.093893992774418, 50.64226030757859 ], [ 3.093507365186452, 50.64219858785934 ], [ 3.093352318470124, 50.6421825869195 ], [ 3.093189296925005, 50.64218120170658 ], [ 3.09318632247115, 50.642205838012835 ], [ 3.092736368112874, 50.64221880149946 ], [ 3.092228192945168, 50.641560862091964 ], [ 3.091308772126834, 50.640458767735886 ], [ 3.090564071889687, 50.63957556176395 ], [ 3.090136413788004, 50.639095591740464 ], [ 3.089596842873473, 50.638458032820715 ], [ 3.089033386071105, 50.637760019803046 ], [ 3.088569433264349, 50.63721515855429 ], [ 3.08732467036988, 50.6371938469661 ], [ 3.08662974748498, 50.63734193285753 ], [ 3.086128400000573, 50.63733948167568 ], [ 3.084868125980477, 50.63734294303157 ], [ 3.083905022104003, 50.63738493286555 ], [ 3.083286415304796, 50.63744719970049 ], [ 3.082673444354907, 50.637530755524224 ], [ 3.081987997591094, 50.6376080293619 ], [ 3.080976273505596, 50.63781755928039 ], [ 3.080239698668583, 50.63801300232199 ], [ 3.079912664353606, 50.63809699650024 ], [ 3.079564083577983, 50.63815643221786 ], [ </text:p>
            <text:p>3.07907452871896, 50.63800345639011 ], [ 3.078300347277375, 50.637708578585716 ], [ 3.077853912483563, 50.638174980103976 ], [ 3.077542934591147, 50.63849796809687 ], [ 3.076969510674201, 50.639087517325294 ], [ 3.076872519533743, 50.639208226557145 ], [ 3.076773544054388, 50.63931436282094 ], [ 3.076294021422839, 50.63981239413648 ], [ 3.07618096466047, 50.63992198457163 ], [ 3.075767724483237, 50.64036908909728 ], [ 3.075606120329395, 50.64053623303718 ], [ 3.0751161006024, 50.641042180503355 ], [ 3.074667704721947, 50.64161521842987 ], [ 3.074667704721947, 50.64161521842987 ] ] ], "type": "Polygon" } </text:p>
          </table:table-cell>
        </table:table-row>
        <table:table-row table:style-name="ro13">
          <table:table-cell office:value-type="string" calcext:value-type="string">
            <text:p>Lille </text:p>
          </table:table-cell>
          <table:table-cell office:value-type="string" calcext:value-type="string">
            <text:p>Lille-Centre 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50.6318733004, 3.06781800326 </text:p>
          </table:table-cell>
          <table:table-cell office:value-type="string" calcext:value-type="string">
            <text:p>{ "coordinates": [ [ [ 3.079588803656832, 50.62624088913093 ], [ 3.080095825992065, 50.62525338143739 ], [ 3.080303155965197, 50.62485354622783 ], [ 3.080432345581447, 50.62442290711969 ], [ 3.080435783435528, 50.62393555016491 ], [ 3.077996614294717, 50.62392175157463 ], [ 3.077605255455092, 50.623944405948315 ], [ 3.075050804383621, 50.62406743622986 ], [ 3.073932834387525, 50.624121531734396 ], [ 3.072682826633033, 50.62419552796667 ], [ 3.071192918175999, 50.624275482781414 ], [ 3.069789180477531, 50.62433804172618 ], [ 3.068817744753405, 50.624396800989274 ], [ 3.068675390722418, 50.624434724849465 ], [ 3.068408965217364, 50.6244374924863 ], [ 3.067948117296818, 50.624304502763785 ], [ 3.06663969305676, 50.62390282699017 ], [ 3.065878560905374, 50.62363360631991 ], [ 3.064184767698076, 50.62306924958868 ], [ 3.063237678946497, 50.62275288505042 ], [ 3.06202084288312, 50.62233600906721 ], [ 3.061224461603757, 50.62206584353 ], [ 3.061244926249393, 50.622836915573394 ], [ 3.061273451164501, 50.624259012666165 ], [ 3.061291969582758, 50.62501774339249 ], [ 3.061291831290891, 50.626060584234644 ], [ 3.058908871068045, 50.626022358404505 ], [ 3.057565720787514, 50.626010316721555 ], [ 3.056540007412317, 50.62598286886938 ], [ 3.056397029906089, 50.62598036723863 ], [ 3.056179790284844, 50.625969337522626 ], [ 3.057016807604825, 50.62694536695317 ], [ 3.057605954484711, 50.62763103186682 ], [ 3.058239995822557, 50.62848480651933 ], [ 3.058985863460439, 50.62902807477218 ], [ 3.058754695571327, 50.62914734557139 ], [ 3.058022798102304, 50.62953346028315 ], [ 3.057124783706275, 50.63002385680606 ], [ 3.05666951307459, 50.63026347333028 ], [ 3.056284264818123, 50.63046562451252 ], [ 3.055692444600636, 50.630780153841634 ], [ 3.054809922546325, 50.63124686051102 ], [ 3.053936233433585, 50.63171575544393 ], [ 3.052950185104187, 50.63222686205711 ], [ 3.052233874651038, 50.63259937405445 ], [ 3.051146327248439, 50.63316944240098 ], [ 3.050349525235227, 50.6335918192352 ], [ 3.049626196836457, 50.633969972054686 ], [ 3.048724282826658, 50.634446862652844 ], [ 3.04936223192949, 50.63509298142797 ], [ 3.050094616424488, 50.635796906217536 ], [ 3.050466982395406, 50.63614826742495 ], [ 3.050554621412829, 50.63622631660879 ], [ 3.050801980566152, 50.636479648039035 ], [ 3.051694086587573, 50.63735659132509 ], [ 3.051978787866296, 50.63762877722117 ], [ 3.054595644205332, 50.636862000356764 ], [ 3.055306370977447, 50.6370563906449 ], [ 3.056648191247287, 50.6362534984042 ], [ 3.057471597595801, 50.63678171131113 ], [ 3.058165295884549, 50.637251206995636 ], [ 3.058380602200157, 50.63736551831493 ], [ 3.058617351790564, 50.63749765987095 ], [ 3.059302625750608, 50.63834437470338 ], [ 3.059362714173734, 50.63858311375708 ], [ 3.059227415029517, 50.638624352023115 ], [ 3.059150094326959, 50.63864727310378 ], [ 3.059057886365725, 50.638503020735236 ], [ 3.059046981060079, 50.63848175705065 ], [ 3.058950395591046, 50.63851489981899 ], [ 3.058771274425495, 50.638576610605156 ], [ 3.058737898899348, 50.63858803261367 ], [ 3.058665914949364, 50.63861317647229 ], [ 3.058618473772392, 50.638628051187716 ], [ 3.058579820344093, 50.638639511541164 ], [ 3.058588916546585, 50.63865854153836 ], [ 3.05857132295951, 50.638662013881714 ], [ 3.058584083305252, 50.63868887663075 ], [ 3.058536487835807, 50.638692533630454 ], [ 3.058547607552502, 50.638728389307914 ], [ 3.058533496963816, 50.6387295985038 ], [ 3.058533634432731, 50.63873857264291 ], [ 3.058498400946376, 50.63874216098019 ], [ 3.058507863283104, 50.63878475706604 ], [ 3.058449655560832, 50.638788481851286 ], [ 3.058459514835684, 50.638856896531486 ], [ 3.058746226413867, 50.63902352879611 ], [ 3.058963351952463, 50.639141203273546 ], [ 3.058907504306517, 50.63918419824201 ], [ 3.058957352706816, 50.63921195869983 ], [ 3.058987002624499, 50.63918820786511 ], [ 3.059051085236561, 50.63922373317742 ], [ 3.059141843775219, 50.6391547142974 ], [ 3.059164621446666, 50.63914334211113 ], [ 3.059125417421853, 50.63911888814505 ], [ 3.059071949748214, 50.63908553854662 ], [ 3.059115694762115, 50.63905944767843 ], [ 3.059087135228981, 50.639038300108886 ], [ 3.059053223308179, 50.639013807701076 ], [ 3.059112644931221, 50.63897415833158 ], [ 3.059154228512704, 50.63892226764571 ], [ 3.059205044752719, 50.63889725924915 ], [ 3.059230213880614, 50.63892741851154 ], [ 3.059259940680697, 50.638909276440884 ], [ 3.059263575397718, 50.63891598740898 ], [ 3.059323349167531, 50.63889991299319 ], [ 3.059337428909808, 50.638896460172155 ], [ 3.059421805873024, 50.63887349073581 ], [ 3.059429030365377, 50.638884678108255 ], [ 3.059508160293892, 50.638863990571366 ], [ 3.059526075516348, 50.63888184064649 ], [ 3.059576061614169, 50.63891857500395 ], [ 3.059777378736334, 50.63880734172819 ], [ 3.059771381497411, 50.63876023004761 ], [ 3.059815189004425, 50.638739756741735 ], [ 3.059839730333933, 50.638728383574886 ], [ 3.059851985545455, 50.63872157522148 ], [ 3.05988965658888, 50.63864388531583 ], [ 3.060157630937294, 50.63862204717321 ], [ 3.060209811154019, 50.63857009712658 ], [ 3.060257712865649, 50.63858664027413 ], [ 3.060284216282819, 50.63858760559791 ], [ 3.060312469561364, 50.63858855211769 ], [ 3.060316028446314, 50.63859077599208 ], [ 3.060333789260542, 50.63859740827571 ], [ 3.060373929273962, 50.638566849541824 ], [ 3.06039350179164, 50.63857795009091 ], [ 3.060398854235389, 50.63858128589213 ], [ 3.060436080708118, 50.638592288103624 ], [ 3.06046758496863, 50.63857413589522 ], [ 3.060494105187203, 50.63857733574338 ], [ 3.06049749398155, 50.63856722016192 ], [ 3.060524014198377, 50.63857042000374 ], [ 3.060512188066556, 50.638605290558026 ], [ 3.060522802896381, 50.638607475090765 ], [ 3.060558202208685, 50.63861286927728 ], [ 3.060534367078365, 50.63867138374396 ], [ 3.060550287993179, 50.63867353876461 ], [ 3.060574108983185, 50.63861501532775 ], [ 3.060580887885896, 50.63859589696222 ], [ 3.060582483092957, 50.63858466047803 ], [ 3.060654618023487, 50.63856850758779 ], [ 3.060695034905494, 50.63855703675081 ], [ 3.060716108500306, 50.638549048378415 ], [ 3.060770452903803, 50.638525141429064 ], [ 3.060779240499553, 50.6385217179551 ], [ 3.06083711144393, 50.63849666952498 ], [ 3.060880120924054, 50.638540182322785 ], [ 3.060990677727915, 50.638496854441236 ], [ 3.060951273513221, 50.6384589308407 ], [ 3.060913602378864, 50.638418744874876 ], [ 3.060932882330022, 50.6384096535163 ], [ 3.061008269006321, 50.63837551450614 ], [ 3.061052934177373, 50.63841116503184 ], [ 3.061107261429175, 50.6383850143863 ], [ 3.061159151480684, 50.638431843180975 ], [ 3.061169902874729, 50.63844188002374 ], [ 3.061220733115207, 50.638418001527135 ], [ 3.061327902206497, 50.63850153441283 ], [ 3.061275292481895, 50.63852431000106 ], [ 3.061206899763095, 50.63855391374417 ], [ 3.061317457743705, 50.6386273220479 ], [ 3.061334852590065, 50.638611500906315 ], [ 3.061492695936634, 50.63854318297279 ], [ 3.061447892346808, 50.63849855847328 ], [ 3.061558403471999, 50.63845297757971 ], [ 3.06159788421546, 50.63849539702807 ], [ 3.061659267178096, 50.6384691977727 ], [ 3.061567956512305, 50.63838332401219 ], [ 3.061674939326892, 50.638337762704836 ], [ 3.061880145147524, 50.638250081292604 ], [ 3.061930256312478, 50.63829579785913 ], [ 3.061961806335018, 50.638281010569294 ], [ 3.061931343988878, 50.63825089036822 ], [ 3.061987311991657, 50.6382168771039 ], [ 3.061969335520016, 50.63819565309314 ], [ 3.062028769369832, 50.63815712404898 ], [ 3.062065564671335, 50.63813893288289 ], [ 3.062105825892963, 50.638116243891474 ], [ 3.06207887598086, 50.63808497326312 ], [ 3.062091130731756, 50.638078164682256 ], [ 3.06205341386299, 50.63803573550883 ], [ 3.062063951148127, 50.63803231106695 ], [ 3.062162235582965, 50.63799465994564 ], [ 3.062246193946052, 50.637943635372984 ], [ 3.06235492366221, 50.6378969418225 ], [ 3.062402285501558, 50.63787644784345 ], [ 3.062496595913965, 50.63780964121685 ], [ 3.062610560770894, 50.637876298125114 ], [ 3.062629593409645, 50.63785036201704 ], [ 3.062652046749335, 50.63781766659415 ], [ 3.062679669238831, 50.63777709816809 ], [ 3.062690051282849, 50.63776243803029 ], [ 3.062747105150672, 50.637683507889534 ], [ 3.062747075525557, 50.637682386127224 ], [ 3.062811045360125, 50.637593311584645 ], [ 3.062852546397651, 50.637535810706055 ], [ 3.062848588257982, 50.637507768270964 ], [ 3.062889048929759, 50.63749854023418 ], [ 3.062963085165435, 50.63749247203697 ], [ 3.06294234956569, 50.637521792354384 ], [ 3.062874867674916, 50.63761200847851 ], [ 3.063099999499071, 50.63767461508777 ], [ 3.063137927208883, 50.637614881355894 ], [ 3.063079458730085, 50.63760065103873 ], [ 3.063101880622591, 50.637565711983264 ], [ 3.063108967451952, 50.637567916039565 ], [ 3.06316036460097, 50.63758107303437 ], [ 3.063210332122003, 50.63750106935712 ], [ 3.063269108207062, 50.637535500427965 ], [ 3.063184664816861, 50.63767072209316 ], [ 3.063076081588393, 50.63784426686861 ], [ 3.063053689174368, 50.63788031869274 ], [ 3.062976086015476, 50.63800203048093 ], [ 3.062800324532886, 50.63828486102755 ], [ 3.062918078411155, 50.63836721158308 ], [ 3.063097024407188, 50.63829427711934 ], [ 3.063028888691025, 50.63822397186174 ], [ 3.063083323358885, 50.63820567272417 ], [ 3.06313953607863, 50.638187372658095 ], [ 3.063197498602062, 50.63816905372705 ], [ 3.063237897644425, 50.63815533851123 ], [ 3.063219782361473, 50.638125140537674 ], [ 3.063260227937464, 50.638114790619696 ], [ 3.063315532883859, 50.638037000874725 ], [ 3.063427179143567, 50.63806549984071 ], [ 3.063491964311245, 50.638030305761944 ], [ 3.063532687906135, 50.63803903478983 ], [ 3.063540968351983, 50.63800306190375 ], [ 3.063638303869858, 50.63801930025367 ], [ 3.063638274236008, 50.63801818746634 ], [ 3.063640053731876, 50.63801929935682 ], [ 3.063818773035446, 50.63804738665913 ], [ 3.0645063876288, 50.63741230286532 ], [ 3.065845453313382, 50.638993600919605 ], [ 3.067943998496485, 50.63955318719869 ], [ 3.069400853391761, 50.63993597433241 ], [ 3.069980404044406, 50.640087303867816 ], [ 3.070311390833936, 50.6403759959109 ], [ 3.071090650052805, 50.64158015577428 ], [ 3.071453392350892, 50.64209652737455 ], [ 3.072541490223991, 50.6432909036514 ], [ 3.072631785977702, 50.64325116720213 ], [ 3.072784956469177, 50.64318243427926 ], [ 3.07285049478487, 50.64315075300821 ], [ 3.073157679455549, 50.643002588723476 ], [ 3.073555077078152, 50.64283750781325 ], [ 3.073840872450022, 50.64267706881973 ], [ 3.074145517770392, 50.64243795042649 ], [ 3.074268256447206, 50.64230270832489 ], [ 3.074396276520767, 50.642150986352775 ], [ 3.074421223176271, 50.642109483861084 ], [ 3.074553025590509, 50.64189192495596 ], [ 3.074590641808812, 50.641800536401085 ], [ 3.074667704721947, 50.64161521842987 ], [ 3.0751161006024, 50.641042180503355 ], [ 3.075606120329395, 50.64053623303718 ], [ 3.075767724483237, 50.64036908909728 ], [ 3.07618096466047, 50.63992198457163 ], [ 3.076294021422839, 50.63981239413648 ], [ 3.076773544054388, 50.63931436282094 ], [ 3.076872519533743, 50.639208226557145 ], [ 3.076969510674201, 50.639087517325294 ], [ 3.077542934591147, 50.63849796809687 ], [ 3.077853912483563, 50.638174980103976 ], [ 3.078300347277375, 50.637708578585716 ], [ 3.077321595047908, 50.637310574946056 ], [ 3.076678191747942, 50.63587885670481 ], [ 3.07649231125163, 50.635271594286806 ], [ 3.076347192900295, 50.634445181458325 ], [ 3.07722198179744, 50.634172567676345 ], [ 3.078042118157925, 50.633904765266486 ], [ 3.078650903098544, 50.63366746931099 ], [ 3.079850160160361, 50.632921336160955 ], [ 3.081750399517412, 50.63140183749168 ], [ 3.08290774799614, 50.63012495873268 ], [ 3.083060403968023, 50.62972662110372 ], [ 3.083300066676799, 50.62788862380752 ], [ 3.083116023664424, 50.62762935250299 ], [ 3.083050987685759, 50.62751351019345 ], [ 3.083349547135013, 50.62697912037274 ], [ 3.079588803656832, 50.62624088913093 ] ] ], "type": "Polygon" }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9:36:37.603663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7:29:12.050073998</meta:creation-date>
    <dc:date>2025-10-01T18:49:01.424354857</dc:date>
    <meta:editing-duration>PT58M6S</meta:editing-duration>
    <meta:editing-cycles>2</meta:editing-cycles>
    <meta:generator>LibreOffice/24.2.7.2$Linux_X86_64 LibreOffice_project/420$Build-2</meta:generator>
    <meta:document-statistic meta:table-count="1" meta:cell-count="91" meta:object-count="0"/>
  </office:meta>
</office:document-meta>
</file>